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anklin Gothic Book" svg:font-family="'Franklin Gothic Book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30303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03030" style:diagonal-bl-tr="none" style:diagonal-tl-br="none" style:text-align-source="fix" style:repeat-content="false" fo:wrap-option="no-wrap" fo:border-left="none" style:direction="ltr" fo:padding="0.028in" fo:border-right="0.74pt solid #303030" style:rotation-angle="0" style:rotation-align="none" style:shrink-to-fit="false" fo:border-top="0.74pt solid #303030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19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20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2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4" style:family="table-cell" style:parent-style-name="Default" style:data-style-name="N144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44">
      <style:table-cell-properties fo:border-bottom="0.74pt solid #303030" style:diagonal-bl-tr="none" style:diagonal-tl-br="none" fo:border-left="none" fo:padding="0.028in" fo:border-right="none" style:rotation-align="none" fo:border-top="0.74pt solid #30303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2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8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29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30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1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2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44">
      <style:table-cell-properties fo:border-bottom="0.74pt solid #303030" style:diagonal-bl-tr="none" style:diagonal-tl-br="none" fo:border-left="none" fo:padding="0.028in" fo:border-right="0.74pt solid #303030" style:rotation-align="none" fo:border-top="0.74pt solid #30303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3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3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44">
      <style:table-cell-properties style:glyph-orientation-vertical="0" fo:border-bottom="0.74pt solid #30303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03030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40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41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42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4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44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45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46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47" style:family="table-cell" style:parent-style-name="Default" style:data-style-name="N14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44">
      <style:table-cell-properties style:diagonal-bl-tr="none" style:diagonal-tl-br="none" fo:border="0.74pt solid #30303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50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51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52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1pt" fo:font-style="normal" fo:text-shadow="none" style:text-underline-style="none" fo:font-weight="normal" style:font-size-asian="11pt" style:font-style-asian="normal" style:font-weight-asian="normal" style:font-name-complex="Franklin Gothic Book" style:font-size-complex="11pt" style:font-style-complex="normal" style:font-weight-complex="normal"/>
    </style:style>
    <style:style style:name="ce53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54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55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56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57" style:family="table-cell" style:parent-style-name="Default">
      <style:table-cell-properties fo:background-color="transparent" style:rotation-align="none"/>
    </style:style>
    <style:style style:name="ce5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0.74pt solid #30303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30303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0303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4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60">
      <style:table-cell-properties fo:border-bottom="0.74pt solid #303030" style:diagonal-bl-tr="none" style:diagonal-tl-br="none" fo:background-color="transparent" fo:border-left="0.74pt solid #303030" fo:padding="0.028in" fo:border-right="none" style:rotation-align="none" fo:border-top="0.74pt solid #30303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 style:data-style-name="N160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72" style:family="table-cell" style:parent-style-name="Default" style:data-style-name="N3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3" style:family="table-cell" style:parent-style-name="Default" style:data-style-name="N1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75" style:family="table-cell" style:parent-style-name="Default" style:data-style-name="N1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7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44">
      <style:table-cell-properties style:diagonal-bl-tr="none" style:diagonal-tl-br="none" fo:background-color="transparent" fo:border="0.74pt solid #000000" style:rotation-align="none"/>
    </style:style>
    <style:style style:name="ce79" style:family="table-cell" style:parent-style-name="Default" style:data-style-name="N144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</style:style>
    <style:style style:name="ce80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81" style:family="table-cell" style:parent-style-name="Default" style:data-style-name="N144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82" style:family="table-cell" style:parent-style-name="Default" style:data-style-name="N144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44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60">
      <style:table-cell-properties style:diagonal-bl-tr="none" style:diagonal-tl-br="none" fo:background-color="transparent" fo:border="0.74pt solid #303030" fo:padding="0.028in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 style:data-style-name="N16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44"/>
  </office:automatic-styles>
  <office:body>
    <office:spreadsheet>
      <table:calculation-settings table:automatic-find-labels="false" table:use-regular-expressions="false" table:use-wildcards="true"/>
      <table:table table:name="Primärenergie_Data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3" office:value-type="string" calcext:value-type="string" table:number-columns-spanned="1" table:number-rows-spanned="2">
            <text:p>Energiebilanz der Bundesrepublik 2020</text:p>
          </table:table-cell>
          <table:table-cell table:style-name="ce12" office:value-type="string" calcext:value-type="string">
            <text:p>Zeile</text:p>
          </table:table-cell>
          <table:table-cell table:style-name="ce18" office:value-type="string" calcext:value-type="string" table:number-columns-spanned="4" table:number-rows-spanned="2">
            <text:p>Steinkohlen</text:p>
          </table:table-cell>
          <table:covered-table-cell table:number-columns-repeated="2" table:style-name="ce26"/>
          <table:covered-table-cell table:style-name="ce28"/>
          <table:table-cell table:style-name="ce35" office:value-type="string" calcext:value-type="string" table:number-columns-spanned="4" table:number-rows-spanned="2">
            <text:p>Braunkohlen</text:p>
          </table:table-cell>
          <table:covered-table-cell table:number-columns-repeated="2" table:style-name="ce26"/>
          <table:covered-table-cell table:style-name="ce28"/>
          <table:table-cell table:style-name="ce35" office:value-type="string" calcext:value-type="string" table:number-columns-spanned="11" table:number-rows-spanned="2">
            <text:p>Mineralöle</text:p>
          </table:table-cell>
          <table:covered-table-cell table:number-columns-repeated="9" table:style-name="ce26"/>
          <table:covered-table-cell table:style-name="ce28"/>
          <table:table-cell table:style-name="ce35" office:value-type="string" calcext:value-type="string" table:number-columns-spanned="4" table:number-rows-spanned="2">
            <text:p>Gase</text:p>
          </table:table-cell>
          <table:covered-table-cell table:number-columns-repeated="2" table:style-name="ce26"/>
          <table:covered-table-cell table:style-name="ce28"/>
          <table:table-cell table:style-name="ce35" office:value-type="string" calcext:value-type="string" table:number-columns-spanned="3" table:number-rows-spanned="2">
            <text:p>Erneuerbare Energien</text:p>
          </table:table-cell>
          <table:covered-table-cell table:style-name="ce26"/>
          <table:covered-table-cell table:style-name="ce28"/>
          <table:table-cell table:style-name="ce42" office:value-type="string" calcext:value-type="string" table:number-columns-spanned="4" table:number-rows-spanned="2">
            <text:p>Elektrischer Strom und sonstige Energieträger</text:p>
          </table:table-cell>
          <table:covered-table-cell table:number-columns-repeated="2" table:style-name="ce49"/>
          <table:covered-table-cell table:style-name="ce51"/>
          <table:table-cell table:style-name="ce35" office:value-type="string" calcext:value-type="string" table:number-columns-spanned="3" table:number-rows-spanned="2">
            <text:p>Energieträger insgesamt</text:p>
          </table:table-cell>
          <table:covered-table-cell table:style-name="ce26"/>
          <table:covered-table-cell table:style-name="ce28"/>
          <table:table-cell table:number-columns-repeated="988"/>
        </table:table-row>
        <table:table-row table:style-name="ro1">
          <table:table-cell/>
          <table:covered-table-cell table:style-name="ce4"/>
          <table:table-cell table:style-name="ce13"/>
          <table:covered-table-cell table:number-columns-repeated="3" table:style-name="ce19"/>
          <table:covered-table-cell table:style-name="ce29"/>
          <table:covered-table-cell table:style-name="ce36"/>
          <table:covered-table-cell table:number-columns-repeated="2" table:style-name="ce19"/>
          <table:covered-table-cell table:style-name="ce29"/>
          <table:covered-table-cell table:style-name="ce36"/>
          <table:covered-table-cell table:number-columns-repeated="9" table:style-name="ce19"/>
          <table:covered-table-cell table:style-name="ce29"/>
          <table:covered-table-cell table:style-name="ce36"/>
          <table:covered-table-cell table:number-columns-repeated="2" table:style-name="ce19"/>
          <table:covered-table-cell table:style-name="ce29"/>
          <table:covered-table-cell table:style-name="ce36"/>
          <table:covered-table-cell table:style-name="ce19"/>
          <table:covered-table-cell table:style-name="ce29"/>
          <table:covered-table-cell table:style-name="ce43"/>
          <table:covered-table-cell table:number-columns-repeated="2" table:style-name="ce50"/>
          <table:covered-table-cell table:style-name="ce52"/>
          <table:covered-table-cell table:style-name="ce36"/>
          <table:covered-table-cell table:style-name="ce19"/>
          <table:covered-table-cell table:style-name="ce29"/>
          <table:table-cell table:number-columns-repeated="988"/>
        </table:table-row>
        <table:table-row table:style-name="ro1">
          <table:table-cell/>
          <table:table-cell table:style-name="ce5"/>
          <table:table-cell table:style-name="ce14"/>
          <table:table-cell table:style-name="ce20" office:value-type="string" calcext:value-type="string">
            <text:p>TJ</text:p>
          </table:table-cell>
          <table:table-cell table:number-columns-repeated="31" table:style-name="ce27" office:value-type="string" calcext:value-type="string">
            <text:p>TJ</text:p>
          </table:table-cell>
          <table:table-cell table:style-name="ce55" office:value-type="string" calcext:value-type="string">
            <text:p>TJ</text:p>
          </table:table-cell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T Joule</text:p>
          </table:table-cell>
          <table:table-cell table:style-name="ce13"/>
          <table:table-cell table:style-name="ce21" office:value-type="string" calcext:value-type="string">
            <text:p>Kohle</text:p>
          </table:table-cell>
          <table:table-cell table:style-name="ce21" office:value-type="string" calcext:value-type="string">
            <text:p>Briketts</text:p>
          </table:table-cell>
          <table:table-cell table:style-name="ce21" office:value-type="string" calcext:value-type="string">
            <text:p>Koks</text:p>
          </table:table-cell>
          <table:table-cell table:style-name="ce30" office:value-type="string" calcext:value-type="string">
            <text:p>Andere</text:p>
          </table:table-cell>
          <table:table-cell table:style-name="ce21" office:value-type="string" calcext:value-type="string">
            <text:p>Kohle</text:p>
          </table:table-cell>
          <table:table-cell table:style-name="ce21" office:value-type="string" calcext:value-type="string">
            <text:p>Briketts</text:p>
          </table:table-cell>
          <table:table-cell table:style-name="ce21" office:value-type="string" calcext:value-type="string">
            <text:p>Andere</text:p>
          </table:table-cell>
          <table:table-cell table:style-name="ce30" office:value-type="string" calcext:value-type="string">
            <text:p>Hart-</text:p>
          </table:table-cell>
          <table:table-cell table:style-name="ce21" office:value-type="string" calcext:value-type="string">
            <text:p>Erdöl</text:p>
          </table:table-cell>
          <table:table-cell table:style-name="ce21" office:value-type="string" calcext:value-type="string">
            <text:p>Otto-</text:p>
          </table:table-cell>
          <table:table-cell table:style-name="ce21" office:value-type="string" calcext:value-type="string">
            <text:p>Roh-</text:p>
          </table:table-cell>
          <table:table-cell table:style-name="ce21" office:value-type="string" calcext:value-type="string">
            <text:p>Flugturbinen-</text:p>
          </table:table-cell>
          <table:table-cell table:style-name="ce21" office:value-type="string" calcext:value-type="string">
            <text:p>Diesel-</text:p>
          </table:table-cell>
          <table:table-cell table:number-columns-repeated="2" table:style-name="ce21" office:value-type="string" calcext:value-type="string">
            <text:p>Heizöl</text:p>
          </table:table-cell>
          <table:table-cell table:style-name="ce21" office:value-type="string" calcext:value-type="string">
            <text:p>Petrol-</text:p>
          </table:table-cell>
          <table:table-cell table:style-name="ce21" office:value-type="string" calcext:value-type="string">
            <text:p>Flüssig-</text:p>
          </table:table-cell>
          <table:table-cell table:style-name="ce21" office:value-type="string" calcext:value-type="string">
            <text:p>Raffinerie-</text:p>
          </table:table-cell>
          <table:table-cell table:style-name="ce30" office:value-type="string" calcext:value-type="string">
            <text:p>Andere</text:p>
          </table:table-cell>
          <table:table-cell table:style-name="ce21" office:value-type="string" calcext:value-type="string">
            <text:p>Kokereigas</text:p>
          </table:table-cell>
          <table:table-cell table:style-name="ce21" office:value-type="string" calcext:value-type="string">
            <text:p>Gichtgas</text:p>
          </table:table-cell>
          <table:table-cell table:style-name="ce39" office:value-type="string" calcext:value-type="string" table:number-columns-spanned="2" table:number-rows-spanned="1">
            <text:p>Naturgase</text:p>
          </table:table-cell>
          <table:covered-table-cell table:style-name="ce39"/>
          <table:table-cell table:style-name="ce21" office:value-type="string" calcext:value-type="string">
            <text:p>Wasserkraft</text:p>
          </table:table-cell>
          <table:table-cell table:style-name="ce21" office:value-type="string" calcext:value-type="string">
            <text:p>Biomasse</text:p>
          </table:table-cell>
          <table:table-cell table:style-name="ce21" office:value-type="string" calcext:value-type="string">
            <text:p>Solarthermie</text:p>
          </table:table-cell>
          <table:table-cell table:style-name="ce44" office:value-type="string" calcext:value-type="string">
            <text:p>Fossile</text:p>
          </table:table-cell>
          <table:table-cell table:style-name="ce21" office:value-type="string" calcext:value-type="string">
            <text:p>Strom</text:p>
          </table:table-cell>
          <table:table-cell table:style-name="ce21" office:value-type="string" calcext:value-type="string">
            <text:p>Kernenergie</text:p>
          </table:table-cell>
          <table:table-cell table:style-name="ce21" office:value-type="string" calcext:value-type="string">
            <text:p>Fernwärme</text:p>
          </table:table-cell>
          <table:table-cell table:style-name="ce53" office:value-type="string" calcext:value-type="string">
            <text:p>Primär-</text:p>
          </table:table-cell>
          <table:table-cell table:style-name="ce21" office:value-type="string" calcext:value-type="string">
            <text:p>Sekundär-</text:p>
          </table:table-cell>
          <table:table-cell table:style-name="ce30" office:value-type="string" calcext:value-type="string">
            <text:p>Summe</text:p>
          </table:table-cell>
          <table:table-cell table:number-columns-repeated="988"/>
        </table:table-row>
        <table:table-row table:style-name="ro1">
          <table:table-cell/>
          <table:table-cell table:style-name="ce6"/>
          <table:table-cell table:style-name="ce13"/>
          <table:table-cell table:style-name="ce21" table:number-columns-repeated="3"/>
          <table:table-cell table:style-name="ce30" office:value-type="string" calcext:value-type="string">
            <text:p>Steinkohlen-</text:p>
          </table:table-cell>
          <table:table-cell table:style-name="ce21" table:number-columns-repeated="2"/>
          <table:table-cell table:style-name="ce21" office:value-type="string" calcext:value-type="string">
            <text:p>Braunkohlen-</text:p>
          </table:table-cell>
          <table:table-cell table:style-name="ce30" office:value-type="string" calcext:value-type="string">
            <text:p>braunkohle</text:p>
          </table:table-cell>
          <table:table-cell table:style-name="ce21" office:value-type="string" calcext:value-type="string">
            <text:p>(roh)</text:p>
          </table:table-cell>
          <table:table-cell table:style-name="ce21" office:value-type="string" calcext:value-type="string">
            <text:p>kraftstoff</text:p>
          </table:table-cell>
          <table:table-cell table:style-name="ce21" office:value-type="string" calcext:value-type="string">
            <text:p>benzin</text:p>
          </table:table-cell>
          <table:table-cell table:number-columns-repeated="2" table:style-name="ce21" office:value-type="string" calcext:value-type="string">
            <text:p>kraftstoff</text:p>
          </table:table-cell>
          <table:table-cell table:style-name="ce21" office:value-type="string" calcext:value-type="string">
            <text:p>leicht</text:p>
          </table:table-cell>
          <table:table-cell table:style-name="ce21" office:value-type="string" calcext:value-type="string">
            <text:p>schwer</text:p>
          </table:table-cell>
          <table:table-cell table:style-name="ce21" office:value-type="string" calcext:value-type="string">
            <text:p>koks</text:p>
          </table:table-cell>
          <table:table-cell table:number-columns-repeated="2" table:style-name="ce21" office:value-type="string" calcext:value-type="string">
            <text:p>gas</text:p>
          </table:table-cell>
          <table:table-cell table:style-name="ce30" office:value-type="string" calcext:value-type="string">
            <text:p>Mineralöl-</text:p>
          </table:table-cell>
          <table:table-cell table:style-name="ce21" office:value-type="string" calcext:value-type="string">
            <text:p>Stadtgas</text:p>
          </table:table-cell>
          <table:table-cell table:style-name="ce21" office:value-type="string" calcext:value-type="string">
            <text:p>Konvertergas</text:p>
          </table:table-cell>
          <table:table-cell table:style-name="ce21" office:value-type="string" calcext:value-type="string">
            <text:p>Erdgas</text:p>
          </table:table-cell>
          <table:table-cell table:style-name="ce30" office:value-type="string" calcext:value-type="string">
            <text:p>Grubengas</text:p>
          </table:table-cell>
          <table:table-cell table:style-name="ce21" office:value-type="string" calcext:value-type="string">
            <text:p>Windenergie</text:p>
          </table:table-cell>
          <table:table-cell table:style-name="ce21" office:value-type="string" calcext:value-type="string">
            <text:p>erneuerbare</text:p>
          </table:table-cell>
          <table:table-cell table:style-name="ce21" office:value-type="string" calcext:value-type="string">
            <text:p>Geothermie</text:p>
          </table:table-cell>
          <table:table-cell table:style-name="ce45" office:value-type="string" calcext:value-type="string">
            <text:p>Abfälle</text:p>
          </table:table-cell>
          <table:table-cell table:style-name="ce21" table:number-columns-repeated="3"/>
          <table:table-cell table:style-name="ce53" office:value-type="string" calcext:value-type="string">
            <text:p>energie-</text:p>
          </table:table-cell>
          <table:table-cell table:style-name="ce21" office:value-type="string" calcext:value-type="string">
            <text:p>energie-</text:p>
          </table:table-cell>
          <table:table-cell table:style-name="ce30"/>
          <table:table-cell table:number-columns-repeated="988"/>
        </table:table-row>
        <table:table-row table:style-name="ro1">
          <table:table-cell/>
          <table:table-cell table:style-name="ce7"/>
          <table:table-cell table:style-name="ce14" office:value-type="string" calcext:value-type="string">
            <text:p>d</text:p>
          </table:table-cell>
          <table:table-cell table:style-name="ce21" table:number-columns-repeated="3"/>
          <table:table-cell table:style-name="ce30" office:value-type="string" calcext:value-type="string">
            <text:p>produkte</text:p>
          </table:table-cell>
          <table:table-cell table:style-name="ce21" table:number-columns-repeated="2"/>
          <table:table-cell table:style-name="ce21" office:value-type="string" calcext:value-type="string">
            <text:p>produkte</text:p>
          </table:table-cell>
          <table:table-cell table:style-name="ce30"/>
          <table:table-cell table:style-name="ce21" table:number-columns-repeated="10"/>
          <table:table-cell table:style-name="ce30" office:value-type="string" calcext:value-type="string">
            <text:p>produkte</text:p>
          </table:table-cell>
          <table:table-cell table:style-name="ce21" table:number-columns-repeated="2"/>
          <table:table-cell table:style-name="ce21" office:value-type="string" calcext:value-type="string">
            <text:p>Erdölgas</text:p>
          </table:table-cell>
          <table:table-cell table:style-name="ce30"/>
          <table:table-cell table:style-name="ce21" office:value-type="string" calcext:value-type="string">
            <text:p>Photovoltaik</text:p>
          </table:table-cell>
          <table:table-cell table:style-name="ce41" office:value-type="string" calcext:value-type="string">
            <text:p>Abfälle</text:p>
          </table:table-cell>
          <table:table-cell table:style-name="ce21" office:value-type="string" calcext:value-type="string">
            <text:p>Umweltwärme</text:p>
          </table:table-cell>
          <table:table-cell table:style-name="ce45" office:value-type="string" calcext:value-type="string">
            <text:p>Sonstige</text:p>
          </table:table-cell>
          <table:table-cell table:style-name="ce21" table:number-columns-repeated="3"/>
          <table:table-cell table:style-name="ce53" office:value-type="string" calcext:value-type="string">
            <text:p>träger</text:p>
          </table:table-cell>
          <table:table-cell table:style-name="ce21" office:value-type="string" calcext:value-type="string">
            <text:p>träger</text:p>
          </table:table-cell>
          <table:table-cell table:style-name="ce30"/>
          <table:table-cell table:number-columns-repeated="988"/>
        </table:table-row>
        <table:table-row table:style-name="ro1">
          <table:table-cell/>
          <table:table-cell table:style-name="ce8" office:value-type="string" calcext:value-type="string">
            <text:p>Stand: 11.02.2022 (endgültige Daten)</text:p>
          </table:table-cell>
          <table:table-cell table:style-name="ce14" office:value-type="float" office:value="2020" calcext:value-type="float">
            <text:p>2020</text:p>
          </table:table-cell>
          <table:table-cell table:style-name="ce22"/>
          <table:table-cell table:style-name="ce22" office:value-type="float" office:value="102" calcext:value-type="float">
            <text:p><text:s text:c="2"/>102</text:p>
          </table:table-cell>
          <table:table-cell table:style-name="ce22" office:value-type="float" office:value="103" calcext:value-type="float">
            <text:p><text:s text:c="2"/>103</text:p>
          </table:table-cell>
          <table:table-cell table:style-name="ce31" office:value-type="float" office:value="104" calcext:value-type="float">
            <text:p><text:s text:c="2"/>104</text:p>
          </table:table-cell>
          <table:table-cell table:style-name="ce22" office:value-type="float" office:value="201" calcext:value-type="float">
            <text:p><text:s text:c="2"/>201</text:p>
          </table:table-cell>
          <table:table-cell table:style-name="ce22" office:value-type="float" office:value="202" calcext:value-type="float">
            <text:p><text:s text:c="2"/>202</text:p>
          </table:table-cell>
          <table:table-cell table:style-name="ce22" office:value-type="float" office:value="203" calcext:value-type="float">
            <text:p><text:s text:c="2"/>203</text:p>
          </table:table-cell>
          <table:table-cell table:style-name="ce31" office:value-type="float" office:value="204" calcext:value-type="float">
            <text:p><text:s text:c="2"/>204</text:p>
          </table:table-cell>
          <table:table-cell table:style-name="ce22" office:value-type="float" office:value="301" calcext:value-type="float">
            <text:p><text:s text:c="2"/>301</text:p>
          </table:table-cell>
          <table:table-cell table:style-name="ce22" office:value-type="float" office:value="302" calcext:value-type="float">
            <text:p><text:s text:c="2"/>302</text:p>
          </table:table-cell>
          <table:table-cell table:style-name="ce22" office:value-type="float" office:value="303" calcext:value-type="float">
            <text:p><text:s text:c="2"/>303</text:p>
          </table:table-cell>
          <table:table-cell table:style-name="ce22" office:value-type="float" office:value="304" calcext:value-type="float">
            <text:p><text:s text:c="2"/>304</text:p>
          </table:table-cell>
          <table:table-cell table:style-name="ce22" office:value-type="float" office:value="305" calcext:value-type="float">
            <text:p><text:s text:c="2"/>305</text:p>
          </table:table-cell>
          <table:table-cell table:style-name="ce22" office:value-type="float" office:value="306" calcext:value-type="float">
            <text:p><text:s text:c="2"/>306</text:p>
          </table:table-cell>
          <table:table-cell table:style-name="ce22" office:value-type="float" office:value="307" calcext:value-type="float">
            <text:p><text:s text:c="2"/>307</text:p>
          </table:table-cell>
          <table:table-cell table:style-name="ce22" office:value-type="float" office:value="308" calcext:value-type="float">
            <text:p><text:s text:c="2"/>308</text:p>
          </table:table-cell>
          <table:table-cell table:style-name="ce22" office:value-type="float" office:value="309" calcext:value-type="float">
            <text:p><text:s text:c="2"/>309</text:p>
          </table:table-cell>
          <table:table-cell table:style-name="ce22" office:value-type="float" office:value="310" calcext:value-type="float">
            <text:p><text:s text:c="2"/>310</text:p>
          </table:table-cell>
          <table:table-cell table:style-name="ce31" office:value-type="float" office:value="311" calcext:value-type="float">
            <text:p><text:s text:c="2"/>311</text:p>
          </table:table-cell>
          <table:table-cell table:style-name="ce22" office:value-type="float" office:value="401" calcext:value-type="float">
            <text:p><text:s text:c="2"/>401</text:p>
          </table:table-cell>
          <table:table-cell table:style-name="ce22" office:value-type="float" office:value="402" calcext:value-type="float">
            <text:p><text:s text:c="2"/>402</text:p>
          </table:table-cell>
          <table:table-cell table:style-name="ce22" office:value-type="float" office:value="403" calcext:value-type="float">
            <text:p><text:s text:c="2"/>403</text:p>
          </table:table-cell>
          <table:table-cell table:style-name="ce31" office:value-type="float" office:value="404" calcext:value-type="float">
            <text:p><text:s text:c="2"/>404</text:p>
          </table:table-cell>
          <table:table-cell table:style-name="ce40" office:value-type="float" office:value="501" calcext:value-type="float">
            <text:p><text:s text:c="2"/>501</text:p>
          </table:table-cell>
          <table:table-cell table:style-name="ce22" office:value-type="float" office:value="502" calcext:value-type="float">
            <text:p><text:s text:c="2"/>502</text:p>
          </table:table-cell>
          <table:table-cell table:style-name="ce22" office:value-type="float" office:value="503" calcext:value-type="float">
            <text:p><text:s text:c="2"/>503</text:p>
          </table:table-cell>
          <table:table-cell table:style-name="ce46" office:value-type="float" office:value="601" calcext:value-type="float">
            <text:p><text:s text:c="2"/>601</text:p>
          </table:table-cell>
          <table:table-cell table:style-name="ce22" office:value-type="float" office:value="701" calcext:value-type="float">
            <text:p><text:s text:c="2"/>701</text:p>
          </table:table-cell>
          <table:table-cell table:style-name="ce22" office:value-type="float" office:value="702" calcext:value-type="float">
            <text:p><text:s text:c="2"/>702</text:p>
          </table:table-cell>
          <table:table-cell table:style-name="ce22" office:value-type="float" office:value="703" calcext:value-type="float">
            <text:p><text:s text:c="2"/>703</text:p>
          </table:table-cell>
          <table:table-cell table:style-name="ce40" office:value-type="float" office:value="1" calcext:value-type="float">
            <text:p><text:s text:c="2"/>1</text:p>
          </table:table-cell>
          <table:table-cell table:style-name="ce22" office:value-type="float" office:value="2" calcext:value-type="float">
            <text:p><text:s text:c="2"/>2</text:p>
          </table:table-cell>
          <table:table-cell table:style-name="ce31" office:value-type="float" office:value="0" calcext:value-type="float">
            <text:p>-</text:p>
          </table:table-cell>
          <table:table-cell table:number-columns-repeated="988"/>
        </table:table-row>
        <table:table-row table:style-name="ro3">
          <table:table-cell table:style-name="ce2" office:value-type="float" office:value="2020" calcext:value-type="float">
            <text:p>2020</text:p>
          </table:table-cell>
          <table:table-cell table:style-name="ce9" office:value-type="string" calcext:value-type="string">
            <text:p>PRIMÄRENERGIEVERBRAUCH IM INLAND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865604.23" calcext:value-type="float">
            <text:p><text:s/>865 604</text:p>
          </table:table-cell>
          <table:table-cell table:style-name="ce23" office:value-type="float" office:value="2009.664" calcext:value-type="float">
            <text:p><text:s/>2 010</text:p>
          </table:table-cell>
          <table:table-cell table:style-name="ce23" office:value-type="float" office:value="28164.22" calcext:value-type="float">
            <text:p><text:s/>28 164</text:p>
          </table:table-cell>
          <table:table-cell table:style-name="ce32" office:value-type="float" office:value="0" calcext:value-type="float">
            <text:p>-</text:p>
          </table:table-cell>
          <table:table-cell table:style-name="ce23" office:value-type="float" office:value="979452.017" calcext:value-type="float">
            <text:p><text:s/>979 452</text:p>
          </table:table-cell>
          <table:table-cell table:style-name="ce23" office:value-type="float" office:value="-6025.274" calcext:value-type="float">
            <text:p>-6 025</text:p>
          </table:table-cell>
          <table:table-cell table:style-name="ce23" office:value-type="float" office:value="-16162.909" calcext:value-type="float">
            <text:p>-16 163</text:p>
          </table:table-cell>
          <table:table-cell table:style-name="ce32" office:value-type="float" office:value="477.75" calcext:value-type="float">
            <text:p><text:s text:c="2"/>478</text:p>
          </table:table-cell>
          <table:table-cell table:style-name="ce23" office:value-type="float" office:value="3575594.559" calcext:value-type="float">
            <text:p>3 575 595</text:p>
          </table:table-cell>
          <table:table-cell table:style-name="ce23" office:value-type="float" office:value="-143584.5" calcext:value-type="float">
            <text:p>-143 585</text:p>
          </table:table-cell>
          <table:table-cell table:style-name="ce23" office:value-type="float" office:value="301578.684" calcext:value-type="float">
            <text:p><text:s/>301 579</text:p>
          </table:table-cell>
          <table:table-cell table:style-name="ce23" office:value-type="float" office:value="98230.023" calcext:value-type="float">
            <text:p><text:s/>98 230</text:p>
          </table:table-cell>
          <table:table-cell table:style-name="ce23" office:value-type="float" office:value="302125.853" calcext:value-type="float">
            <text:p><text:s/>302 126</text:p>
          </table:table-cell>
          <table:table-cell table:style-name="ce23" office:value-type="float" office:value="78725.779" calcext:value-type="float">
            <text:p><text:s/>78 726</text:p>
          </table:table-cell>
          <table:table-cell table:style-name="ce23" office:value-type="float" office:value="-86649.623" calcext:value-type="float">
            <text:p>-86 650</text:p>
          </table:table-cell>
          <table:table-cell table:style-name="ce23" office:value-type="float" office:value="-3839.008" calcext:value-type="float">
            <text:p>-3 839</text:p>
          </table:table-cell>
          <table:table-cell table:style-name="ce23" office:value-type="float" office:value="42092.172" calcext:value-type="float">
            <text:p><text:s/>42 092</text:p>
          </table:table-cell>
          <table:table-cell table:style-name="ce23" office:value-type="float" office:value="-361.343" calcext:value-type="float">
            <text:p>- 361</text:p>
          </table:table-cell>
          <table:table-cell table:style-name="ce32" office:value-type="float" office:value="-77096.353" calcext:value-type="float">
            <text:p>-77 096</text:p>
          </table:table-cell>
          <table:table-cell table:number-columns-repeated="2" table:style-name="ce23" office:value-type="float" office:value="0" calcext:value-type="float">
            <text:p>-</text:p>
          </table:table-cell>
          <table:table-cell table:style-name="ce23" office:value-type="float" office:value="3135870.235" calcext:value-type="float">
            <text:p>3 135 870</text:p>
          </table:table-cell>
          <table:table-cell table:style-name="ce32" office:value-type="float" office:value="8465.727" calcext:value-type="float">
            <text:p><text:s/>8 466</text:p>
          </table:table-cell>
          <table:table-cell table:style-name="ce23" office:value-type="float" office:value="719694" calcext:value-type="float">
            <text:p><text:s/>719 694</text:p>
          </table:table-cell>
          <table:table-cell table:style-name="ce23" office:value-type="float" office:value="1146651" calcext:value-type="float">
            <text:p>1 146 651</text:p>
          </table:table-cell>
          <table:table-cell table:style-name="ce32" office:value-type="float" office:value="105453" calcext:value-type="float">
            <text:p><text:s/>105 453</text:p>
          </table:table-cell>
          <table:table-cell table:style-name="ce32" office:value-type="float" office:value="204196" calcext:value-type="float">
            <text:p><text:s/>204 196</text:p>
          </table:table-cell>
          <table:table-cell table:style-name="ce23" office:value-type="float" office:value="-67982.4" calcext:value-type="float">
            <text:p>-67 982</text:p>
          </table:table-cell>
          <table:table-cell table:style-name="ce23" office:value-type="float" office:value="702349.091" calcext:value-type="float">
            <text:p><text:s/>702 349</text:p>
          </table:table-cell>
          <table:table-cell table:style-name="ce23" office:value-type="float" office:value="-122" calcext:value-type="float">
            <text:p>- 122</text:p>
          </table:table-cell>
          <table:table-cell table:style-name="ce54" office:value-type="float" office:value="11443807.609" calcext:value-type="float">
            <text:p>11 443 808</text:p>
          </table:table-cell>
          <table:table-cell table:style-name="ce23" office:value-type="float" office:value="451102.985" calcext:value-type="float">
            <text:p><text:s/>451 103</text:p>
          </table:table-cell>
          <table:table-cell table:style-name="ce32" office:value-type="float" office:value="11894910.594" calcext:value-type="float">
            <text:p>11 894 911</text:p>
          </table:table-cell>
          <table:table-cell table:style-name="ce56" table:number-columns-repeated="988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float" office:value="1054517" calcext:value-type="float">
            <text:p>1 054 517</text:p>
          </table:table-cell>
          <table:table-cell table:style-name="ce24" office:value-type="float" office:value="2292" calcext:value-type="float">
            <text:p><text:s/>2 292</text:p>
          </table:table-cell>
          <table:table-cell table:style-name="ce24" office:value-type="float" office:value="27417" calcext:value-type="float">
            <text:p><text:s/>27 417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1190903" calcext:value-type="float">
            <text:p>1 190 903</text:p>
          </table:table-cell>
          <table:table-cell table:style-name="ce24" office:value-type="float" office:value="-8535" calcext:value-type="float">
            <text:p>-8 535</text:p>
          </table:table-cell>
          <table:table-cell table:style-name="ce24" office:value-type="float" office:value="-19828" calcext:value-type="float">
            <text:p>-19 828</text:p>
          </table:table-cell>
          <table:table-cell table:style-name="ce33" office:value-type="float" office:value="418" calcext:value-type="float">
            <text:p><text:s text:c="2"/>418</text:p>
          </table:table-cell>
          <table:table-cell table:style-name="ce24" office:value-type="float" office:value="3710129" calcext:value-type="float">
            <text:p>3 710 129</text:p>
          </table:table-cell>
          <table:table-cell table:style-name="ce24" office:value-type="float" office:value="-83556" calcext:value-type="float">
            <text:p>-83 556</text:p>
          </table:table-cell>
          <table:table-cell table:style-name="ce24" office:value-type="float" office:value="281557" calcext:value-type="float">
            <text:p><text:s/>281 557</text:p>
          </table:table-cell>
          <table:table-cell table:style-name="ce24" office:value-type="float" office:value="222677" calcext:value-type="float">
            <text:p><text:s/>222 677</text:p>
          </table:table-cell>
          <table:table-cell table:style-name="ce24" office:value-type="float" office:value="402432" calcext:value-type="float">
            <text:p><text:s/>402 432</text:p>
          </table:table-cell>
          <table:table-cell table:style-name="ce24" office:value-type="float" office:value="89335" calcext:value-type="float">
            <text:p><text:s/>89 335</text:p>
          </table:table-cell>
          <table:table-cell table:style-name="ce24" office:value-type="float" office:value="-72025" calcext:value-type="float">
            <text:p>-72 025</text:p>
          </table:table-cell>
          <table:table-cell table:style-name="ce24" office:value-type="float" office:value="-4233" calcext:value-type="float">
            <text:p>-4 233</text:p>
          </table:table-cell>
          <table:table-cell table:style-name="ce24" office:value-type="float" office:value="41268" calcext:value-type="float">
            <text:p><text:s/>41 268</text:p>
          </table:table-cell>
          <table:table-cell table:style-name="ce24" office:value-type="float" office:value="445" calcext:value-type="float">
            <text:p><text:s text:c="2"/>445</text:p>
          </table:table-cell>
          <table:table-cell table:style-name="ce33" office:value-type="float" office:value="-76635" calcext:value-type="float">
            <text:p>-76 63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24" office:value-type="float" office:value="3214189" calcext:value-type="float">
            <text:p>3 214 189</text:p>
          </table:table-cell>
          <table:table-cell table:style-name="ce33" office:value-type="float" office:value="7677" calcext:value-type="float">
            <text:p><text:s/>7 677</text:p>
          </table:table-cell>
          <table:table-cell table:style-name="ce24" office:value-type="float" office:value="691260" calcext:value-type="float">
            <text:p><text:s/>691 260</text:p>
          </table:table-cell>
          <table:table-cell table:style-name="ce24" office:value-type="float" office:value="1115942" calcext:value-type="float">
            <text:p>1 115 942</text:p>
          </table:table-cell>
          <table:table-cell table:style-name="ce24" office:value-type="float" office:value="97251" calcext:value-type="float">
            <text:p><text:s/>97 251</text:p>
          </table:table-cell>
          <table:table-cell table:style-name="ce47" office:value-type="float" office:value="218423" calcext:value-type="float">
            <text:p><text:s/>218 423</text:p>
          </table:table-cell>
          <table:table-cell table:style-name="ce24" office:value-type="float" office:value="-117605" calcext:value-type="float">
            <text:p>-117 605</text:p>
          </table:table-cell>
          <table:table-cell table:style-name="ce24" office:value-type="float" office:value="818952" calcext:value-type="float">
            <text:p><text:s/>818 952</text:p>
          </table:table-cell>
          <table:table-cell table:style-name="ce33" office:value-type="float" office:value="-126" calcext:value-type="float">
            <text:p>- 126</text:p>
          </table:table-cell>
          <table:table-cell table:style-name="ce24" office:value-type="float" office:value="12119662" calcext:value-type="float">
            <text:p>12 119 662</text:p>
          </table:table-cell>
          <table:table-cell table:style-name="ce24" office:value-type="float" office:value="684881" calcext:value-type="float">
            <text:p><text:s/>684 881</text:p>
          </table:table-cell>
          <table:table-cell table:style-name="ce33" office:value-type="float" office:value="12804543" calcext:value-type="float">
            <text:p>12 804 543</text:p>
          </table:table-cell>
          <table:table-cell table:number-columns-repeated="98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float" office:value="1382636" calcext:value-type="float">
            <text:p>1 382 636</text:p>
          </table:table-cell>
          <table:table-cell table:style-name="ce24" office:value-type="float" office:value="3360" calcext:value-type="float">
            <text:p><text:s/>3 360</text:p>
          </table:table-cell>
          <table:table-cell table:style-name="ce24" office:value-type="float" office:value="42160" calcext:value-type="float">
            <text:p><text:s/>42 160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1512963" calcext:value-type="float">
            <text:p>1 512 963</text:p>
          </table:table-cell>
          <table:table-cell table:style-name="ce24" office:value-type="float" office:value="-8706" calcext:value-type="float">
            <text:p>-8 706</text:p>
          </table:table-cell>
          <table:table-cell table:style-name="ce24" office:value-type="float" office:value="-24113" calcext:value-type="float">
            <text:p>-24 113</text:p>
          </table:table-cell>
          <table:table-cell table:style-name="ce33" office:value-type="float" office:value="395" calcext:value-type="float">
            <text:p><text:s text:c="2"/>395</text:p>
          </table:table-cell>
          <table:table-cell table:style-name="ce24" office:value-type="float" office:value="3731743" calcext:value-type="float">
            <text:p>3 731 743</text:p>
          </table:table-cell>
          <table:table-cell table:style-name="ce24" office:value-type="float" office:value="-110924" calcext:value-type="float">
            <text:p>-110 924</text:p>
          </table:table-cell>
          <table:table-cell table:style-name="ce24" office:value-type="float" office:value="293527" calcext:value-type="float">
            <text:p><text:s/>293 527</text:p>
          </table:table-cell>
          <table:table-cell table:style-name="ce24" office:value-type="float" office:value="222814" calcext:value-type="float">
            <text:p><text:s/>222 814</text:p>
          </table:table-cell>
          <table:table-cell table:style-name="ce24" office:value-type="float" office:value="326853" calcext:value-type="float">
            <text:p><text:s/>326 853</text:p>
          </table:table-cell>
          <table:table-cell table:style-name="ce24" office:value-type="float" office:value="94168" calcext:value-type="float">
            <text:p><text:s/>94 168</text:p>
          </table:table-cell>
          <table:table-cell table:style-name="ce24" office:value-type="float" office:value="-65469" calcext:value-type="float">
            <text:p>-65 469</text:p>
          </table:table-cell>
          <table:table-cell table:style-name="ce24" office:value-type="float" office:value="-3879" calcext:value-type="float">
            <text:p>-3 879</text:p>
          </table:table-cell>
          <table:table-cell table:style-name="ce24" office:value-type="float" office:value="38316" calcext:value-type="float">
            <text:p><text:s/>38 316</text:p>
          </table:table-cell>
          <table:table-cell table:style-name="ce24" office:value-type="float" office:value="443" calcext:value-type="float">
            <text:p><text:s text:c="2"/>443</text:p>
          </table:table-cell>
          <table:table-cell table:style-name="ce33" office:value-type="float" office:value="-75791" calcext:value-type="float">
            <text:p>-75 79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24" office:value-type="float" office:value="3090626" calcext:value-type="float">
            <text:p>3 090 626</text:p>
          </table:table-cell>
          <table:table-cell table:style-name="ce33" office:value-type="float" office:value="8005" calcext:value-type="float">
            <text:p><text:s/>8 005</text:p>
          </table:table-cell>
          <table:table-cell table:style-name="ce24" office:value-type="float" office:value="625354" calcext:value-type="float">
            <text:p><text:s/>625 354</text:p>
          </table:table-cell>
          <table:table-cell table:style-name="ce24" office:value-type="float" office:value="1083568" calcext:value-type="float">
            <text:p>1 083 568</text:p>
          </table:table-cell>
          <table:table-cell table:style-name="ce24" office:value-type="float" office:value="93198" calcext:value-type="float">
            <text:p><text:s/>93 198</text:p>
          </table:table-cell>
          <table:table-cell table:style-name="ce47" office:value-type="float" office:value="214105" calcext:value-type="float">
            <text:p><text:s/>214 105</text:p>
          </table:table-cell>
          <table:table-cell table:style-name="ce24" office:value-type="float" office:value="-175446" calcext:value-type="float">
            <text:p>-175 446</text:p>
          </table:table-cell>
          <table:table-cell table:style-name="ce24" office:value-type="float" office:value="829136" calcext:value-type="float">
            <text:p><text:s/>829 136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12571730" calcext:value-type="float">
            <text:p>12 571 730</text:p>
          </table:table-cell>
          <table:table-cell table:style-name="ce24" office:value-type="float" office:value="557313" calcext:value-type="float">
            <text:p><text:s/>557 313</text:p>
          </table:table-cell>
          <table:table-cell table:style-name="ce33" office:value-type="float" office:value="13129043" calcext:value-type="float">
            <text:p>13 129 043</text:p>
          </table:table-cell>
          <table:table-cell table:number-columns-repeated="98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float" office:value="1457550" calcext:value-type="float">
            <text:p>1 457 550</text:p>
          </table:table-cell>
          <table:table-cell table:style-name="ce24" office:value-type="float" office:value="3548" calcext:value-type="float">
            <text:p><text:s/>3 548</text:p>
          </table:table-cell>
          <table:table-cell table:style-name="ce24" office:value-type="float" office:value="40953" calcext:value-type="float">
            <text:p><text:s/>40 953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1538763" calcext:value-type="float">
            <text:p>1 538 763</text:p>
          </table:table-cell>
          <table:table-cell table:style-name="ce24" office:value-type="float" office:value="-9500" calcext:value-type="float">
            <text:p>-9 500</text:p>
          </table:table-cell>
          <table:table-cell table:style-name="ce24" office:value-type="float" office:value="-22390" calcext:value-type="float">
            <text:p>-22 390</text:p>
          </table:table-cell>
          <table:table-cell table:style-name="ce33" office:value-type="float" office:value="423" calcext:value-type="float">
            <text:p><text:s text:c="2"/>423</text:p>
          </table:table-cell>
          <table:table-cell table:style-name="ce24" office:value-type="float" office:value="3961933" calcext:value-type="float">
            <text:p>3 961 933</text:p>
          </table:table-cell>
          <table:table-cell table:style-name="ce24" office:value-type="float" office:value="-144274" calcext:value-type="float">
            <text:p>-144 274</text:p>
          </table:table-cell>
          <table:table-cell table:style-name="ce24" office:value-type="float" office:value="320777" calcext:value-type="float">
            <text:p><text:s/>320 777</text:p>
          </table:table-cell>
          <table:table-cell table:style-name="ce24" office:value-type="float" office:value="199792" calcext:value-type="float">
            <text:p><text:s/>199 792</text:p>
          </table:table-cell>
          <table:table-cell table:style-name="ce24" office:value-type="float" office:value="345255" calcext:value-type="float">
            <text:p><text:s/>345 255</text:p>
          </table:table-cell>
          <table:table-cell table:style-name="ce24" office:value-type="float" office:value="104230" calcext:value-type="float">
            <text:p><text:s/>104 230</text:p>
          </table:table-cell>
          <table:table-cell table:style-name="ce24" office:value-type="float" office:value="-48938" calcext:value-type="float">
            <text:p>-48 938</text:p>
          </table:table-cell>
          <table:table-cell table:style-name="ce24" office:value-type="float" office:value="-5378" calcext:value-type="float">
            <text:p>-5 378</text:p>
          </table:table-cell>
          <table:table-cell table:style-name="ce24" office:value-type="float" office:value="26887" calcext:value-type="float">
            <text:p><text:s/>26 887</text:p>
          </table:table-cell>
          <table:table-cell table:style-name="ce24" office:value-type="float" office:value="268" calcext:value-type="float">
            <text:p><text:s text:c="2"/>268</text:p>
          </table:table-cell>
          <table:table-cell table:style-name="ce33" office:value-type="float" office:value="-89237" calcext:value-type="float">
            <text:p>-89 2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24" office:value-type="float" office:value="3158585" calcext:value-type="float">
            <text:p>3 158 585</text:p>
          </table:table-cell>
          <table:table-cell table:style-name="ce33" office:value-type="float" office:value="8001" calcext:value-type="float">
            <text:p><text:s/>8 001</text:p>
          </table:table-cell>
          <table:table-cell table:style-name="ce24" office:value-type="float" office:value="594487" calcext:value-type="float">
            <text:p><text:s/>594 487</text:p>
          </table:table-cell>
          <table:table-cell table:style-name="ce24" office:value-type="float" office:value="1119150" calcext:value-type="float">
            <text:p>1 119 150</text:p>
          </table:table-cell>
          <table:table-cell table:style-name="ce24" office:value-type="float" office:value="83822" calcext:value-type="float">
            <text:p><text:s/>83 822</text:p>
          </table:table-cell>
          <table:table-cell table:style-name="ce47" office:value-type="float" office:value="234637" calcext:value-type="float">
            <text:p><text:s/>234 637</text:p>
          </table:table-cell>
          <table:table-cell table:style-name="ce24" office:value-type="float" office:value="-188852" calcext:value-type="float">
            <text:p>-188 852</text:p>
          </table:table-cell>
          <table:table-cell table:style-name="ce24" office:value-type="float" office:value="832623" calcext:value-type="float">
            <text:p><text:s/>832 623</text:p>
          </table:table-cell>
          <table:table-cell table:style-name="ce33" office:value-type="float" office:value="-124" calcext:value-type="float">
            <text:p>- 124</text:p>
          </table:table-cell>
          <table:table-cell table:style-name="ce24" office:value-type="float" office:value="12989974" calcext:value-type="float">
            <text:p>12 989 974</text:p>
          </table:table-cell>
          <table:table-cell table:style-name="ce24" office:value-type="float" office:value="533017" calcext:value-type="float">
            <text:p><text:s/>533 017</text:p>
          </table:table-cell>
          <table:table-cell table:style-name="ce33" office:value-type="float" office:value="13522990" calcext:value-type="float">
            <text:p>13 522 990</text:p>
          </table:table-cell>
          <table:table-cell table:number-columns-repeated="988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1" office:value-type="string" calcext:value-type="string">
            <text:p>PRIMÄRENERGIEVERBRAUCH IM INLAND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float" office:value="1638969" calcext:value-type="float">
            <text:p>1 638 969</text:p>
          </table:table-cell>
          <table:table-cell table:style-name="ce25" office:value-type="float" office:value="4271" calcext:value-type="float">
            <text:p><text:s/>4 271</text:p>
          </table:table-cell>
          <table:table-cell table:style-name="ce25" office:value-type="float" office:value="49833" calcext:value-type="float">
            <text:p><text:s/>49 833</text:p>
          </table:table-cell>
          <table:table-cell table:style-name="ce34" office:value-type="float" office:value="0" calcext:value-type="float">
            <text:p>-</text:p>
          </table:table-cell>
          <table:table-cell table:style-name="ce25" office:value-type="float" office:value="1538493" calcext:value-type="float">
            <text:p>1 538 493</text:p>
          </table:table-cell>
          <table:table-cell table:style-name="ce25" office:value-type="float" office:value="-7527" calcext:value-type="float">
            <text:p>-7 527</text:p>
          </table:table-cell>
          <table:table-cell table:style-name="ce25" office:value-type="float" office:value="-20807" calcext:value-type="float">
            <text:p>-20 807</text:p>
          </table:table-cell>
          <table:table-cell table:style-name="ce34" office:value-type="float" office:value="534" calcext:value-type="float">
            <text:p><text:s text:c="2"/>534</text:p>
          </table:table-cell>
          <table:table-cell table:style-name="ce25" office:value-type="float" office:value="4007008" calcext:value-type="float">
            <text:p>4 007 008</text:p>
          </table:table-cell>
          <table:table-cell table:style-name="ce25" office:value-type="float" office:value="-165268" calcext:value-type="float">
            <text:p>-165 268</text:p>
          </table:table-cell>
          <table:table-cell table:style-name="ce25" office:value-type="float" office:value="281027" calcext:value-type="float">
            <text:p><text:s/>281 027</text:p>
          </table:table-cell>
          <table:table-cell table:style-name="ce25" office:value-type="float" office:value="167070" calcext:value-type="float">
            <text:p><text:s/>167 070</text:p>
          </table:table-cell>
          <table:table-cell table:style-name="ce25" office:value-type="float" office:value="266530" calcext:value-type="float">
            <text:p><text:s/>266 530</text:p>
          </table:table-cell>
          <table:table-cell table:style-name="ce25" office:value-type="float" office:value="115682" calcext:value-type="float">
            <text:p><text:s/>115 682</text:p>
          </table:table-cell>
          <table:table-cell table:style-name="ce25" office:value-type="float" office:value="-62946" calcext:value-type="float">
            <text:p>-62 946</text:p>
          </table:table-cell>
          <table:table-cell table:style-name="ce25" office:value-type="float" office:value="-5862" calcext:value-type="float">
            <text:p>-5 862</text:p>
          </table:table-cell>
          <table:table-cell table:style-name="ce25" office:value-type="float" office:value="23795" calcext:value-type="float">
            <text:p><text:s/>23 795</text:p>
          </table:table-cell>
          <table:table-cell table:style-name="ce25" office:value-type="float" office:value="6806" calcext:value-type="float">
            <text:p><text:s/>6 806</text:p>
          </table:table-cell>
          <table:table-cell table:style-name="ce34" office:value-type="float" office:value="-67763" calcext:value-type="float">
            <text:p>-67 76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25" office:value-type="float" office:value="3055851" calcext:value-type="float">
            <text:p>3 055 851</text:p>
          </table:table-cell>
          <table:table-cell table:style-name="ce34" office:value-type="float" office:value="11701" calcext:value-type="float">
            <text:p><text:s/>11 701</text:p>
          </table:table-cell>
          <table:table-cell table:style-name="ce25" office:value-type="float" office:value="499367" calcext:value-type="float">
            <text:p><text:s/>499 367</text:p>
          </table:table-cell>
          <table:table-cell table:style-name="ce25" office:value-type="float" office:value="1096568" calcext:value-type="float">
            <text:p>1 096 568</text:p>
          </table:table-cell>
          <table:table-cell table:style-name="ce25" office:value-type="float" office:value="80310" calcext:value-type="float">
            <text:p><text:s/>80 310</text:p>
          </table:table-cell>
          <table:table-cell table:style-name="ce48" office:value-type="float" office:value="235716" calcext:value-type="float">
            <text:p><text:s/>235 716</text:p>
          </table:table-cell>
          <table:table-cell table:style-name="ce25" office:value-type="float" office:value="-181890" calcext:value-type="float">
            <text:p>-181 890</text:p>
          </table:table-cell>
          <table:table-cell table:style-name="ce25" office:value-type="float" office:value="923276" calcext:value-type="float">
            <text:p><text:s/>923 276</text:p>
          </table:table-cell>
          <table:table-cell table:style-name="ce34" office:value-type="float" office:value="-130" calcext:value-type="float">
            <text:p>- 130</text:p>
          </table:table-cell>
          <table:table-cell table:style-name="ce25" office:value-type="float" office:value="13087795" calcext:value-type="float">
            <text:p>13 087 795</text:p>
          </table:table-cell>
          <table:table-cell table:style-name="ce25" office:value-type="float" office:value="402822" calcext:value-type="float">
            <text:p><text:s/>402 822</text:p>
          </table:table-cell>
          <table:table-cell table:style-name="ce34" office:value-type="float" office:value="13490618" calcext:value-type="float">
            <text:p>13 490 618</text:p>
          </table:table-cell>
          <table:table-cell table:number-columns-repeated="98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float" office:value="1650039" calcext:value-type="float">
            <text:p>1 650 039</text:p>
          </table:table-cell>
          <table:table-cell table:style-name="ce24" office:value-type="float" office:value="4836" calcext:value-type="float">
            <text:p><text:s/>4 836</text:p>
          </table:table-cell>
          <table:table-cell table:style-name="ce24" office:value-type="float" office:value="73831" calcext:value-type="float">
            <text:p><text:s/>73 831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1596159" calcext:value-type="float">
            <text:p>1 596 159</text:p>
          </table:table-cell>
          <table:table-cell table:style-name="ce24" office:value-type="float" office:value="-7176" calcext:value-type="float">
            <text:p>-7 176</text:p>
          </table:table-cell>
          <table:table-cell table:style-name="ce24" office:value-type="float" office:value="-23824" calcext:value-type="float">
            <text:p>-23 824</text:p>
          </table:table-cell>
          <table:table-cell table:style-name="ce33" office:value-type="float" office:value="336" calcext:value-type="float">
            <text:p><text:s text:c="2"/>336</text:p>
          </table:table-cell>
          <table:table-cell table:style-name="ce24" office:value-type="float" office:value="3978959" calcext:value-type="float">
            <text:p>3 978 959</text:p>
          </table:table-cell>
          <table:table-cell table:style-name="ce24" office:value-type="float" office:value="-121746" calcext:value-type="float">
            <text:p>-121 746</text:p>
          </table:table-cell>
          <table:table-cell table:style-name="ce24" office:value-type="float" office:value="267713" calcext:value-type="float">
            <text:p><text:s/>267 713</text:p>
          </table:table-cell>
          <table:table-cell table:style-name="ce24" office:value-type="float" office:value="145039" calcext:value-type="float">
            <text:p><text:s/>145 039</text:p>
          </table:table-cell>
          <table:table-cell table:style-name="ce24" office:value-type="float" office:value="250478" calcext:value-type="float">
            <text:p><text:s/>250 478</text:p>
          </table:table-cell>
          <table:table-cell table:style-name="ce24" office:value-type="float" office:value="109743" calcext:value-type="float">
            <text:p><text:s/>109 743</text:p>
          </table:table-cell>
          <table:table-cell table:style-name="ce24" office:value-type="float" office:value="-104978" calcext:value-type="float">
            <text:p>-104 978</text:p>
          </table:table-cell>
          <table:table-cell table:style-name="ce24" office:value-type="float" office:value="-8059" calcext:value-type="float">
            <text:p>-8 059</text:p>
          </table:table-cell>
          <table:table-cell table:style-name="ce24" office:value-type="float" office:value="19635" calcext:value-type="float">
            <text:p><text:s/>19 635</text:p>
          </table:table-cell>
          <table:table-cell table:style-name="ce24" office:value-type="float" office:value="4559" calcext:value-type="float">
            <text:p><text:s/>4 559</text:p>
          </table:table-cell>
          <table:table-cell table:style-name="ce33" office:value-type="float" office:value="-49844" calcext:value-type="float">
            <text:p>-49 84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24" office:value-type="float" office:value="2770330" calcext:value-type="float">
            <text:p>2 770 330</text:p>
          </table:table-cell>
          <table:table-cell table:style-name="ce33" office:value-type="float" office:value="10304" calcext:value-type="float">
            <text:p><text:s/>10 304</text:p>
          </table:table-cell>
          <table:table-cell table:style-name="ce24" office:value-type="float" office:value="492875" calcext:value-type="float">
            <text:p><text:s/>492 875</text:p>
          </table:table-cell>
          <table:table-cell table:style-name="ce24" office:value-type="float" office:value="1076586" calcext:value-type="float">
            <text:p>1 076 586</text:p>
          </table:table-cell>
          <table:table-cell table:style-name="ce24" office:value-type="float" office:value="74323" calcext:value-type="float">
            <text:p><text:s/>74 323</text:p>
          </table:table-cell>
          <table:table-cell table:style-name="ce47" office:value-type="float" office:value="224056" calcext:value-type="float">
            <text:p><text:s/>224 056</text:p>
          </table:table-cell>
          <table:table-cell table:style-name="ce24" office:value-type="float" office:value="-173817" calcext:value-type="float">
            <text:p>-173 817</text:p>
          </table:table-cell>
          <table:table-cell table:style-name="ce24" office:value-type="float" office:value="1001297" calcext:value-type="float">
            <text:p>1 001 297</text:p>
          </table:table-cell>
          <table:table-cell table:style-name="ce33" office:value-type="float" office:value="-145" calcext:value-type="float">
            <text:p>- 145</text:p>
          </table:table-cell>
          <table:table-cell table:style-name="ce24" office:value-type="float" office:value="12875264" calcext:value-type="float">
            <text:p>12 875 264</text:p>
          </table:table-cell>
          <table:table-cell table:style-name="ce24" office:value-type="float" office:value="386246" calcext:value-type="float">
            <text:p><text:s/>386 246</text:p>
          </table:table-cell>
          <table:table-cell table:style-name="ce33" office:value-type="float" office:value="13261510" calcext:value-type="float">
            <text:p>13 261 510</text:p>
          </table:table-cell>
          <table:table-cell table:number-columns-repeated="988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PRIMÄRENERGIEVERBRAUCH IM INLAND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float" office:value="1671047" calcext:value-type="float">
            <text:p>1 671 047</text:p>
          </table:table-cell>
          <table:table-cell table:style-name="ce25" office:value-type="float" office:value="3203" calcext:value-type="float">
            <text:p><text:s/>3 203</text:p>
          </table:table-cell>
          <table:table-cell table:style-name="ce25" office:value-type="float" office:value="85010" calcext:value-type="float">
            <text:p><text:s/>85 010</text:p>
          </table:table-cell>
          <table:table-cell table:style-name="ce34" office:value-type="float" office:value="0" calcext:value-type="float">
            <text:p>-</text:p>
          </table:table-cell>
          <table:table-cell table:style-name="ce25" office:value-type="float" office:value="1604291" calcext:value-type="float">
            <text:p>1 604 291</text:p>
          </table:table-cell>
          <table:table-cell table:style-name="ce25" office:value-type="float" office:value="-8369" calcext:value-type="float">
            <text:p>-8 369</text:p>
          </table:table-cell>
          <table:table-cell table:style-name="ce25" office:value-type="float" office:value="-22191" calcext:value-type="float">
            <text:p>-22 191</text:p>
          </table:table-cell>
          <table:table-cell table:style-name="ce34" office:value-type="float" office:value="231" calcext:value-type="float">
            <text:p><text:s text:c="2"/>231</text:p>
          </table:table-cell>
          <table:table-cell table:style-name="ce25" office:value-type="float" office:value="3881169" calcext:value-type="float">
            <text:p>3 881 169</text:p>
          </table:table-cell>
          <table:table-cell table:style-name="ce25" office:value-type="float" office:value="-119017" calcext:value-type="float">
            <text:p>-119 017</text:p>
          </table:table-cell>
          <table:table-cell table:style-name="ce25" office:value-type="float" office:value="306232" calcext:value-type="float">
            <text:p><text:s/>306 232</text:p>
          </table:table-cell>
          <table:table-cell table:style-name="ce25" office:value-type="float" office:value="159406" calcext:value-type="float">
            <text:p><text:s/>159 406</text:p>
          </table:table-cell>
          <table:table-cell table:style-name="ce25" office:value-type="float" office:value="254742" calcext:value-type="float">
            <text:p><text:s/>254 742</text:p>
          </table:table-cell>
          <table:table-cell table:style-name="ce25" office:value-type="float" office:value="131798" calcext:value-type="float">
            <text:p><text:s/>131 798</text:p>
          </table:table-cell>
          <table:table-cell table:style-name="ce25" office:value-type="float" office:value="-102908" calcext:value-type="float">
            <text:p>-102 908</text:p>
          </table:table-cell>
          <table:table-cell table:style-name="ce25" office:value-type="float" office:value="2919" calcext:value-type="float">
            <text:p><text:s/>2 919</text:p>
          </table:table-cell>
          <table:table-cell table:style-name="ce25" office:value-type="float" office:value="15411" calcext:value-type="float">
            <text:p><text:s/>15 411</text:p>
          </table:table-cell>
          <table:table-cell table:style-name="ce25" office:value-type="float" office:value="3058" calcext:value-type="float">
            <text:p><text:s/>3 058</text:p>
          </table:table-cell>
          <table:table-cell table:style-name="ce34" office:value-type="float" office:value="-40038" calcext:value-type="float">
            <text:p>-40 0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25" office:value-type="float" office:value="2660221" calcext:value-type="float">
            <text:p>2 660 221</text:p>
          </table:table-cell>
          <table:table-cell table:style-name="ce34" office:value-type="float" office:value="11461" calcext:value-type="float">
            <text:p><text:s/>11 461</text:p>
          </table:table-cell>
          <table:table-cell table:style-name="ce25" office:value-type="float" office:value="406802" calcext:value-type="float">
            <text:p><text:s/>406 802</text:p>
          </table:table-cell>
          <table:table-cell table:style-name="ce25" office:value-type="float" office:value="1043316" calcext:value-type="float">
            <text:p>1 043 316</text:p>
          </table:table-cell>
          <table:table-cell table:style-name="ce25" office:value-type="float" office:value="68421" calcext:value-type="float">
            <text:p><text:s/>68 421</text:p>
          </table:table-cell>
          <table:table-cell table:style-name="ce48" office:value-type="float" office:value="225923" calcext:value-type="float">
            <text:p><text:s/>225 923</text:p>
          </table:table-cell>
          <table:table-cell table:style-name="ce25" office:value-type="float" office:value="-121993" calcext:value-type="float">
            <text:p>-121 993</text:p>
          </table:table-cell>
          <table:table-cell table:style-name="ce25" office:value-type="float" office:value="1059583" calcext:value-type="float">
            <text:p>1 059 583</text:p>
          </table:table-cell>
          <table:table-cell table:style-name="ce34" office:value-type="float" office:value="-141" calcext:value-type="float">
            <text:p>- 141</text:p>
          </table:table-cell>
          <table:table-cell table:style-name="ce25" office:value-type="float" office:value="12632465" calcext:value-type="float">
            <text:p>12 632 465</text:p>
          </table:table-cell>
          <table:table-cell table:style-name="ce25" office:value-type="float" office:value="547122" calcext:value-type="float">
            <text:p><text:s/>547 122</text:p>
          </table:table-cell>
          <table:table-cell table:style-name="ce34" office:value-type="float" office:value="13179587" calcext:value-type="float">
            <text:p>13 179 587</text:p>
          </table:table-cell>
          <table:table-cell table:number-columns-repeated="98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float" office:value="1741677" calcext:value-type="float">
            <text:p>1 741 677</text:p>
          </table:table-cell>
          <table:table-cell table:style-name="ce24" office:value-type="float" office:value="4208" calcext:value-type="float">
            <text:p><text:s/>4 208</text:p>
          </table:table-cell>
          <table:table-cell table:style-name="ce24" office:value-type="float" office:value="93631" calcext:value-type="float">
            <text:p><text:s/>93 631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1657651" calcext:value-type="float">
            <text:p>1 657 651</text:p>
          </table:table-cell>
          <table:table-cell table:style-name="ce24" office:value-type="float" office:value="-7523" calcext:value-type="float">
            <text:p>-7 523</text:p>
          </table:table-cell>
          <table:table-cell table:style-name="ce24" office:value-type="float" office:value="-21743" calcext:value-type="float">
            <text:p>-21 743</text:p>
          </table:table-cell>
          <table:table-cell table:style-name="ce33" office:value-type="float" office:value="334" calcext:value-type="float">
            <text:p><text:s text:c="2"/>334</text:p>
          </table:table-cell>
          <table:table-cell table:style-name="ce24" office:value-type="float" office:value="3940328" calcext:value-type="float">
            <text:p>3 940 328</text:p>
          </table:table-cell>
          <table:table-cell table:style-name="ce24" office:value-type="float" office:value="-136588" calcext:value-type="float">
            <text:p>-136 588</text:p>
          </table:table-cell>
          <table:table-cell table:style-name="ce24" office:value-type="float" office:value="267982" calcext:value-type="float">
            <text:p><text:s/>267 982</text:p>
          </table:table-cell>
          <table:table-cell table:style-name="ce24" office:value-type="float" office:value="174723" calcext:value-type="float">
            <text:p><text:s/>174 723</text:p>
          </table:table-cell>
          <table:table-cell table:style-name="ce24" office:value-type="float" office:value="248260" calcext:value-type="float">
            <text:p><text:s/>248 260</text:p>
          </table:table-cell>
          <table:table-cell table:style-name="ce24" office:value-type="float" office:value="208992" calcext:value-type="float">
            <text:p><text:s/>208 992</text:p>
          </table:table-cell>
          <table:table-cell table:style-name="ce24" office:value-type="float" office:value="-84265" calcext:value-type="float">
            <text:p>-84 265</text:p>
          </table:table-cell>
          <table:table-cell table:style-name="ce24" office:value-type="float" office:value="6794" calcext:value-type="float">
            <text:p><text:s/>6 794</text:p>
          </table:table-cell>
          <table:table-cell table:style-name="ce24" office:value-type="float" office:value="38284" calcext:value-type="float">
            <text:p><text:s/>38 284</text:p>
          </table:table-cell>
          <table:table-cell table:style-name="ce24" office:value-type="float" office:value="2940" calcext:value-type="float">
            <text:p><text:s/>2 940</text:p>
          </table:table-cell>
          <table:table-cell table:style-name="ce33" office:value-type="float" office:value="-39551" calcext:value-type="float">
            <text:p>-39 55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24" office:value-type="float" office:value="3059076" calcext:value-type="float">
            <text:p>3 059 076</text:p>
          </table:table-cell>
          <table:table-cell table:style-name="ce33" office:value-type="float" office:value="14472" calcext:value-type="float">
            <text:p><text:s/>14 472</text:p>
          </table:table-cell>
          <table:table-cell table:style-name="ce24" office:value-type="float" office:value="380578" calcext:value-type="float">
            <text:p><text:s/>380 578</text:p>
          </table:table-cell>
          <table:table-cell table:style-name="ce24" office:value-type="float" office:value="1056301" calcext:value-type="float">
            <text:p>1 056 301</text:p>
          </table:table-cell>
          <table:table-cell table:style-name="ce24" office:value-type="float" office:value="61777" calcext:value-type="float">
            <text:p><text:s/>61 777</text:p>
          </table:table-cell>
          <table:table-cell table:style-name="ce47" office:value-type="float" office:value="207983" calcext:value-type="float">
            <text:p><text:s/>207 983</text:p>
          </table:table-cell>
          <table:table-cell table:style-name="ce24" office:value-type="float" office:value="-115899" calcext:value-type="float">
            <text:p>-115 899</text:p>
          </table:table-cell>
          <table:table-cell table:style-name="ce24" office:value-type="float" office:value="1061345" calcext:value-type="float">
            <text:p>1 061 345</text:p>
          </table:table-cell>
          <table:table-cell table:style-name="ce33" office:value-type="float" office:value="-159" calcext:value-type="float">
            <text:p>- 159</text:p>
          </table:table-cell>
          <table:table-cell table:style-name="ce24" office:value-type="float" office:value="13181522" calcext:value-type="float">
            <text:p>13 181 522</text:p>
          </table:table-cell>
          <table:table-cell table:style-name="ce24" office:value-type="float" office:value="640086" calcext:value-type="float">
            <text:p><text:s/>640 086</text:p>
          </table:table-cell>
          <table:table-cell table:style-name="ce33" office:value-type="float" office:value="13821608" calcext:value-type="float">
            <text:p>13 821 608</text:p>
          </table:table-cell>
          <table:table-cell table:number-columns-repeated="98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float" office:value="1638845" calcext:value-type="float">
            <text:p>1 638 845</text:p>
          </table:table-cell>
          <table:table-cell table:style-name="ce24" office:value-type="float" office:value="4145" calcext:value-type="float">
            <text:p><text:s/>4 145</text:p>
          </table:table-cell>
          <table:table-cell table:style-name="ce24" office:value-type="float" office:value="90627" calcext:value-type="float">
            <text:p><text:s/>90 627</text:p>
          </table:table-cell>
          <table:table-cell table:style-name="ce33" office:value-type="float" office:value="-8297" calcext:value-type="float">
            <text:p>-8 297</text:p>
          </table:table-cell>
          <table:table-cell table:style-name="ce24" office:value-type="float" office:value="1673217" calcext:value-type="float">
            <text:p>1 673 217</text:p>
          </table:table-cell>
          <table:table-cell table:style-name="ce24" office:value-type="float" office:value="-9520" calcext:value-type="float">
            <text:p>-9 520</text:p>
          </table:table-cell>
          <table:table-cell table:style-name="ce24" office:value-type="float" office:value="-19150" calcext:value-type="float">
            <text:p>-19 150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4041554" calcext:value-type="float">
            <text:p>4 041 554</text:p>
          </table:table-cell>
          <table:table-cell table:style-name="ce24" office:value-type="float" office:value="-144918" calcext:value-type="float">
            <text:p>-144 918</text:p>
          </table:table-cell>
          <table:table-cell table:style-name="ce24" office:value-type="float" office:value="245971" calcext:value-type="float">
            <text:p><text:s/>245 971</text:p>
          </table:table-cell>
          <table:table-cell table:style-name="ce24" office:value-type="float" office:value="150463" calcext:value-type="float">
            <text:p><text:s/>150 463</text:p>
          </table:table-cell>
          <table:table-cell table:style-name="ce24" office:value-type="float" office:value="141071" calcext:value-type="float">
            <text:p><text:s/>141 071</text:p>
          </table:table-cell>
          <table:table-cell table:style-name="ce24" office:value-type="float" office:value="175813" calcext:value-type="float">
            <text:p><text:s/>175 813</text:p>
          </table:table-cell>
          <table:table-cell table:style-name="ce24" office:value-type="float" office:value="-90446" calcext:value-type="float">
            <text:p>-90 446</text:p>
          </table:table-cell>
          <table:table-cell table:style-name="ce24" office:value-type="float" office:value="10247" calcext:value-type="float">
            <text:p><text:s/>10 247</text:p>
          </table:table-cell>
          <table:table-cell table:style-name="ce24" office:value-type="float" office:value="34731" calcext:value-type="float">
            <text:p><text:s/>34 731</text:p>
          </table:table-cell>
          <table:table-cell table:style-name="ce24" office:value-type="float" office:value="232" calcext:value-type="float">
            <text:p><text:s text:c="2"/>232</text:p>
          </table:table-cell>
          <table:table-cell table:style-name="ce33" office:value-type="float" office:value="-38173" calcext:value-type="float">
            <text:p>-38 17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24" office:value-type="float" office:value="2919962" calcext:value-type="float">
            <text:p>2 919 962</text:p>
          </table:table-cell>
          <table:table-cell table:style-name="ce33" office:value-type="float" office:value="13258" calcext:value-type="float">
            <text:p><text:s/>13 258</text:p>
          </table:table-cell>
          <table:table-cell table:style-name="ce24" office:value-type="float" office:value="355698" calcext:value-type="float">
            <text:p><text:s/>355 698</text:p>
          </table:table-cell>
          <table:table-cell table:style-name="ce24" office:value-type="float" office:value="969575" calcext:value-type="float">
            <text:p><text:s/>969 575</text:p>
          </table:table-cell>
          <table:table-cell table:style-name="ce24" office:value-type="float" office:value="59536" calcext:value-type="float">
            <text:p><text:s/>59 536</text:p>
          </table:table-cell>
          <table:table-cell table:style-name="ce47" office:value-type="float" office:value="231159" calcext:value-type="float">
            <text:p><text:s/>231 159</text:p>
          </table:table-cell>
          <table:table-cell table:style-name="ce24" office:value-type="float" office:value="-83121" calcext:value-type="float">
            <text:p>-83 121</text:p>
          </table:table-cell>
          <table:table-cell table:style-name="ce24" office:value-type="float" office:value="1085011" calcext:value-type="float">
            <text:p>1 085 011</text:p>
          </table:table-cell>
          <table:table-cell table:style-name="ce33" office:value-type="float" office:value="-433" calcext:value-type="float">
            <text:p>- 433</text:p>
          </table:table-cell>
          <table:table-cell table:style-name="ce24" office:value-type="float" office:value="12987816" calcext:value-type="float">
            <text:p>12 987 816</text:p>
          </table:table-cell>
          <table:table-cell table:style-name="ce24" office:value-type="float" office:value="459243" calcext:value-type="float">
            <text:p><text:s/>459 243</text:p>
          </table:table-cell>
          <table:table-cell table:style-name="ce33" office:value-type="float" office:value="13447059" calcext:value-type="float">
            <text:p>13 447 059</text:p>
          </table:table-cell>
          <table:table-cell table:number-columns-repeated="98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float" office:value="1591700" calcext:value-type="float">
            <text:p>1 591 700</text:p>
          </table:table-cell>
          <table:table-cell table:style-name="ce24" office:value-type="float" office:value="8604" calcext:value-type="float">
            <text:p><text:s/>8 604</text:p>
          </table:table-cell>
          <table:table-cell table:style-name="ce24" office:value-type="float" office:value="100937" calcext:value-type="float">
            <text:p><text:s/>100 937</text:p>
          </table:table-cell>
          <table:table-cell table:style-name="ce33" office:value-type="float" office:value="13284" calcext:value-type="float">
            <text:p><text:s/>13 284</text:p>
          </table:table-cell>
          <table:table-cell table:style-name="ce24" office:value-type="float" office:value="1593818" calcext:value-type="float">
            <text:p>1 593 818</text:p>
          </table:table-cell>
          <table:table-cell table:style-name="ce24" office:value-type="float" office:value="-11992" calcext:value-type="float">
            <text:p>-11 992</text:p>
          </table:table-cell>
          <table:table-cell table:style-name="ce24" office:value-type="float" office:value="-17503" calcext:value-type="float">
            <text:p>-17 503</text:p>
          </table:table-cell>
          <table:table-cell table:style-name="ce33" office:value-type="float" office:value="0" calcext:value-type="float">
            <text:p>-</text:p>
          </table:table-cell>
          <table:table-cell table:style-name="ce24" office:value-type="float" office:value="3978529" calcext:value-type="float">
            <text:p>3 978 529</text:p>
          </table:table-cell>
          <table:table-cell table:style-name="ce24" office:value-type="float" office:value="-119495" calcext:value-type="float">
            <text:p>-119 495</text:p>
          </table:table-cell>
          <table:table-cell table:style-name="ce24" office:value-type="float" office:value="263952" calcext:value-type="float">
            <text:p><text:s/>263 952</text:p>
          </table:table-cell>
          <table:table-cell table:style-name="ce24" office:value-type="float" office:value="140029" calcext:value-type="float">
            <text:p><text:s/>140 029</text:p>
          </table:table-cell>
          <table:table-cell table:style-name="ce24" office:value-type="float" office:value="154863" calcext:value-type="float">
            <text:p><text:s/>154 863</text:p>
          </table:table-cell>
          <table:table-cell table:style-name="ce24" office:value-type="float" office:value="152224" calcext:value-type="float">
            <text:p><text:s/>152 224</text:p>
          </table:table-cell>
          <table:table-cell table:style-name="ce24" office:value-type="float" office:value="-62794" calcext:value-type="float">
            <text:p>-62 794</text:p>
          </table:table-cell>
          <table:table-cell table:style-name="ce24" office:value-type="float" office:value="9671" calcext:value-type="float">
            <text:p><text:s/>9 671</text:p>
          </table:table-cell>
          <table:table-cell table:style-name="ce24" office:value-type="float" office:value="29547" calcext:value-type="float">
            <text:p><text:s/>29 547</text:p>
          </table:table-cell>
          <table:table-cell table:style-name="ce24" office:value-type="float" office:value="1572" calcext:value-type="float">
            <text:p><text:s/>1 572</text:p>
          </table:table-cell>
          <table:table-cell table:style-name="ce33" office:value-type="float" office:value="-23573" calcext:value-type="float">
            <text:p>-23 57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24" office:value-type="float" office:value="2910986" calcext:value-type="float">
            <text:p>2 910 986</text:p>
          </table:table-cell>
          <table:table-cell table:style-name="ce33" office:value-type="float" office:value="12388" calcext:value-type="float">
            <text:p><text:s/>12 388</text:p>
          </table:table-cell>
          <table:table-cell table:style-name="ce24" office:value-type="float" office:value="309226" calcext:value-type="float">
            <text:p><text:s/>309 226</text:p>
          </table:table-cell>
          <table:table-cell table:style-name="ce24" office:value-type="float" office:value="1110293" calcext:value-type="float">
            <text:p>1 110 293</text:p>
          </table:table-cell>
          <table:table-cell table:style-name="ce24" office:value-type="float" office:value="42987" calcext:value-type="float">
            <text:p><text:s/>42 987</text:p>
          </table:table-cell>
          <table:table-cell table:style-name="ce47" office:value-type="float" office:value="255039" calcext:value-type="float">
            <text:p><text:s/>255 039</text:p>
          </table:table-cell>
          <table:table-cell table:style-name="ce24" office:value-type="float" office:value="-22576" calcext:value-type="float">
            <text:p>-22 576</text:p>
          </table:table-cell>
          <table:table-cell table:style-name="ce24" office:value-type="float" office:value="1177858" calcext:value-type="float">
            <text:p>1 177 858</text:p>
          </table:table-cell>
          <table:table-cell table:style-name="ce33" office:value-type="float" office:value="-238" calcext:value-type="float">
            <text:p>- 238</text:p>
          </table:table-cell>
          <table:table-cell table:style-name="ce24" office:value-type="float" office:value="12982823" calcext:value-type="float">
            <text:p>12 982 823</text:p>
          </table:table-cell>
          <table:table-cell table:style-name="ce24" office:value-type="float" office:value="616511" calcext:value-type="float">
            <text:p><text:s/>616 511</text:p>
          </table:table-cell>
          <table:table-cell table:style-name="ce33" office:value-type="float" office:value="13599334" calcext:value-type="float">
            <text:p>13 599 334</text:p>
          </table:table-cell>
          <table:table-cell table:number-columns-repeated="98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uerbare_Data" table:style-name="ta1">
        <table:table-column table:style-name="co2" table:default-cell-style-name="Default"/>
        <table:table-column table:style-name="co2" table:default-cell-style-name="ce59"/>
        <table:table-column table:style-name="co2" table:default-cell-style-name="ce63"/>
        <table:table-column table:style-name="co2" table:number-columns-repeated="10" table:default-cell-style-name="ce68"/>
        <table:table-column table:style-name="co2" table:default-cell-style-name="ce83"/>
        <table:table-column table:style-name="co2" table:number-columns-repeated="1010" table:default-cell-style-name="Default"/>
        <table:table-row table:style-name="ro2">
          <table:table-cell office:value-type="string" calcext:value-type="string">
            <text:p>Jahr</text:p>
          </table:table-cell>
          <table:table-cell table:style-name="ce58" office:value-type="string" calcext:value-type="string">
            <text:p>Zeilenname</text:p>
          </table:table-cell>
          <table:table-cell table:style-name="ce62" office:value-type="string" calcext:value-type="string">
            <text:p>Zeile</text:p>
          </table:table-cell>
          <table:table-cell table:style-name="ce67" office:value-type="string" calcext:value-type="string">
            <text:p>Wasserkraft</text:p>
          </table:table-cell>
          <table:table-cell table:style-name="ce73" office:value-type="string" calcext:value-type="string">
            <text:p>Windkraft</text:p>
          </table:table-cell>
          <table:table-cell table:style-name="ce75" office:value-type="string" calcext:value-type="string">
            <text:p>Photovoltaik</text:p>
          </table:table-cell>
          <table:table-cell table:style-name="ce77" office:value-type="string" calcext:value-type="string">
            <text:p>Feste biogene Stoffe, Klärschlamm</text:p>
          </table:table-cell>
          <table:table-cell table:style-name="ce77" office:value-type="string" calcext:value-type="string">
            <text:p>flüssige biogene Stoffe, Biokraftstoffe</text:p>
          </table:table-cell>
          <table:table-cell table:style-name="ce77" office:value-type="string" calcext:value-type="string">
            <text:p>Klärgas, Biogas, Biomethan</text:p>
          </table:table-cell>
          <table:table-cell table:style-name="ce77" office:value-type="string" calcext:value-type="string">
            <text:p>Deponiegas</text:p>
          </table:table-cell>
          <table:table-cell table:style-name="ce75" office:value-type="string" calcext:value-type="string">
            <text:p>Geothermie</text:p>
          </table:table-cell>
          <table:table-cell table:style-name="ce67" office:value-type="string" calcext:value-type="string">
            <text:p>Solarthermie</text:p>
          </table:table-cell>
          <table:table-cell table:style-name="ce77" office:value-type="string" calcext:value-type="string">
            <text:p>Umweltwärme</text:p>
          </table:table-cell>
          <table:table-cell table:style-name="ce73" office:value-type="string" calcext:value-type="string">
            <text:p>Summe</text:p>
          </table:table-cell>
          <table:table-cell table:number-columns-repeated="1010"/>
        </table:table-row>
        <table:table-row table:style-name="ro2">
          <table:table-cell table:style-name="ce57" office:value-type="float" office:value="2020" calcext:value-type="float">
            <text:p>2020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65940" calcext:value-type="float">
            <text:p><text:s/>65 940</text:p>
          </table:table-cell>
          <table:table-cell office:value-type="float" office:value="475569" calcext:value-type="float">
            <text:p><text:s/>475 569</text:p>
          </table:table-cell>
          <table:table-cell office:value-type="float" office:value="178185" calcext:value-type="float">
            <text:p><text:s/>178 185</text:p>
          </table:table-cell>
          <table:table-cell office:value-type="float" office:value="539195" calcext:value-type="float">
            <text:p><text:s/>539 195</text:p>
          </table:table-cell>
          <table:table-cell office:value-type="float" office:value="152888" calcext:value-type="float">
            <text:p><text:s/>152 888</text:p>
          </table:table-cell>
          <table:table-cell office:value-type="float" office:value="320354" calcext:value-type="float">
            <text:p><text:s/>320 354</text:p>
          </table:table-cell>
          <table:table-cell office:value-type="float" office:value="134214" calcext:value-type="float">
            <text:p><text:s/>134 214</text:p>
          </table:table-cell>
          <table:table-cell office:value-type="float" office:value="15618" calcext:value-type="float">
            <text:p><text:s/>15 618</text:p>
          </table:table-cell>
          <table:table-cell office:value-type="float" office:value="32057" calcext:value-type="float">
            <text:p><text:s/>32 057</text:p>
          </table:table-cell>
          <table:table-cell office:value-type="float" office:value="57778" calcext:value-type="float">
            <text:p><text:s/>57 778</text:p>
          </table:table-cell>
          <table:table-cell table:style-name="ce82" office:value-type="float" office:value="1971798" calcext:value-type="float">
            <text:p>1 971 798</text:p>
          </table:table-cell>
          <table:table-cell table:style-name="ce57" table:number-columns-repeated="1010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60" office:value-type="string" calcext:value-type="string">
            <text:p>PRIMÄRENERGIEVERBRAUCH IM INLAND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71030" calcext:value-type="float">
            <text:p><text:s/>71 030</text:p>
          </table:table-cell>
          <table:table-cell office:value-type="float" office:value="453219" calcext:value-type="float">
            <text:p><text:s/>453 219</text:p>
          </table:table-cell>
          <table:table-cell office:value-type="float" office:value="167011" calcext:value-type="float">
            <text:p><text:s/>167 011</text:p>
          </table:table-cell>
          <table:table-cell office:value-type="float" office:value="548394" calcext:value-type="float">
            <text:p><text:s/>548 394</text:p>
          </table:table-cell>
          <table:table-cell office:value-type="float" office:value="122005" calcext:value-type="float">
            <text:p><text:s/>122 005</text:p>
          </table:table-cell>
          <table:table-cell office:value-type="float" office:value="311784" calcext:value-type="float">
            <text:p><text:s/>311 784</text:p>
          </table:table-cell>
          <table:table-cell office:value-type="float" office:value="133759" calcext:value-type="float">
            <text:p><text:s/>133 759</text:p>
          </table:table-cell>
          <table:table-cell office:value-type="float" office:value="13955" calcext:value-type="float">
            <text:p><text:s/>13 955</text:p>
          </table:table-cell>
          <table:table-cell office:value-type="float" office:value="30538" calcext:value-type="float">
            <text:p><text:s/>30 538</text:p>
          </table:table-cell>
          <table:table-cell office:value-type="float" office:value="52758" calcext:value-type="float">
            <text:p><text:s/>52 758</text:p>
          </table:table-cell>
          <table:table-cell office:value-type="float" office:value="1904453" calcext:value-type="float">
            <text:p>1 904 453</text:p>
          </table:table-cell>
          <table:table-cell table:number-columns-repeated="1010"/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60" office:value-type="string" calcext:value-type="string">
            <text:p>PRIMÄRENERGIEVERBRAUCH IM INLAND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64707" calcext:value-type="float">
            <text:p><text:s/>64 707</text:p>
          </table:table-cell>
          <table:table-cell office:value-type="float" office:value="395824" calcext:value-type="float">
            <text:p><text:s/>395 824</text:p>
          </table:table-cell>
          <table:table-cell office:value-type="float" office:value="164823" calcext:value-type="float">
            <text:p><text:s/>164 823</text:p>
          </table:table-cell>
          <table:table-cell office:value-type="float" office:value="511088" calcext:value-type="float">
            <text:p><text:s/>511 088</text:p>
          </table:table-cell>
          <table:table-cell office:value-type="float" office:value="123098" calcext:value-type="float">
            <text:p><text:s/>123 098</text:p>
          </table:table-cell>
          <table:table-cell office:value-type="float" office:value="314334" calcext:value-type="float">
            <text:p><text:s/>314 334</text:p>
          </table:table-cell>
          <table:table-cell office:value-type="float" office:value="135048" calcext:value-type="float">
            <text:p><text:s/>135 048</text:p>
          </table:table-cell>
          <table:table-cell office:value-type="float" office:value="12635" calcext:value-type="float">
            <text:p><text:s/>12 635</text:p>
          </table:table-cell>
          <table:table-cell office:value-type="float" office:value="31950" calcext:value-type="float">
            <text:p><text:s/>31 950</text:p>
          </table:table-cell>
          <table:table-cell office:value-type="float" office:value="48613" calcext:value-type="float">
            <text:p><text:s/>48 613</text:p>
          </table:table-cell>
          <table:table-cell office:value-type="float" office:value="1802120" calcext:value-type="float">
            <text:p>1 802 120</text:p>
          </table:table-cell>
          <table:table-cell table:number-columns-repeated="1010"/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60" office:value-type="string" calcext:value-type="string">
            <text:p>PRIMÄRENERGIEVERBRAUCH IM INLAND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72540" calcext:value-type="float">
            <text:p><text:s/>72 540</text:p>
          </table:table-cell>
          <table:table-cell office:value-type="float" office:value="380102" calcext:value-type="float">
            <text:p><text:s/>380 102</text:p>
          </table:table-cell>
          <table:table-cell office:value-type="float" office:value="141845" calcext:value-type="float">
            <text:p><text:s/>141 845</text:p>
          </table:table-cell>
          <table:table-cell office:value-type="float" office:value="524505" calcext:value-type="float">
            <text:p><text:s/>524 505</text:p>
          </table:table-cell>
          <table:table-cell office:value-type="float" office:value="118084" calcext:value-type="float">
            <text:p><text:s/>118 084</text:p>
          </table:table-cell>
          <table:table-cell office:value-type="float" office:value="338579" calcext:value-type="float">
            <text:p><text:s/>338 579</text:p>
          </table:table-cell>
          <table:table-cell office:value-type="float" office:value="137982" calcext:value-type="float">
            <text:p><text:s/>137 982</text:p>
          </table:table-cell>
          <table:table-cell office:value-type="float" office:value="10759" calcext:value-type="float">
            <text:p><text:s/>10 759</text:p>
          </table:table-cell>
          <table:table-cell office:value-type="float" office:value="28271" calcext:value-type="float">
            <text:p><text:s/>28 271</text:p>
          </table:table-cell>
          <table:table-cell office:value-type="float" office:value="44792" calcext:value-type="float">
            <text:p><text:s/>44 792</text:p>
          </table:table-cell>
          <table:table-cell office:value-type="float" office:value="1797459" calcext:value-type="float">
            <text:p>1 797 459</text:p>
          </table:table-cell>
          <table:table-cell table:number-columns-repeated="1010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61" office:value-type="string" calcext:value-type="string">
            <text:p>PRIMÄRENERGIEVERBRAUCH IM INLAND</text:p>
          </table:table-cell>
          <table:table-cell table:style-name="ce65" office:value-type="float" office:value="8" calcext:value-type="float">
            <text:p>8</text:p>
          </table:table-cell>
          <table:table-cell table:style-name="ce69" office:value-type="float" office:value="73966" calcext:value-type="float">
            <text:p>73,966</text:p>
          </table:table-cell>
          <table:table-cell table:style-name="ce69" office:value-type="float" office:value="288248" calcext:value-type="float">
            <text:p>288,248</text:p>
          </table:table-cell>
          <table:table-cell table:style-name="ce69" office:value-type="float" office:value="137153" calcext:value-type="float">
            <text:p>137,153</text:p>
          </table:table-cell>
          <table:table-cell table:style-name="ce69" office:value-type="float" office:value="509508" calcext:value-type="float">
            <text:p>509,508</text:p>
          </table:table-cell>
          <table:table-cell table:style-name="ce69" office:value-type="float" office:value="117656" calcext:value-type="float">
            <text:p>117,656</text:p>
          </table:table-cell>
          <table:table-cell table:style-name="ce69" office:value-type="float" office:value="336034" calcext:value-type="float">
            <text:p>336,034</text:p>
          </table:table-cell>
          <table:table-cell table:style-name="ce69" office:value-type="float" office:value="133370" calcext:value-type="float">
            <text:p>133,370</text:p>
          </table:table-cell>
          <table:table-cell table:style-name="ce69" office:value-type="float" office:value="11291" calcext:value-type="float">
            <text:p>11,291</text:p>
          </table:table-cell>
          <table:table-cell table:style-name="ce69" office:value-type="float" office:value="28091" calcext:value-type="float">
            <text:p>28,091</text:p>
          </table:table-cell>
          <table:table-cell table:style-name="ce69" office:value-type="float" office:value="40928" calcext:value-type="float">
            <text:p>40,928</text:p>
          </table:table-cell>
          <table:table-cell table:style-name="ce84" office:value-type="float" office:value="1676245" calcext:value-type="float">
            <text:p>1,676,245</text:p>
          </table:table-cell>
          <table:table-cell table:number-columns-repeated="1010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table:style-name="ce70" office:value-type="float" office:value="68317" calcext:value-type="float">
            <text:p>68,317</text:p>
          </table:table-cell>
          <table:table-cell table:style-name="ce70" office:value-type="float" office:value="285143" calcext:value-type="float">
            <text:p>285,143</text:p>
          </table:table-cell>
          <table:table-cell table:style-name="ce70" office:value-type="float" office:value="139415" calcext:value-type="float">
            <text:p>139,415</text:p>
          </table:table-cell>
          <table:table-cell table:style-name="ce70" office:value-type="float" office:value="505180" calcext:value-type="float">
            <text:p>505,180</text:p>
          </table:table-cell>
          <table:table-cell table:style-name="ce70" office:value-type="float" office:value="116738" calcext:value-type="float">
            <text:p>116,738</text:p>
          </table:table-cell>
          <table:table-cell table:style-name="ce70" office:value-type="float" office:value="325539" calcext:value-type="float">
            <text:p>325,539</text:p>
          </table:table-cell>
          <table:table-cell table:style-name="ce70" office:value-type="float" office:value="129129" calcext:value-type="float">
            <text:p>129,129</text:p>
          </table:table-cell>
          <table:table-cell table:style-name="ce70" office:value-type="float" office:value="8962" calcext:value-type="float">
            <text:p>8,962</text:p>
          </table:table-cell>
          <table:table-cell table:style-name="ce70" office:value-type="float" office:value="28098" calcext:value-type="float">
            <text:p>28,098</text:p>
          </table:table-cell>
          <table:table-cell table:style-name="ce70" office:value-type="float" office:value="37263" calcext:value-type="float">
            <text:p>37,263</text:p>
          </table:table-cell>
          <table:table-cell table:style-name="ce85" office:value-type="float" office:value="1643784" calcext:value-type="float">
            <text:p>1,643,784</text:p>
          </table:table-cell>
          <table:table-cell table:number-columns-repeated="1010"/>
        </table:table-row>
        <table:table-row table:style-name="ro5"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PRIMÄRENERGIEVERBRAUCH IM INLAND</text:p>
          </table:table-cell>
          <table:table-cell table:style-name="ce17" office:value-type="float" office:value="8" calcext:value-type="float">
            <text:p>8</text:p>
          </table:table-cell>
          <table:table-cell table:style-name="ce69" office:value-type="float" office:value="70513" calcext:value-type="float">
            <text:p>70,513</text:p>
          </table:table-cell>
          <table:table-cell table:style-name="ce69" office:value-type="float" office:value="206486" calcext:value-type="float">
            <text:p>206,486</text:p>
          </table:table-cell>
          <table:table-cell table:style-name="ce69" office:value-type="float" office:value="129803" calcext:value-type="float">
            <text:p>129,803</text:p>
          </table:table-cell>
          <table:table-cell table:style-name="ce69" office:value-type="float" office:value="478979" calcext:value-type="float">
            <text:p>478,979</text:p>
          </table:table-cell>
          <table:table-cell table:style-name="ce69" office:value-type="float" office:value="125060" calcext:value-type="float">
            <text:p>125,060</text:p>
          </table:table-cell>
          <table:table-cell table:style-name="ce69" office:value-type="float" office:value="307781" calcext:value-type="float">
            <text:p>307,781</text:p>
          </table:table-cell>
          <table:table-cell table:style-name="ce69" office:value-type="float" office:value="131496" calcext:value-type="float">
            <text:p>131,496</text:p>
          </table:table-cell>
          <table:table-cell table:style-name="ce69" office:value-type="float" office:value="7618" calcext:value-type="float">
            <text:p>7,618</text:p>
          </table:table-cell>
          <table:table-cell table:style-name="ce69" office:value-type="float" office:value="26232" calcext:value-type="float">
            <text:p>26,232</text:p>
          </table:table-cell>
          <table:table-cell table:style-name="ce69" office:value-type="float" office:value="34571" calcext:value-type="float">
            <text:p>34,571</text:p>
          </table:table-cell>
          <table:table-cell table:style-name="ce84" office:value-type="float" office:value="1518539" calcext:value-type="float">
            <text:p>1,518,539</text:p>
          </table:table-cell>
          <table:table-cell table:number-columns-repeated="101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table:style-name="ce71" office:value-type="float" office:value="82792.8" calcext:value-type="float">
            <text:p><text:s/>82 793</text:p>
          </table:table-cell>
          <table:table-cell table:style-name="ce71" office:value-type="float" office:value="186148.8" calcext:value-type="float">
            <text:p><text:s/>186 149</text:p>
          </table:table-cell>
          <table:table-cell table:style-name="ce71" office:value-type="float" office:value="111636" calcext:value-type="float">
            <text:p><text:s/>111 636</text:p>
          </table:table-cell>
          <table:table-cell table:style-name="ce78" office:value-type="float" office:value="524979.186182657" calcext:value-type="float">
            <text:p><text:s/>524 979</text:p>
          </table:table-cell>
          <table:table-cell table:style-name="ce78" office:value-type="float" office:value="120804.259016057" calcext:value-type="float">
            <text:p><text:s/>120 804</text:p>
          </table:table-cell>
          <table:table-cell table:style-name="ce78" office:value-type="float" office:value="283293.743397545" calcext:value-type="float">
            <text:p><text:s/>283 294</text:p>
          </table:table-cell>
          <table:table-cell table:style-name="ce79" office:value-type="float" office:value="127223.791927672" calcext:value-type="float">
            <text:p><text:s/>127 224</text:p>
          </table:table-cell>
          <table:table-cell table:style-name="ce79" office:value-type="float" office:value="6179.0744" calcext:value-type="float">
            <text:p><text:s/>6 179</text:p>
          </table:table-cell>
          <table:table-cell table:style-name="ce81" office:value-type="float" office:value="24372" calcext:value-type="float">
            <text:p><text:s/>24 372</text:p>
          </table:table-cell>
          <table:table-cell table:style-name="ce78" office:value-type="float" office:value="31226.4" calcext:value-type="float">
            <text:p><text:s/>31 226</text:p>
          </table:table-cell>
          <table:table-cell table:style-name="ce79" office:value-type="float" office:value="1498656.05492393" calcext:value-type="float">
            <text:p>1 498 656</text:p>
          </table:table-cell>
          <table:table-cell table:number-columns-repeated="101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MÄRENERGIEVERBRAUCH IM INLAN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8318" calcext:value-type="float">
            <text:p>78318</text:p>
          </table:table-cell>
          <table:table-cell table:style-name="Default" office:value-type="float" office:value="182412" calcext:value-type="float">
            <text:p>182412</text:p>
          </table:table-cell>
          <table:table-cell table:style-name="Default" office:value-type="float" office:value="94968" calcext:value-type="float">
            <text:p>94968</text:p>
          </table:table-cell>
          <table:table-cell table:style-name="Default" office:value-type="float" office:value="457648.06" calcext:value-type="float">
            <text:p>457648.06</text:p>
          </table:table-cell>
          <table:table-cell table:style-name="Default" office:value-type="float" office:value="129640.40444" calcext:value-type="float">
            <text:p>129640.40444</text:p>
          </table:table-cell>
          <table:table-cell table:style-name="Default" office:value-type="float" office:value="268415.6876" calcext:value-type="float">
            <text:p>268415.6876</text:p>
          </table:table-cell>
          <table:table-cell table:style-name="Default" office:value-type="float" office:value="113870.8625" calcext:value-type="float">
            <text:p>113870.8625</text:p>
          </table:table-cell>
          <table:table-cell table:style-name="Default" office:value-type="float" office:value="6846.48" calcext:value-type="float">
            <text:p>6846.48</text:p>
          </table:table-cell>
          <table:table-cell table:style-name="Default" office:value-type="float" office:value="24120" calcext:value-type="float">
            <text:p>24120</text:p>
          </table:table-cell>
          <table:table-cell table:style-name="Default" office:value-type="float" office:value="28569.6" calcext:value-type="float">
            <text:p>28569.6</text:p>
          </table:table-cell>
          <table:table-cell table:style-name="Default" office:value-type="float" office:value="1384809.09454" calcext:value-type="float">
            <text:p>1384809.09454</text:p>
          </table:table-cell>
          <table:table-cell table:number-columns-repeated="101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66" office:value-type="float" office:value="8" calcext:value-type="float">
            <text:p>8</text:p>
          </table:table-cell>
          <table:table-cell table:style-name="ce72" office:value-type="float" office:value="63622.8" calcext:value-type="float">
            <text:p>63,623</text:p>
          </table:table-cell>
          <table:table-cell table:style-name="ce74" office:value-type="float" office:value="175978.8" calcext:value-type="float">
            <text:p>175,979</text:p>
          </table:table-cell>
          <table:table-cell table:style-name="ce76" office:value-type="float" office:value="69624" calcext:value-type="float">
            <text:p>69,624</text:p>
          </table:table-cell>
          <table:table-cell table:style-name="ce74" office:value-type="float" office:value="511379.19" calcext:value-type="float">
            <text:p>511,379</text:p>
          </table:table-cell>
          <table:table-cell table:style-name="ce74" office:value-type="float" office:value="167992.816" calcext:value-type="float">
            <text:p>167,993</text:p>
          </table:table-cell>
          <table:table-cell table:style-name="ce74" office:value-type="float" office:value="320817.361958544" calcext:value-type="float">
            <text:p>320,817</text:p>
          </table:table-cell>
          <table:table-cell table:style-name="ce74" office:value-type="float" office:value="110103.197" calcext:value-type="float">
            <text:p>110,103</text:p>
          </table:table-cell>
          <table:table-cell table:style-name="ce80" office:value-type="float" office:value="1173.2" calcext:value-type="float">
            <text:p>1,173</text:p>
          </table:table-cell>
          <table:table-cell table:style-name="ce76" office:value-type="float" office:value="20160" calcext:value-type="float">
            <text:p>20,160</text:p>
          </table:table-cell>
          <table:table-cell table:style-name="ce74" office:value-type="float" office:value="21654" calcext:value-type="float">
            <text:p>21,654</text:p>
          </table:table-cell>
          <table:table-cell table:style-name="ce86" office:value-type="float" office:value="1462505.36495854" calcext:value-type="float">
            <text:p>1,462,505</text:p>
          </table:table-cell>
          <table:table-cell table:number-columns-repeated="1010"/>
        </table:table-row>
      </table:table>
      <table:table table:name="Primärenergie_Calculations" table:style-name="ta1">
        <table:table-column table:style-name="co2" table:default-cell-style-name="ce1"/>
        <table:table-column table:style-name="co2" table:default-cell-style-name="ce10"/>
        <table:table-column table:style-name="co2" table:default-cell-style-name="ce16"/>
        <table:table-column table:style-name="co2" table:number-columns-repeated="3" table:default-cell-style-name="ce24"/>
        <table:table-column table:style-name="co2" table:default-cell-style-name="ce33"/>
        <table:table-column table:style-name="co2" table:default-cell-style-name="ce32"/>
        <table:table-column table:style-name="co2" table:number-columns-repeated="3" table:default-cell-style-name="ce24"/>
        <table:table-column table:style-name="co2" table:default-cell-style-name="ce33"/>
        <table:table-column table:style-name="co2" table:default-cell-style-name="ce32"/>
        <table:table-column table:style-name="co2" table:number-columns-repeated="10" table:default-cell-style-name="ce24"/>
        <table:table-column table:style-name="co2" table:default-cell-style-name="ce33"/>
        <table:table-column table:style-name="co2" table:default-cell-style-name="ce32"/>
        <table:table-column table:style-name="co2" table:number-columns-repeated="2" table:default-cell-style-name="ce37"/>
        <table:table-column table:style-name="co2" table:default-cell-style-name="ce24"/>
        <table:table-column table:style-name="co2" table:default-cell-style-name="ce33"/>
        <table:table-column table:style-name="co2" table:default-cell-style-name="ce32"/>
        <table:table-column table:style-name="co2" table:number-columns-repeated="3" table:default-cell-style-name="ce24"/>
        <table:table-column table:style-name="co2" table:default-cell-style-name="ce32"/>
        <table:table-column table:style-name="co2" table:default-cell-style-name="ce47"/>
        <table:table-column table:style-name="co2" table:number-columns-repeated="2" table:default-cell-style-name="ce24"/>
        <table:table-column table:style-name="co2" table:default-cell-style-name="ce33"/>
        <table:table-column table:style-name="co2" table:number-columns-repeated="3" table:default-cell-style-name="ce23"/>
        <table:table-column table:style-name="co2" table:number-columns-repeated="2" table:default-cell-style-name="ce24"/>
        <table:table-column table:style-name="co2" table:default-cell-style-name="ce33"/>
        <table:table-column table:style-name="co2" table:default-cell-style-name="ce87"/>
        <table:table-row table:style-name="ro6">
          <table:table-cell/>
          <table:table-cell table:style-name="ce3" office:value-type="string" calcext:value-type="string" table:number-columns-spanned="1" table:number-rows-spanned="2">
            <text:p>Energiebilanz der Bundesrepublik 2020</text:p>
          </table:table-cell>
          <table:table-cell table:style-name="ce12" office:value-type="string" calcext:value-type="string">
            <text:p>Zeile</text:p>
          </table:table-cell>
          <table:table-cell table:style-name="ce18" office:value-type="string" calcext:value-type="string" table:number-columns-spanned="4" table:number-rows-spanned="2">
            <text:p>Steinkohlen</text:p>
          </table:table-cell>
          <table:covered-table-cell table:number-columns-repeated="2" table:style-name="ce26"/>
          <table:covered-table-cell table:style-name="ce28"/>
          <table:table-cell table:style-name="ce28" office:value-type="string" calcext:value-type="string">
            <text:p>Steinkohle</text:p>
          </table:table-cell>
          <table:table-cell table:style-name="ce35" office:value-type="string" calcext:value-type="string" table:number-columns-spanned="4" table:number-rows-spanned="2">
            <text:p>Braunkohlen</text:p>
          </table:table-cell>
          <table:covered-table-cell table:number-columns-repeated="2" table:style-name="ce26"/>
          <table:covered-table-cell table:style-name="ce28"/>
          <table:table-cell table:style-name="ce28" office:value-type="string" calcext:value-type="string">
            <text:p>Braunkohle</text:p>
          </table:table-cell>
          <table:table-cell table:style-name="ce35" office:value-type="string" calcext:value-type="string" table:number-columns-spanned="11" table:number-rows-spanned="2">
            <text:p>Mineralöle</text:p>
          </table:table-cell>
          <table:covered-table-cell table:number-columns-repeated="9" table:style-name="ce26"/>
          <table:covered-table-cell table:style-name="ce28"/>
          <table:table-cell table:style-name="ce28" office:value-type="string" calcext:value-type="string">
            <text:p>Mineralöle und Mineralöl Produkte</text:p>
          </table:table-cell>
          <table:table-cell table:style-name="ce35" office:value-type="string" calcext:value-type="string" table:number-columns-spanned="4" table:number-rows-spanned="2">
            <text:p>Gase</text:p>
          </table:table-cell>
          <table:covered-table-cell table:number-columns-repeated="2" table:style-name="ce26"/>
          <table:covered-table-cell table:style-name="ce28"/>
          <table:table-cell table:style-name="ce28" office:value-type="string" calcext:value-type="string">
            <text:p>Gase</text:p>
          </table:table-cell>
          <table:table-cell table:style-name="ce35" office:value-type="string" calcext:value-type="string" table:number-columns-spanned="3" table:number-rows-spanned="2">
            <text:p>Erneuerbare Energien</text:p>
          </table:table-cell>
          <table:covered-table-cell table:style-name="ce26"/>
          <table:covered-table-cell table:style-name="ce28"/>
          <table:table-cell table:style-name="ce28" office:value-type="string" calcext:value-type="string">
            <text:p>Gesamt Erneuerbare Energieträger</text:p>
          </table:table-cell>
          <table:table-cell table:style-name="ce42" office:value-type="string" calcext:value-type="string" table:number-columns-spanned="4" table:number-rows-spanned="2">
            <text:p>Elektrischer Strom und sonstige Energieträger</text:p>
          </table:table-cell>
          <table:covered-table-cell table:number-columns-repeated="2" table:style-name="ce49"/>
          <table:covered-table-cell table:style-name="ce51"/>
          <table:table-cell table:style-name="ce51" office:value-type="string" calcext:value-type="string">
            <text:p>Stromaustauschsaldo</text:p>
          </table:table-cell>
          <table:table-cell table:style-name="ce51" office:value-type="string" calcext:value-type="string">
            <text:p>Kernenergie</text:p>
          </table:table-cell>
          <table:table-cell table:style-name="ce51" office:value-type="string" calcext:value-type="string">
            <text:p>Sonstige Energieträger</text:p>
          </table:table-cell>
          <table:table-cell table:style-name="ce35" office:value-type="string" calcext:value-type="string" table:number-columns-spanned="3" table:number-rows-spanned="2">
            <text:p>Energieträger insgesamt</text:p>
          </table:table-cell>
          <table:covered-table-cell table:style-name="ce26"/>
          <table:covered-table-cell table:style-name="ce28"/>
          <table:table-cell table:style-name="Default" office:value-type="string" calcext:value-type="string">
            <text:p>Summe</text:p>
          </table:table-cell>
        </table:table-row>
        <table:table-row table:style-name="ro2">
          <table:table-cell/>
          <table:covered-table-cell table:style-name="ce4"/>
          <table:table-cell table:style-name="ce13"/>
          <table:covered-table-cell table:number-columns-repeated="3" table:style-name="ce19"/>
          <table:covered-table-cell table:style-name="ce29"/>
          <table:table-cell table:style-name="ce29"/>
          <table:covered-table-cell table:style-name="ce36"/>
          <table:covered-table-cell table:number-columns-repeated="2" table:style-name="ce19"/>
          <table:covered-table-cell table:style-name="ce29"/>
          <table:table-cell table:style-name="ce29"/>
          <table:covered-table-cell table:style-name="ce36"/>
          <table:covered-table-cell table:number-columns-repeated="9" table:style-name="ce19"/>
          <table:covered-table-cell table:style-name="ce29"/>
          <table:table-cell table:style-name="ce29"/>
          <table:covered-table-cell table:style-name="ce36"/>
          <table:covered-table-cell table:number-columns-repeated="2" table:style-name="ce19"/>
          <table:covered-table-cell table:style-name="ce29"/>
          <table:table-cell table:style-name="ce29"/>
          <table:covered-table-cell table:style-name="ce36"/>
          <table:covered-table-cell table:style-name="ce19"/>
          <table:covered-table-cell table:style-name="ce29"/>
          <table:table-cell table:style-name="ce29"/>
          <table:covered-table-cell table:style-name="ce43"/>
          <table:covered-table-cell table:number-columns-repeated="2" table:style-name="ce50"/>
          <table:covered-table-cell table:style-name="ce52"/>
          <table:table-cell table:style-name="ce52" table:number-columns-repeated="3"/>
          <table:covered-table-cell table:style-name="ce36"/>
          <table:covered-table-cell table:style-name="ce19"/>
          <table:covered-table-cell table:style-name="ce29"/>
          <table:table-cell table:style-name="Default"/>
        </table:table-row>
        <table:table-row table:style-name="ro1">
          <table:table-cell/>
          <table:table-cell table:style-name="ce5"/>
          <table:table-cell table:style-name="ce14"/>
          <table:table-cell table:style-name="ce20" office:value-type="string" calcext:value-type="string">
            <text:p>TJ</text:p>
          </table:table-cell>
          <table:table-cell table:number-columns-repeated="3" table:style-name="ce27" office:value-type="string" calcext:value-type="string">
            <text:p>TJ</text:p>
          </table:table-cell>
          <table:table-cell table:style-name="ce27"/>
          <table:table-cell table:number-columns-repeated="4" table:style-name="ce27" office:value-type="string" calcext:value-type="string">
            <text:p>TJ</text:p>
          </table:table-cell>
          <table:table-cell table:style-name="ce27"/>
          <table:table-cell table:number-columns-repeated="11" table:style-name="ce27" office:value-type="string" calcext:value-type="string">
            <text:p>TJ</text:p>
          </table:table-cell>
          <table:table-cell table:style-name="ce27"/>
          <table:table-cell table:number-columns-repeated="4" table:style-name="ce27" office:value-type="string" calcext:value-type="string">
            <text:p>TJ</text:p>
          </table:table-cell>
          <table:table-cell table:style-name="ce27"/>
          <table:table-cell table:number-columns-repeated="3" table:style-name="ce27" office:value-type="string" calcext:value-type="string">
            <text:p>TJ</text:p>
          </table:table-cell>
          <table:table-cell table:style-name="ce27"/>
          <table:table-cell table:number-columns-repeated="4" table:style-name="ce27" office:value-type="string" calcext:value-type="string">
            <text:p>TJ</text:p>
          </table:table-cell>
          <table:table-cell table:style-name="ce27" table:number-columns-repeated="3"/>
          <table:table-cell table:number-columns-repeated="2" table:style-name="ce27" office:value-type="string" calcext:value-type="string">
            <text:p>TJ</text:p>
          </table:table-cell>
          <table:table-cell table:style-name="ce55" office:value-type="string" calcext:value-type="string">
            <text:p>TJ</text:p>
          </table:table-cell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T Joule</text:p>
          </table:table-cell>
          <table:table-cell table:style-name="ce13"/>
          <table:table-cell table:style-name="ce21" office:value-type="string" calcext:value-type="string">
            <text:p>Kohle</text:p>
          </table:table-cell>
          <table:table-cell table:style-name="ce21" office:value-type="string" calcext:value-type="string">
            <text:p>Briketts</text:p>
          </table:table-cell>
          <table:table-cell table:style-name="ce21" office:value-type="string" calcext:value-type="string">
            <text:p>Koks</text:p>
          </table:table-cell>
          <table:table-cell table:style-name="ce30" office:value-type="string" calcext:value-type="string">
            <text:p>Andere</text:p>
          </table:table-cell>
          <table:table-cell table:style-name="ce30"/>
          <table:table-cell table:style-name="ce21" office:value-type="string" calcext:value-type="string">
            <text:p>Kohle</text:p>
          </table:table-cell>
          <table:table-cell table:style-name="ce21" office:value-type="string" calcext:value-type="string">
            <text:p>Briketts</text:p>
          </table:table-cell>
          <table:table-cell table:style-name="ce21" office:value-type="string" calcext:value-type="string">
            <text:p>Andere</text:p>
          </table:table-cell>
          <table:table-cell table:style-name="ce30" office:value-type="string" calcext:value-type="string">
            <text:p>Hart-</text:p>
          </table:table-cell>
          <table:table-cell table:style-name="ce30"/>
          <table:table-cell table:style-name="ce21" office:value-type="string" calcext:value-type="string">
            <text:p>Erdöl</text:p>
          </table:table-cell>
          <table:table-cell table:style-name="ce21" office:value-type="string" calcext:value-type="string">
            <text:p>Otto-</text:p>
          </table:table-cell>
          <table:table-cell table:style-name="ce21" office:value-type="string" calcext:value-type="string">
            <text:p>Roh-</text:p>
          </table:table-cell>
          <table:table-cell table:style-name="ce21" office:value-type="string" calcext:value-type="string">
            <text:p>Flugturbinen-</text:p>
          </table:table-cell>
          <table:table-cell table:style-name="ce21" office:value-type="string" calcext:value-type="string">
            <text:p>Diesel-</text:p>
          </table:table-cell>
          <table:table-cell table:number-columns-repeated="2" table:style-name="ce21" office:value-type="string" calcext:value-type="string">
            <text:p>Heizöl</text:p>
          </table:table-cell>
          <table:table-cell table:style-name="ce21" office:value-type="string" calcext:value-type="string">
            <text:p>Petrol-</text:p>
          </table:table-cell>
          <table:table-cell table:style-name="ce21" office:value-type="string" calcext:value-type="string">
            <text:p>Flüssig-</text:p>
          </table:table-cell>
          <table:table-cell table:style-name="ce21" office:value-type="string" calcext:value-type="string">
            <text:p>Raffinerie-</text:p>
          </table:table-cell>
          <table:table-cell table:style-name="ce30" office:value-type="string" calcext:value-type="string">
            <text:p>Andere</text:p>
          </table:table-cell>
          <table:table-cell table:style-name="ce30"/>
          <table:table-cell table:style-name="ce21" office:value-type="string" calcext:value-type="string">
            <text:p>Kokereigas</text:p>
          </table:table-cell>
          <table:table-cell table:style-name="ce21" office:value-type="string" calcext:value-type="string">
            <text:p>Gichtgas</text:p>
          </table:table-cell>
          <table:table-cell table:style-name="ce39" office:value-type="string" calcext:value-type="string" table:number-columns-spanned="2" table:number-rows-spanned="1">
            <text:p>Naturgase</text:p>
          </table:table-cell>
          <table:covered-table-cell table:style-name="ce39"/>
          <table:table-cell table:style-name="ce39"/>
          <table:table-cell table:style-name="ce21" office:value-type="string" calcext:value-type="string">
            <text:p>Wasserkraft</text:p>
          </table:table-cell>
          <table:table-cell table:style-name="ce21" office:value-type="string" calcext:value-type="string">
            <text:p>Biomasse</text:p>
          </table:table-cell>
          <table:table-cell table:style-name="ce21" office:value-type="string" calcext:value-type="string">
            <text:p>Solarthermie</text:p>
          </table:table-cell>
          <table:table-cell table:style-name="ce21"/>
          <table:table-cell table:style-name="ce44" office:value-type="string" calcext:value-type="string">
            <text:p>Fossile</text:p>
          </table:table-cell>
          <table:table-cell table:style-name="ce21" office:value-type="string" calcext:value-type="string">
            <text:p>Strom</text:p>
          </table:table-cell>
          <table:table-cell table:style-name="ce21" office:value-type="string" calcext:value-type="string">
            <text:p>Kernenergie</text:p>
          </table:table-cell>
          <table:table-cell table:style-name="ce21" office:value-type="string" calcext:value-type="string">
            <text:p>Fernwärme</text:p>
          </table:table-cell>
          <table:table-cell table:style-name="ce21" table:number-columns-repeated="3"/>
          <table:table-cell table:style-name="ce53" office:value-type="string" calcext:value-type="string">
            <text:p>Primär-</text:p>
          </table:table-cell>
          <table:table-cell table:style-name="ce21" office:value-type="string" calcext:value-type="string">
            <text:p>Sekundär-</text:p>
          </table:table-cell>
          <table:table-cell table:style-name="ce30" office:value-type="string" calcext:value-type="string">
            <text:p>Summe</text:p>
          </table:table-cell>
          <table:table-cell table:style-name="Default"/>
        </table:table-row>
        <table:table-row table:style-name="ro1">
          <table:table-cell/>
          <table:table-cell table:style-name="ce6"/>
          <table:table-cell table:style-name="ce13"/>
          <table:table-cell table:style-name="ce21" table:number-columns-repeated="3"/>
          <table:table-cell table:style-name="ce30" office:value-type="string" calcext:value-type="string">
            <text:p>Steinkohlen-</text:p>
          </table:table-cell>
          <table:table-cell table:style-name="ce30"/>
          <table:table-cell table:style-name="ce21" table:number-columns-repeated="2"/>
          <table:table-cell table:style-name="ce21" office:value-type="string" calcext:value-type="string">
            <text:p>Braunkohlen-</text:p>
          </table:table-cell>
          <table:table-cell table:style-name="ce30" office:value-type="string" calcext:value-type="string">
            <text:p>braunkohle</text:p>
          </table:table-cell>
          <table:table-cell table:style-name="ce30"/>
          <table:table-cell table:style-name="ce21" office:value-type="string" calcext:value-type="string">
            <text:p>(roh)</text:p>
          </table:table-cell>
          <table:table-cell table:style-name="ce21" office:value-type="string" calcext:value-type="string">
            <text:p>kraftstoff</text:p>
          </table:table-cell>
          <table:table-cell table:style-name="ce21" office:value-type="string" calcext:value-type="string">
            <text:p>benzin</text:p>
          </table:table-cell>
          <table:table-cell table:number-columns-repeated="2" table:style-name="ce21" office:value-type="string" calcext:value-type="string">
            <text:p>kraftstoff</text:p>
          </table:table-cell>
          <table:table-cell table:style-name="ce21" office:value-type="string" calcext:value-type="string">
            <text:p>leicht</text:p>
          </table:table-cell>
          <table:table-cell table:style-name="ce21" office:value-type="string" calcext:value-type="string">
            <text:p>schwer</text:p>
          </table:table-cell>
          <table:table-cell table:style-name="ce21" office:value-type="string" calcext:value-type="string">
            <text:p>koks</text:p>
          </table:table-cell>
          <table:table-cell table:number-columns-repeated="2" table:style-name="ce21" office:value-type="string" calcext:value-type="string">
            <text:p>gas</text:p>
          </table:table-cell>
          <table:table-cell table:style-name="ce30" office:value-type="string" calcext:value-type="string">
            <text:p>Mineralöl-</text:p>
          </table:table-cell>
          <table:table-cell table:style-name="ce30"/>
          <table:table-cell table:style-name="ce21" office:value-type="string" calcext:value-type="string">
            <text:p>Stadtgas</text:p>
          </table:table-cell>
          <table:table-cell table:style-name="ce21" office:value-type="string" calcext:value-type="string">
            <text:p>Konvertergas</text:p>
          </table:table-cell>
          <table:table-cell table:style-name="ce21" office:value-type="string" calcext:value-type="string">
            <text:p>Erdgas</text:p>
          </table:table-cell>
          <table:table-cell table:style-name="ce30" office:value-type="string" calcext:value-type="string">
            <text:p>Grubengas</text:p>
          </table:table-cell>
          <table:table-cell table:style-name="ce30"/>
          <table:table-cell table:style-name="ce21" office:value-type="string" calcext:value-type="string">
            <text:p>Windenergie</text:p>
          </table:table-cell>
          <table:table-cell table:style-name="ce21" office:value-type="string" calcext:value-type="string">
            <text:p>erneuerbare</text:p>
          </table:table-cell>
          <table:table-cell table:style-name="ce21" office:value-type="string" calcext:value-type="string">
            <text:p>Geothermie</text:p>
          </table:table-cell>
          <table:table-cell table:style-name="ce21"/>
          <table:table-cell table:style-name="ce45" office:value-type="string" calcext:value-type="string">
            <text:p>Abfälle</text:p>
          </table:table-cell>
          <table:table-cell table:style-name="ce21" table:number-columns-repeated="6"/>
          <table:table-cell table:style-name="ce53" office:value-type="string" calcext:value-type="string">
            <text:p>energie-</text:p>
          </table:table-cell>
          <table:table-cell table:style-name="ce21" office:value-type="string" calcext:value-type="string">
            <text:p>energie-</text:p>
          </table:table-cell>
          <table:table-cell table:style-name="ce30"/>
          <table:table-cell table:style-name="Default"/>
        </table:table-row>
        <table:table-row table:style-name="ro1">
          <table:table-cell/>
          <table:table-cell table:style-name="ce7"/>
          <table:table-cell table:style-name="ce14" office:value-type="string" calcext:value-type="string">
            <text:p>d</text:p>
          </table:table-cell>
          <table:table-cell table:style-name="ce21" table:number-columns-repeated="3"/>
          <table:table-cell table:style-name="ce30" office:value-type="string" calcext:value-type="string">
            <text:p>produkte</text:p>
          </table:table-cell>
          <table:table-cell table:style-name="ce30"/>
          <table:table-cell table:style-name="ce21" table:number-columns-repeated="2"/>
          <table:table-cell table:style-name="ce21" office:value-type="string" calcext:value-type="string">
            <text:p>produkte</text:p>
          </table:table-cell>
          <table:table-cell table:style-name="ce30" table:number-columns-repeated="2"/>
          <table:table-cell table:style-name="ce21" table:number-columns-repeated="10"/>
          <table:table-cell table:style-name="ce30" office:value-type="string" calcext:value-type="string">
            <text:p>produkte</text:p>
          </table:table-cell>
          <table:table-cell table:style-name="ce30"/>
          <table:table-cell table:style-name="ce21" table:number-columns-repeated="2"/>
          <table:table-cell table:style-name="ce21" office:value-type="string" calcext:value-type="string">
            <text:p>Erdölgas</text:p>
          </table:table-cell>
          <table:table-cell table:style-name="ce30" table:number-columns-repeated="2"/>
          <table:table-cell table:style-name="ce21" office:value-type="string" calcext:value-type="string">
            <text:p>Photovoltaik</text:p>
          </table:table-cell>
          <table:table-cell table:style-name="ce41" office:value-type="string" calcext:value-type="string">
            <text:p>Abfälle</text:p>
          </table:table-cell>
          <table:table-cell table:style-name="ce21" office:value-type="string" calcext:value-type="string">
            <text:p>Umweltwärme</text:p>
          </table:table-cell>
          <table:table-cell table:style-name="ce21"/>
          <table:table-cell table:style-name="ce45" office:value-type="string" calcext:value-type="string">
            <text:p>Sonstige</text:p>
          </table:table-cell>
          <table:table-cell table:style-name="ce21" table:number-columns-repeated="6"/>
          <table:table-cell table:style-name="ce53" office:value-type="string" calcext:value-type="string">
            <text:p>träger</text:p>
          </table:table-cell>
          <table:table-cell table:style-name="ce21" office:value-type="string" calcext:value-type="string">
            <text:p>träger</text:p>
          </table:table-cell>
          <table:table-cell table:style-name="ce30"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Stand: 11.02.2022 (endgültige Daten)</text:p>
          </table:table-cell>
          <table:table-cell table:style-name="ce14" office:value-type="float" office:value="2020" calcext:value-type="float">
            <text:p>2020</text:p>
          </table:table-cell>
          <table:table-cell table:style-name="ce22"/>
          <table:table-cell table:style-name="ce22" office:value-type="float" office:value="102" calcext:value-type="float">
            <text:p><text:s text:c="2"/>102</text:p>
          </table:table-cell>
          <table:table-cell table:style-name="ce22" office:value-type="float" office:value="103" calcext:value-type="float">
            <text:p><text:s text:c="2"/>103</text:p>
          </table:table-cell>
          <table:table-cell table:style-name="ce31" office:value-type="float" office:value="104" calcext:value-type="float">
            <text:p><text:s text:c="2"/>104</text:p>
          </table:table-cell>
          <table:table-cell table:style-name="ce31"/>
          <table:table-cell table:style-name="ce22" office:value-type="float" office:value="201" calcext:value-type="float">
            <text:p><text:s text:c="2"/>201</text:p>
          </table:table-cell>
          <table:table-cell table:style-name="ce22" office:value-type="float" office:value="202" calcext:value-type="float">
            <text:p><text:s text:c="2"/>202</text:p>
          </table:table-cell>
          <table:table-cell table:style-name="ce22" office:value-type="float" office:value="203" calcext:value-type="float">
            <text:p><text:s text:c="2"/>203</text:p>
          </table:table-cell>
          <table:table-cell table:style-name="ce31" office:value-type="float" office:value="204" calcext:value-type="float">
            <text:p><text:s text:c="2"/>204</text:p>
          </table:table-cell>
          <table:table-cell table:style-name="ce31"/>
          <table:table-cell table:style-name="ce22" office:value-type="float" office:value="301" calcext:value-type="float">
            <text:p><text:s text:c="2"/>301</text:p>
          </table:table-cell>
          <table:table-cell table:style-name="ce22" office:value-type="float" office:value="302" calcext:value-type="float">
            <text:p><text:s text:c="2"/>302</text:p>
          </table:table-cell>
          <table:table-cell table:style-name="ce22" office:value-type="float" office:value="303" calcext:value-type="float">
            <text:p><text:s text:c="2"/>303</text:p>
          </table:table-cell>
          <table:table-cell table:style-name="ce22" office:value-type="float" office:value="304" calcext:value-type="float">
            <text:p><text:s text:c="2"/>304</text:p>
          </table:table-cell>
          <table:table-cell table:style-name="ce22" office:value-type="float" office:value="305" calcext:value-type="float">
            <text:p><text:s text:c="2"/>305</text:p>
          </table:table-cell>
          <table:table-cell table:style-name="ce22" office:value-type="float" office:value="306" calcext:value-type="float">
            <text:p><text:s text:c="2"/>306</text:p>
          </table:table-cell>
          <table:table-cell table:style-name="ce22" office:value-type="float" office:value="307" calcext:value-type="float">
            <text:p><text:s text:c="2"/>307</text:p>
          </table:table-cell>
          <table:table-cell table:style-name="ce22" office:value-type="float" office:value="308" calcext:value-type="float">
            <text:p><text:s text:c="2"/>308</text:p>
          </table:table-cell>
          <table:table-cell table:style-name="ce22" office:value-type="float" office:value="309" calcext:value-type="float">
            <text:p><text:s text:c="2"/>309</text:p>
          </table:table-cell>
          <table:table-cell table:style-name="ce22" office:value-type="float" office:value="310" calcext:value-type="float">
            <text:p><text:s text:c="2"/>310</text:p>
          </table:table-cell>
          <table:table-cell table:style-name="ce31" office:value-type="float" office:value="311" calcext:value-type="float">
            <text:p><text:s text:c="2"/>311</text:p>
          </table:table-cell>
          <table:table-cell table:style-name="ce31"/>
          <table:table-cell table:style-name="ce22" office:value-type="float" office:value="401" calcext:value-type="float">
            <text:p><text:s text:c="2"/>401</text:p>
          </table:table-cell>
          <table:table-cell table:style-name="ce22" office:value-type="float" office:value="402" calcext:value-type="float">
            <text:p><text:s text:c="2"/>402</text:p>
          </table:table-cell>
          <table:table-cell table:style-name="ce22" office:value-type="float" office:value="403" calcext:value-type="float">
            <text:p><text:s text:c="2"/>403</text:p>
          </table:table-cell>
          <table:table-cell table:style-name="ce31" office:value-type="float" office:value="404" calcext:value-type="float">
            <text:p><text:s text:c="2"/>404</text:p>
          </table:table-cell>
          <table:table-cell table:style-name="ce31"/>
          <table:table-cell table:style-name="ce40" office:value-type="float" office:value="501" calcext:value-type="float">
            <text:p><text:s text:c="2"/>501</text:p>
          </table:table-cell>
          <table:table-cell table:style-name="ce22" office:value-type="float" office:value="502" calcext:value-type="float">
            <text:p><text:s text:c="2"/>502</text:p>
          </table:table-cell>
          <table:table-cell table:style-name="ce22" office:value-type="float" office:value="503" calcext:value-type="float">
            <text:p><text:s text:c="2"/>503</text:p>
          </table:table-cell>
          <table:table-cell table:style-name="ce22"/>
          <table:table-cell table:style-name="ce46" office:value-type="float" office:value="601" calcext:value-type="float">
            <text:p><text:s text:c="2"/>601</text:p>
          </table:table-cell>
          <table:table-cell table:style-name="ce22" office:value-type="float" office:value="701" calcext:value-type="float">
            <text:p><text:s text:c="2"/>701</text:p>
          </table:table-cell>
          <table:table-cell table:style-name="ce22" office:value-type="float" office:value="702" calcext:value-type="float">
            <text:p><text:s text:c="2"/>702</text:p>
          </table:table-cell>
          <table:table-cell table:style-name="ce22" office:value-type="float" office:value="703" calcext:value-type="float">
            <text:p><text:s text:c="2"/>703</text:p>
          </table:table-cell>
          <table:table-cell table:style-name="ce22" table:number-columns-repeated="3"/>
          <table:table-cell table:style-name="ce40" office:value-type="float" office:value="1" calcext:value-type="float">
            <text:p><text:s text:c="2"/>1</text:p>
          </table:table-cell>
          <table:table-cell table:style-name="ce22" office:value-type="float" office:value="2" calcext:value-type="float">
            <text:p><text:s text:c="2"/>2</text:p>
          </table:table-cell>
          <table:table-cell table:style-name="ce31" office:value-type="float" office:value="0" calcext:value-type="float">
            <text:p>-</text:p>
          </table:table-cell>
          <table:table-cell table:style-name="Default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9" office:value-type="string" calcext:value-type="string">
            <text:p>PRIMÄRENERGIEVERBRAUCH IM INLAND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865604.23" calcext:value-type="float">
            <text:p><text:s/>865 604</text:p>
          </table:table-cell>
          <table:table-cell table:style-name="ce23" office:value-type="float" office:value="2009.664" calcext:value-type="float">
            <text:p><text:s/>2 010</text:p>
          </table:table-cell>
          <table:table-cell table:style-name="ce23" office:value-type="float" office:value="28164.22" calcext:value-type="float">
            <text:p><text:s/>28 164</text:p>
          </table:table-cell>
          <table:table-cell table:style-name="ce32" office:value-type="float" office:value="0" calcext:value-type="float">
            <text:p>-</text:p>
          </table:table-cell>
          <table:table-cell table:formula="of:=SUM([.D8:.G8])" office:value-type="float" office:value="895778.114" calcext:value-type="float">
            <text:p><text:s/>895 778</text:p>
          </table:table-cell>
          <table:table-cell table:style-name="ce23" office:value-type="float" office:value="979452.017" calcext:value-type="float">
            <text:p><text:s/>979 452</text:p>
          </table:table-cell>
          <table:table-cell table:style-name="ce23" office:value-type="float" office:value="-6025.274" calcext:value-type="float">
            <text:p>-6 025</text:p>
          </table:table-cell>
          <table:table-cell table:style-name="ce23" office:value-type="float" office:value="-16162.909" calcext:value-type="float">
            <text:p>-16 163</text:p>
          </table:table-cell>
          <table:table-cell table:style-name="ce32" office:value-type="float" office:value="477.75" calcext:value-type="float">
            <text:p><text:s text:c="2"/>478</text:p>
          </table:table-cell>
          <table:table-cell table:formula="of:=SUM([.I8:.L8])" office:value-type="float" office:value="957741.584" calcext:value-type="float">
            <text:p><text:s/>957 742</text:p>
          </table:table-cell>
          <table:table-cell table:style-name="ce23" office:value-type="float" office:value="3575594.559" calcext:value-type="float">
            <text:p>3 575 595</text:p>
          </table:table-cell>
          <table:table-cell table:style-name="ce23" office:value-type="float" office:value="-143584.5" calcext:value-type="float">
            <text:p>-143 585</text:p>
          </table:table-cell>
          <table:table-cell table:style-name="ce23" office:value-type="float" office:value="301578.684" calcext:value-type="float">
            <text:p><text:s/>301 579</text:p>
          </table:table-cell>
          <table:table-cell table:style-name="ce23" office:value-type="float" office:value="98230.023" calcext:value-type="float">
            <text:p><text:s/>98 230</text:p>
          </table:table-cell>
          <table:table-cell table:style-name="ce23" office:value-type="float" office:value="302125.853" calcext:value-type="float">
            <text:p><text:s/>302 126</text:p>
          </table:table-cell>
          <table:table-cell table:style-name="ce23" office:value-type="float" office:value="78725.779" calcext:value-type="float">
            <text:p><text:s/>78 726</text:p>
          </table:table-cell>
          <table:table-cell table:style-name="ce23" office:value-type="float" office:value="-86649.623" calcext:value-type="float">
            <text:p>-86 650</text:p>
          </table:table-cell>
          <table:table-cell table:style-name="ce23" office:value-type="float" office:value="-3839.008" calcext:value-type="float">
            <text:p>-3 839</text:p>
          </table:table-cell>
          <table:table-cell table:style-name="ce23" office:value-type="float" office:value="42092.172" calcext:value-type="float">
            <text:p><text:s/>42 092</text:p>
          </table:table-cell>
          <table:table-cell table:style-name="ce23" office:value-type="float" office:value="-361.343" calcext:value-type="float">
            <text:p>- 361</text:p>
          </table:table-cell>
          <table:table-cell table:style-name="ce32" office:value-type="float" office:value="-77096.353" calcext:value-type="float">
            <text:p>-77 096</text:p>
          </table:table-cell>
          <table:table-cell table:formula="of:=SUM([.N8:.X8])" office:value-type="float" office:value="4086816.243" calcext:value-type="float">
            <text:p>4 086 816</text:p>
          </table:table-cell>
          <table:table-cell table:number-columns-repeated="2" table:style-name="ce23" office:value-type="float" office:value="0" calcext:value-type="float">
            <text:p>-</text:p>
          </table:table-cell>
          <table:table-cell table:style-name="ce23" office:value-type="float" office:value="3135870.235" calcext:value-type="float">
            <text:p>3 135 870</text:p>
          </table:table-cell>
          <table:table-cell table:style-name="ce32" office:value-type="float" office:value="8465.727" calcext:value-type="float">
            <text:p><text:s/>8 466</text:p>
          </table:table-cell>
          <table:table-cell table:formula="of:=SUM([.Z8:.AC8])" office:value-type="float" office:value="3144335.962" calcext:value-type="float">
            <text:p>3 144 336</text:p>
          </table:table-cell>
          <table:table-cell table:style-name="ce23" office:value-type="float" office:value="719694" calcext:value-type="float">
            <text:p><text:s/>719 694</text:p>
          </table:table-cell>
          <table:table-cell table:style-name="ce23" office:value-type="float" office:value="1146651" calcext:value-type="float">
            <text:p>1 146 651</text:p>
          </table:table-cell>
          <table:table-cell table:style-name="ce32" office:value-type="float" office:value="105453" calcext:value-type="float">
            <text:p><text:s/>105 453</text:p>
          </table:table-cell>
          <table:table-cell table:formula="of:=SUM([.AE8:.AG8])" office:value-type="float" office:value="1971798" calcext:value-type="float">
            <text:p>1 971 798</text:p>
          </table:table-cell>
          <table:table-cell table:style-name="ce32" office:value-type="float" office:value="204196" calcext:value-type="float">
            <text:p><text:s/>204 196</text:p>
          </table:table-cell>
          <table:table-cell table:style-name="ce23" office:value-type="float" office:value="-67982.4" calcext:value-type="float">
            <text:p>-67 982</text:p>
          </table:table-cell>
          <table:table-cell table:style-name="ce23" office:value-type="float" office:value="702349.091" calcext:value-type="float">
            <text:p><text:s/>702 349</text:p>
          </table:table-cell>
          <table:table-cell table:style-name="ce23" office:value-type="float" office:value="-122" calcext:value-type="float">
            <text:p>- 122</text:p>
          </table:table-cell>
          <table:table-cell table:formula="of:=[.AJ8]" office:value-type="float" office:value="-67982.4" calcext:value-type="float">
            <text:p>-67 982</text:p>
          </table:table-cell>
          <table:table-cell table:formula="of:=[.AK8]" office:value-type="float" office:value="702349.091" calcext:value-type="float">
            <text:p><text:s/>702 349</text:p>
          </table:table-cell>
          <table:table-cell table:formula="of:=SUM([.AI8]+[.AL8])" office:value-type="float" office:value="204074" calcext:value-type="float">
            <text:p><text:s/>204 074</text:p>
          </table:table-cell>
          <table:table-cell table:style-name="ce54" office:value-type="float" office:value="11443807.609" calcext:value-type="float">
            <text:p>11 443 808</text:p>
          </table:table-cell>
          <table:table-cell table:style-name="ce23" office:value-type="float" office:value="451102.985" calcext:value-type="float">
            <text:p><text:s/>451 103</text:p>
          </table:table-cell>
          <table:table-cell table:style-name="ce32" office:value-type="float" office:value="11894910.594" calcext:value-type="float">
            <text:p>11 894 911</text:p>
          </table:table-cell>
          <table:table-cell table:formula="of:=[.AR8]" office:value-type="float" office:value="11894910.594" calcext:value-type="float">
            <text:p>11 894 91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054517" calcext:value-type="float">
            <text:p>1 054 517</text:p>
          </table:table-cell>
          <table:table-cell office:value-type="float" office:value="2292" calcext:value-type="float">
            <text:p><text:s/>2 292</text:p>
          </table:table-cell>
          <table:table-cell office:value-type="float" office:value="27417" calcext:value-type="float">
            <text:p><text:s/>27 417</text:p>
          </table:table-cell>
          <table:table-cell office:value-type="float" office:value="0" calcext:value-type="float">
            <text:p>-</text:p>
          </table:table-cell>
          <table:table-cell table:formula="of:=SUM([.D9:.G9])" office:value-type="float" office:value="1084226" calcext:value-type="float">
            <text:p>1 084 226</text:p>
          </table:table-cell>
          <table:table-cell office:value-type="float" office:value="1190903" calcext:value-type="float">
            <text:p>1 190 903</text:p>
          </table:table-cell>
          <table:table-cell office:value-type="float" office:value="-8535" calcext:value-type="float">
            <text:p>-8 535</text:p>
          </table:table-cell>
          <table:table-cell office:value-type="float" office:value="-19828" calcext:value-type="float">
            <text:p>-19 828</text:p>
          </table:table-cell>
          <table:table-cell office:value-type="float" office:value="418" calcext:value-type="float">
            <text:p><text:s text:c="2"/>418</text:p>
          </table:table-cell>
          <table:table-cell table:formula="of:=SUM([.I9:.L9])" office:value-type="float" office:value="1162958" calcext:value-type="float">
            <text:p>1 162 958</text:p>
          </table:table-cell>
          <table:table-cell office:value-type="float" office:value="3710129" calcext:value-type="float">
            <text:p>3 710 129</text:p>
          </table:table-cell>
          <table:table-cell office:value-type="float" office:value="-83556" calcext:value-type="float">
            <text:p>-83 556</text:p>
          </table:table-cell>
          <table:table-cell office:value-type="float" office:value="281557" calcext:value-type="float">
            <text:p><text:s/>281 557</text:p>
          </table:table-cell>
          <table:table-cell office:value-type="float" office:value="222677" calcext:value-type="float">
            <text:p><text:s/>222 677</text:p>
          </table:table-cell>
          <table:table-cell office:value-type="float" office:value="402432" calcext:value-type="float">
            <text:p><text:s/>402 432</text:p>
          </table:table-cell>
          <table:table-cell office:value-type="float" office:value="89335" calcext:value-type="float">
            <text:p><text:s/>89 335</text:p>
          </table:table-cell>
          <table:table-cell office:value-type="float" office:value="-72025" calcext:value-type="float">
            <text:p>-72 025</text:p>
          </table:table-cell>
          <table:table-cell office:value-type="float" office:value="-4233" calcext:value-type="float">
            <text:p>-4 233</text:p>
          </table:table-cell>
          <table:table-cell office:value-type="float" office:value="41268" calcext:value-type="float">
            <text:p><text:s/>41 268</text:p>
          </table:table-cell>
          <table:table-cell office:value-type="float" office:value="445" calcext:value-type="float">
            <text:p><text:s text:c="2"/>445</text:p>
          </table:table-cell>
          <table:table-cell office:value-type="float" office:value="-76635" calcext:value-type="float">
            <text:p>-76 635</text:p>
          </table:table-cell>
          <table:table-cell table:formula="of:=SUM([.N9:.X9])" office:value-type="float" office:value="4511394" calcext:value-type="float">
            <text:p>4 511 394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3214189" calcext:value-type="float">
            <text:p>3 214 189</text:p>
          </table:table-cell>
          <table:table-cell office:value-type="float" office:value="7677" calcext:value-type="float">
            <text:p><text:s/>7 677</text:p>
          </table:table-cell>
          <table:table-cell table:formula="of:=SUM([.Z9:.AC9])" office:value-type="float" office:value="3221866" calcext:value-type="float">
            <text:p>3 221 866</text:p>
          </table:table-cell>
          <table:table-cell office:value-type="float" office:value="691260" calcext:value-type="float">
            <text:p><text:s/>691 260</text:p>
          </table:table-cell>
          <table:table-cell office:value-type="float" office:value="1115942" calcext:value-type="float">
            <text:p>1 115 942</text:p>
          </table:table-cell>
          <table:table-cell office:value-type="float" office:value="97251" calcext:value-type="float">
            <text:p><text:s/>97 251</text:p>
          </table:table-cell>
          <table:table-cell table:formula="of:=SUM([.AE9:.AG9])" office:value-type="float" office:value="1904453" calcext:value-type="float">
            <text:p>1 904 453</text:p>
          </table:table-cell>
          <table:table-cell office:value-type="float" office:value="218423" calcext:value-type="float">
            <text:p><text:s/>218 423</text:p>
          </table:table-cell>
          <table:table-cell office:value-type="float" office:value="-117605" calcext:value-type="float">
            <text:p>-117 605</text:p>
          </table:table-cell>
          <table:table-cell office:value-type="float" office:value="818952" calcext:value-type="float">
            <text:p><text:s/>818 952</text:p>
          </table:table-cell>
          <table:table-cell office:value-type="float" office:value="-126" calcext:value-type="float">
            <text:p>- 126</text:p>
          </table:table-cell>
          <table:table-cell table:formula="of:=[.AJ9]" office:value-type="float" office:value="-117605" calcext:value-type="float">
            <text:p>-117 605</text:p>
          </table:table-cell>
          <table:table-cell table:formula="of:=[.AK9]" office:value-type="float" office:value="818952" calcext:value-type="float">
            <text:p><text:s/>818 952</text:p>
          </table:table-cell>
          <table:table-cell table:formula="of:=SUM([.AI9]+[.AL9])" office:value-type="float" office:value="218297" calcext:value-type="float">
            <text:p><text:s/>218 297</text:p>
          </table:table-cell>
          <table:table-cell office:value-type="float" office:value="12119662" calcext:value-type="float">
            <text:p>12 119 662</text:p>
          </table:table-cell>
          <table:table-cell office:value-type="float" office:value="684881" calcext:value-type="float">
            <text:p><text:s/>684 881</text:p>
          </table:table-cell>
          <table:table-cell office:value-type="float" office:value="12804543" calcext:value-type="float">
            <text:p>12 804 543</text:p>
          </table:table-cell>
          <table:table-cell table:formula="of:=[.AR9]" office:value-type="float" office:value="12804543" calcext:value-type="float">
            <text:p>12 804 5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382636" calcext:value-type="float">
            <text:p>1 382 636</text:p>
          </table:table-cell>
          <table:table-cell office:value-type="float" office:value="3360" calcext:value-type="float">
            <text:p><text:s/>3 360</text:p>
          </table:table-cell>
          <table:table-cell office:value-type="float" office:value="42160" calcext:value-type="float">
            <text:p><text:s/>42 160</text:p>
          </table:table-cell>
          <table:table-cell office:value-type="float" office:value="0" calcext:value-type="float">
            <text:p>-</text:p>
          </table:table-cell>
          <table:table-cell table:formula="of:=SUM([.D10:.G10])" office:value-type="float" office:value="1428156" calcext:value-type="float">
            <text:p>1 428 156</text:p>
          </table:table-cell>
          <table:table-cell office:value-type="float" office:value="1512963" calcext:value-type="float">
            <text:p>1 512 963</text:p>
          </table:table-cell>
          <table:table-cell office:value-type="float" office:value="-8706" calcext:value-type="float">
            <text:p>-8 706</text:p>
          </table:table-cell>
          <table:table-cell office:value-type="float" office:value="-24113" calcext:value-type="float">
            <text:p>-24 113</text:p>
          </table:table-cell>
          <table:table-cell office:value-type="float" office:value="395" calcext:value-type="float">
            <text:p><text:s text:c="2"/>395</text:p>
          </table:table-cell>
          <table:table-cell table:formula="of:=SUM([.I10:.L10])" office:value-type="float" office:value="1480539" calcext:value-type="float">
            <text:p>1 480 539</text:p>
          </table:table-cell>
          <table:table-cell office:value-type="float" office:value="3731743" calcext:value-type="float">
            <text:p>3 731 743</text:p>
          </table:table-cell>
          <table:table-cell office:value-type="float" office:value="-110924" calcext:value-type="float">
            <text:p>-110 924</text:p>
          </table:table-cell>
          <table:table-cell office:value-type="float" office:value="293527" calcext:value-type="float">
            <text:p><text:s/>293 527</text:p>
          </table:table-cell>
          <table:table-cell office:value-type="float" office:value="222814" calcext:value-type="float">
            <text:p><text:s/>222 814</text:p>
          </table:table-cell>
          <table:table-cell office:value-type="float" office:value="326853" calcext:value-type="float">
            <text:p><text:s/>326 853</text:p>
          </table:table-cell>
          <table:table-cell office:value-type="float" office:value="94168" calcext:value-type="float">
            <text:p><text:s/>94 168</text:p>
          </table:table-cell>
          <table:table-cell office:value-type="float" office:value="-65469" calcext:value-type="float">
            <text:p>-65 469</text:p>
          </table:table-cell>
          <table:table-cell office:value-type="float" office:value="-3879" calcext:value-type="float">
            <text:p>-3 879</text:p>
          </table:table-cell>
          <table:table-cell office:value-type="float" office:value="38316" calcext:value-type="float">
            <text:p><text:s/>38 316</text:p>
          </table:table-cell>
          <table:table-cell office:value-type="float" office:value="443" calcext:value-type="float">
            <text:p><text:s text:c="2"/>443</text:p>
          </table:table-cell>
          <table:table-cell office:value-type="float" office:value="-75791" calcext:value-type="float">
            <text:p>-75 791</text:p>
          </table:table-cell>
          <table:table-cell table:formula="of:=SUM([.N10:.X10])" office:value-type="float" office:value="4451801" calcext:value-type="float">
            <text:p>4 451 801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3090626" calcext:value-type="float">
            <text:p>3 090 626</text:p>
          </table:table-cell>
          <table:table-cell office:value-type="float" office:value="8005" calcext:value-type="float">
            <text:p><text:s/>8 005</text:p>
          </table:table-cell>
          <table:table-cell table:formula="of:=SUM([.Z10:.AC10])" office:value-type="float" office:value="3098631" calcext:value-type="float">
            <text:p>3 098 631</text:p>
          </table:table-cell>
          <table:table-cell office:value-type="float" office:value="625354" calcext:value-type="float">
            <text:p><text:s/>625 354</text:p>
          </table:table-cell>
          <table:table-cell office:value-type="float" office:value="1083568" calcext:value-type="float">
            <text:p>1 083 568</text:p>
          </table:table-cell>
          <table:table-cell office:value-type="float" office:value="93198" calcext:value-type="float">
            <text:p><text:s/>93 198</text:p>
          </table:table-cell>
          <table:table-cell table:formula="of:=SUM([.AE10:.AG10])" office:value-type="float" office:value="1802120" calcext:value-type="float">
            <text:p>1 802 120</text:p>
          </table:table-cell>
          <table:table-cell office:value-type="float" office:value="214105" calcext:value-type="float">
            <text:p><text:s/>214 105</text:p>
          </table:table-cell>
          <table:table-cell office:value-type="float" office:value="-175446" calcext:value-type="float">
            <text:p>-175 446</text:p>
          </table:table-cell>
          <table:table-cell office:value-type="float" office:value="829136" calcext:value-type="float">
            <text:p><text:s/>829 136</text:p>
          </table:table-cell>
          <table:table-cell office:value-type="float" office:value="0" calcext:value-type="float">
            <text:p>-</text:p>
          </table:table-cell>
          <table:table-cell table:formula="of:=[.AJ10]" office:value-type="float" office:value="-175446" calcext:value-type="float">
            <text:p>-175 446</text:p>
          </table:table-cell>
          <table:table-cell table:formula="of:=[.AK10]" office:value-type="float" office:value="829136" calcext:value-type="float">
            <text:p><text:s/>829 136</text:p>
          </table:table-cell>
          <table:table-cell table:formula="of:=SUM([.AI10]+[.AL10])" office:value-type="float" office:value="214105" calcext:value-type="float">
            <text:p><text:s/>214 105</text:p>
          </table:table-cell>
          <table:table-cell office:value-type="float" office:value="12571730" calcext:value-type="float">
            <text:p>12 571 730</text:p>
          </table:table-cell>
          <table:table-cell office:value-type="float" office:value="557313" calcext:value-type="float">
            <text:p><text:s/>557 313</text:p>
          </table:table-cell>
          <table:table-cell office:value-type="float" office:value="13129043" calcext:value-type="float">
            <text:p>13 129 043</text:p>
          </table:table-cell>
          <table:table-cell table:formula="of:=[.AR10]" office:value-type="float" office:value="13129043" calcext:value-type="float">
            <text:p>13 129 0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457550" calcext:value-type="float">
            <text:p>1 457 550</text:p>
          </table:table-cell>
          <table:table-cell office:value-type="float" office:value="3548" calcext:value-type="float">
            <text:p><text:s/>3 548</text:p>
          </table:table-cell>
          <table:table-cell office:value-type="float" office:value="40953" calcext:value-type="float">
            <text:p><text:s/>40 953</text:p>
          </table:table-cell>
          <table:table-cell office:value-type="float" office:value="0" calcext:value-type="float">
            <text:p>-</text:p>
          </table:table-cell>
          <table:table-cell table:formula="of:=SUM([.D11:.G11])" office:value-type="float" office:value="1502051" calcext:value-type="float">
            <text:p>1 502 051</text:p>
          </table:table-cell>
          <table:table-cell office:value-type="float" office:value="1538763" calcext:value-type="float">
            <text:p>1 538 763</text:p>
          </table:table-cell>
          <table:table-cell office:value-type="float" office:value="-9500" calcext:value-type="float">
            <text:p>-9 500</text:p>
          </table:table-cell>
          <table:table-cell office:value-type="float" office:value="-22390" calcext:value-type="float">
            <text:p>-22 390</text:p>
          </table:table-cell>
          <table:table-cell office:value-type="float" office:value="423" calcext:value-type="float">
            <text:p><text:s text:c="2"/>423</text:p>
          </table:table-cell>
          <table:table-cell table:formula="of:=SUM([.I11:.L11])" office:value-type="float" office:value="1507296" calcext:value-type="float">
            <text:p>1 507 296</text:p>
          </table:table-cell>
          <table:table-cell office:value-type="float" office:value="3961933" calcext:value-type="float">
            <text:p>3 961 933</text:p>
          </table:table-cell>
          <table:table-cell office:value-type="float" office:value="-144274" calcext:value-type="float">
            <text:p>-144 274</text:p>
          </table:table-cell>
          <table:table-cell office:value-type="float" office:value="320777" calcext:value-type="float">
            <text:p><text:s/>320 777</text:p>
          </table:table-cell>
          <table:table-cell office:value-type="float" office:value="199792" calcext:value-type="float">
            <text:p><text:s/>199 792</text:p>
          </table:table-cell>
          <table:table-cell office:value-type="float" office:value="345255" calcext:value-type="float">
            <text:p><text:s/>345 255</text:p>
          </table:table-cell>
          <table:table-cell office:value-type="float" office:value="104230" calcext:value-type="float">
            <text:p><text:s/>104 230</text:p>
          </table:table-cell>
          <table:table-cell office:value-type="float" office:value="-48938" calcext:value-type="float">
            <text:p>-48 938</text:p>
          </table:table-cell>
          <table:table-cell office:value-type="float" office:value="-5378" calcext:value-type="float">
            <text:p>-5 378</text:p>
          </table:table-cell>
          <table:table-cell office:value-type="float" office:value="26887" calcext:value-type="float">
            <text:p><text:s/>26 887</text:p>
          </table:table-cell>
          <table:table-cell office:value-type="float" office:value="268" calcext:value-type="float">
            <text:p><text:s text:c="2"/>268</text:p>
          </table:table-cell>
          <table:table-cell office:value-type="float" office:value="-89237" calcext:value-type="float">
            <text:p>-89 237</text:p>
          </table:table-cell>
          <table:table-cell table:formula="of:=SUM([.N11:.X11])" office:value-type="float" office:value="4671315" calcext:value-type="float">
            <text:p>4 671 315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3158585" calcext:value-type="float">
            <text:p>3 158 585</text:p>
          </table:table-cell>
          <table:table-cell office:value-type="float" office:value="8001" calcext:value-type="float">
            <text:p><text:s/>8 001</text:p>
          </table:table-cell>
          <table:table-cell table:formula="of:=SUM([.Z11:.AC11])" office:value-type="float" office:value="3166586" calcext:value-type="float">
            <text:p>3 166 586</text:p>
          </table:table-cell>
          <table:table-cell office:value-type="float" office:value="594487" calcext:value-type="float">
            <text:p><text:s/>594 487</text:p>
          </table:table-cell>
          <table:table-cell office:value-type="float" office:value="1119150" calcext:value-type="float">
            <text:p>1 119 150</text:p>
          </table:table-cell>
          <table:table-cell office:value-type="float" office:value="83822" calcext:value-type="float">
            <text:p><text:s/>83 822</text:p>
          </table:table-cell>
          <table:table-cell table:formula="of:=SUM([.AE11:.AG11])" office:value-type="float" office:value="1797459" calcext:value-type="float">
            <text:p>1 797 459</text:p>
          </table:table-cell>
          <table:table-cell office:value-type="float" office:value="234637" calcext:value-type="float">
            <text:p><text:s/>234 637</text:p>
          </table:table-cell>
          <table:table-cell office:value-type="float" office:value="-188852" calcext:value-type="float">
            <text:p>-188 852</text:p>
          </table:table-cell>
          <table:table-cell office:value-type="float" office:value="832623" calcext:value-type="float">
            <text:p><text:s/>832 623</text:p>
          </table:table-cell>
          <table:table-cell office:value-type="float" office:value="-124" calcext:value-type="float">
            <text:p>- 124</text:p>
          </table:table-cell>
          <table:table-cell table:formula="of:=[.AJ11]" office:value-type="float" office:value="-188852" calcext:value-type="float">
            <text:p>-188 852</text:p>
          </table:table-cell>
          <table:table-cell table:formula="of:=[.AK11]" office:value-type="float" office:value="832623" calcext:value-type="float">
            <text:p><text:s/>832 623</text:p>
          </table:table-cell>
          <table:table-cell table:formula="of:=SUM([.AI11]+[.AL11])" office:value-type="float" office:value="234513" calcext:value-type="float">
            <text:p><text:s/>234 513</text:p>
          </table:table-cell>
          <table:table-cell office:value-type="float" office:value="12989974" calcext:value-type="float">
            <text:p>12 989 974</text:p>
          </table:table-cell>
          <table:table-cell office:value-type="float" office:value="533017" calcext:value-type="float">
            <text:p><text:s/>533 017</text:p>
          </table:table-cell>
          <table:table-cell office:value-type="float" office:value="13522990" calcext:value-type="float">
            <text:p>13 522 990</text:p>
          </table:table-cell>
          <table:table-cell table:formula="of:=[.AR11]" office:value-type="float" office:value="13522990" calcext:value-type="float">
            <text:p>13 522 990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1" office:value-type="string" calcext:value-type="string">
            <text:p>PRIMÄRENERGIEVERBRAUCH IM INLAND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float" office:value="1638969" calcext:value-type="float">
            <text:p>1 638 969</text:p>
          </table:table-cell>
          <table:table-cell table:style-name="ce25" office:value-type="float" office:value="4271" calcext:value-type="float">
            <text:p><text:s/>4 271</text:p>
          </table:table-cell>
          <table:table-cell table:style-name="ce25" office:value-type="float" office:value="49833" calcext:value-type="float">
            <text:p><text:s/>49 833</text:p>
          </table:table-cell>
          <table:table-cell table:style-name="ce34" office:value-type="float" office:value="0" calcext:value-type="float">
            <text:p>-</text:p>
          </table:table-cell>
          <table:table-cell table:formula="of:=SUM([.D12:.G12])" office:value-type="float" office:value="1693073" calcext:value-type="float">
            <text:p>1 693 073</text:p>
          </table:table-cell>
          <table:table-cell table:style-name="ce25" office:value-type="float" office:value="1538493" calcext:value-type="float">
            <text:p>1 538 493</text:p>
          </table:table-cell>
          <table:table-cell table:style-name="ce25" office:value-type="float" office:value="-7527" calcext:value-type="float">
            <text:p>-7 527</text:p>
          </table:table-cell>
          <table:table-cell table:style-name="ce25" office:value-type="float" office:value="-20807" calcext:value-type="float">
            <text:p>-20 807</text:p>
          </table:table-cell>
          <table:table-cell table:style-name="ce34" office:value-type="float" office:value="534" calcext:value-type="float">
            <text:p><text:s text:c="2"/>534</text:p>
          </table:table-cell>
          <table:table-cell table:formula="of:=SUM([.I12:.L12])" office:value-type="float" office:value="1510693" calcext:value-type="float">
            <text:p>1 510 693</text:p>
          </table:table-cell>
          <table:table-cell table:style-name="ce25" office:value-type="float" office:value="4007008" calcext:value-type="float">
            <text:p>4 007 008</text:p>
          </table:table-cell>
          <table:table-cell table:style-name="ce25" office:value-type="float" office:value="-165268" calcext:value-type="float">
            <text:p>-165 268</text:p>
          </table:table-cell>
          <table:table-cell table:style-name="ce25" office:value-type="float" office:value="281027" calcext:value-type="float">
            <text:p><text:s/>281 027</text:p>
          </table:table-cell>
          <table:table-cell table:style-name="ce25" office:value-type="float" office:value="167070" calcext:value-type="float">
            <text:p><text:s/>167 070</text:p>
          </table:table-cell>
          <table:table-cell table:style-name="ce25" office:value-type="float" office:value="266530" calcext:value-type="float">
            <text:p><text:s/>266 530</text:p>
          </table:table-cell>
          <table:table-cell table:style-name="ce25" office:value-type="float" office:value="115682" calcext:value-type="float">
            <text:p><text:s/>115 682</text:p>
          </table:table-cell>
          <table:table-cell table:style-name="ce25" office:value-type="float" office:value="-62946" calcext:value-type="float">
            <text:p>-62 946</text:p>
          </table:table-cell>
          <table:table-cell table:style-name="ce25" office:value-type="float" office:value="-5862" calcext:value-type="float">
            <text:p>-5 862</text:p>
          </table:table-cell>
          <table:table-cell table:style-name="ce25" office:value-type="float" office:value="23795" calcext:value-type="float">
            <text:p><text:s/>23 795</text:p>
          </table:table-cell>
          <table:table-cell table:style-name="ce25" office:value-type="float" office:value="6806" calcext:value-type="float">
            <text:p><text:s/>6 806</text:p>
          </table:table-cell>
          <table:table-cell table:style-name="ce34" office:value-type="float" office:value="-67763" calcext:value-type="float">
            <text:p>-67 763</text:p>
          </table:table-cell>
          <table:table-cell table:formula="of:=SUM([.N12:.X12])" office:value-type="float" office:value="4566079" calcext:value-type="float">
            <text:p>4 566 07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25" office:value-type="float" office:value="3055851" calcext:value-type="float">
            <text:p>3 055 851</text:p>
          </table:table-cell>
          <table:table-cell table:style-name="ce34" office:value-type="float" office:value="11701" calcext:value-type="float">
            <text:p><text:s/>11 701</text:p>
          </table:table-cell>
          <table:table-cell table:formula="of:=SUM([.Z12:.AC12])" office:value-type="float" office:value="3067552" calcext:value-type="float">
            <text:p>3 067 552</text:p>
          </table:table-cell>
          <table:table-cell table:style-name="ce25" office:value-type="float" office:value="499367" calcext:value-type="float">
            <text:p><text:s/>499 367</text:p>
          </table:table-cell>
          <table:table-cell table:style-name="ce25" office:value-type="float" office:value="1096568" calcext:value-type="float">
            <text:p>1 096 568</text:p>
          </table:table-cell>
          <table:table-cell table:style-name="ce25" office:value-type="float" office:value="80310" calcext:value-type="float">
            <text:p><text:s/>80 310</text:p>
          </table:table-cell>
          <table:table-cell table:formula="of:=SUM([.AE12:.AG12])" office:value-type="float" office:value="1676245" calcext:value-type="float">
            <text:p>1 676 245</text:p>
          </table:table-cell>
          <table:table-cell table:style-name="ce48" office:value-type="float" office:value="235716" calcext:value-type="float">
            <text:p><text:s/>235 716</text:p>
          </table:table-cell>
          <table:table-cell table:style-name="ce25" office:value-type="float" office:value="-181890" calcext:value-type="float">
            <text:p>-181 890</text:p>
          </table:table-cell>
          <table:table-cell table:style-name="ce25" office:value-type="float" office:value="923276" calcext:value-type="float">
            <text:p><text:s/>923 276</text:p>
          </table:table-cell>
          <table:table-cell table:style-name="ce34" office:value-type="float" office:value="-130" calcext:value-type="float">
            <text:p>- 130</text:p>
          </table:table-cell>
          <table:table-cell table:formula="of:=[.AJ12]" office:value-type="float" office:value="-181890" calcext:value-type="float">
            <text:p>-181 890</text:p>
          </table:table-cell>
          <table:table-cell table:formula="of:=[.AK12]" office:value-type="float" office:value="923276" calcext:value-type="float">
            <text:p><text:s/>923 276</text:p>
          </table:table-cell>
          <table:table-cell table:formula="of:=SUM([.AI12]+[.AL12])" office:value-type="float" office:value="235586" calcext:value-type="float">
            <text:p><text:s/>235 586</text:p>
          </table:table-cell>
          <table:table-cell table:style-name="ce25" office:value-type="float" office:value="13087795" calcext:value-type="float">
            <text:p>13 087 795</text:p>
          </table:table-cell>
          <table:table-cell table:style-name="ce25" office:value-type="float" office:value="402822" calcext:value-type="float">
            <text:p><text:s/>402 822</text:p>
          </table:table-cell>
          <table:table-cell table:style-name="ce34" office:value-type="float" office:value="13490618" calcext:value-type="float">
            <text:p>13 490 618</text:p>
          </table:table-cell>
          <table:table-cell table:formula="of:=[.AR12]" office:value-type="float" office:value="13490618" calcext:value-type="float">
            <text:p>13 490 61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650039" calcext:value-type="float">
            <text:p>1 650 039</text:p>
          </table:table-cell>
          <table:table-cell office:value-type="float" office:value="4836" calcext:value-type="float">
            <text:p><text:s/>4 836</text:p>
          </table:table-cell>
          <table:table-cell office:value-type="float" office:value="73831" calcext:value-type="float">
            <text:p><text:s/>73 831</text:p>
          </table:table-cell>
          <table:table-cell office:value-type="float" office:value="0" calcext:value-type="float">
            <text:p>-</text:p>
          </table:table-cell>
          <table:table-cell table:formula="of:=SUM([.D13:.G13])" office:value-type="float" office:value="1728706" calcext:value-type="float">
            <text:p>1 728 706</text:p>
          </table:table-cell>
          <table:table-cell office:value-type="float" office:value="1596159" calcext:value-type="float">
            <text:p>1 596 159</text:p>
          </table:table-cell>
          <table:table-cell office:value-type="float" office:value="-7176" calcext:value-type="float">
            <text:p>-7 176</text:p>
          </table:table-cell>
          <table:table-cell office:value-type="float" office:value="-23824" calcext:value-type="float">
            <text:p>-23 824</text:p>
          </table:table-cell>
          <table:table-cell office:value-type="float" office:value="336" calcext:value-type="float">
            <text:p><text:s text:c="2"/>336</text:p>
          </table:table-cell>
          <table:table-cell table:formula="of:=SUM([.I13:.L13])" office:value-type="float" office:value="1565495" calcext:value-type="float">
            <text:p>1 565 495</text:p>
          </table:table-cell>
          <table:table-cell office:value-type="float" office:value="3978959" calcext:value-type="float">
            <text:p>3 978 959</text:p>
          </table:table-cell>
          <table:table-cell office:value-type="float" office:value="-121746" calcext:value-type="float">
            <text:p>-121 746</text:p>
          </table:table-cell>
          <table:table-cell office:value-type="float" office:value="267713" calcext:value-type="float">
            <text:p><text:s/>267 713</text:p>
          </table:table-cell>
          <table:table-cell office:value-type="float" office:value="145039" calcext:value-type="float">
            <text:p><text:s/>145 039</text:p>
          </table:table-cell>
          <table:table-cell office:value-type="float" office:value="250478" calcext:value-type="float">
            <text:p><text:s/>250 478</text:p>
          </table:table-cell>
          <table:table-cell office:value-type="float" office:value="109743" calcext:value-type="float">
            <text:p><text:s/>109 743</text:p>
          </table:table-cell>
          <table:table-cell office:value-type="float" office:value="-104978" calcext:value-type="float">
            <text:p>-104 978</text:p>
          </table:table-cell>
          <table:table-cell office:value-type="float" office:value="-8059" calcext:value-type="float">
            <text:p>-8 059</text:p>
          </table:table-cell>
          <table:table-cell office:value-type="float" office:value="19635" calcext:value-type="float">
            <text:p><text:s/>19 635</text:p>
          </table:table-cell>
          <table:table-cell office:value-type="float" office:value="4559" calcext:value-type="float">
            <text:p><text:s/>4 559</text:p>
          </table:table-cell>
          <table:table-cell office:value-type="float" office:value="-49844" calcext:value-type="float">
            <text:p>-49 844</text:p>
          </table:table-cell>
          <table:table-cell table:formula="of:=SUM([.N13:.X13])" office:value-type="float" office:value="4491499" calcext:value-type="float">
            <text:p>4 491 499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2770330" calcext:value-type="float">
            <text:p>2 770 330</text:p>
          </table:table-cell>
          <table:table-cell office:value-type="float" office:value="10304" calcext:value-type="float">
            <text:p><text:s/>10 304</text:p>
          </table:table-cell>
          <table:table-cell table:formula="of:=SUM([.Z13:.AC13])" office:value-type="float" office:value="2780634" calcext:value-type="float">
            <text:p>2 780 634</text:p>
          </table:table-cell>
          <table:table-cell office:value-type="float" office:value="492875" calcext:value-type="float">
            <text:p><text:s/>492 875</text:p>
          </table:table-cell>
          <table:table-cell office:value-type="float" office:value="1076586" calcext:value-type="float">
            <text:p>1 076 586</text:p>
          </table:table-cell>
          <table:table-cell office:value-type="float" office:value="74323" calcext:value-type="float">
            <text:p><text:s/>74 323</text:p>
          </table:table-cell>
          <table:table-cell table:formula="of:=SUM([.AE13:.AG13])" office:value-type="float" office:value="1643784" calcext:value-type="float">
            <text:p>1 643 784</text:p>
          </table:table-cell>
          <table:table-cell office:value-type="float" office:value="224056" calcext:value-type="float">
            <text:p><text:s/>224 056</text:p>
          </table:table-cell>
          <table:table-cell office:value-type="float" office:value="-173817" calcext:value-type="float">
            <text:p>-173 817</text:p>
          </table:table-cell>
          <table:table-cell office:value-type="float" office:value="1001297" calcext:value-type="float">
            <text:p>1 001 297</text:p>
          </table:table-cell>
          <table:table-cell office:value-type="float" office:value="-145" calcext:value-type="float">
            <text:p>- 145</text:p>
          </table:table-cell>
          <table:table-cell table:formula="of:=[.AJ13]" office:value-type="float" office:value="-173817" calcext:value-type="float">
            <text:p>-173 817</text:p>
          </table:table-cell>
          <table:table-cell table:formula="of:=[.AK13]" office:value-type="float" office:value="1001297" calcext:value-type="float">
            <text:p>1 001 297</text:p>
          </table:table-cell>
          <table:table-cell table:formula="of:=SUM([.AI13]+[.AL13])" office:value-type="float" office:value="223911" calcext:value-type="float">
            <text:p><text:s/>223 911</text:p>
          </table:table-cell>
          <table:table-cell office:value-type="float" office:value="12875264" calcext:value-type="float">
            <text:p>12 875 264</text:p>
          </table:table-cell>
          <table:table-cell office:value-type="float" office:value="386246" calcext:value-type="float">
            <text:p><text:s/>386 246</text:p>
          </table:table-cell>
          <table:table-cell office:value-type="float" office:value="13261510" calcext:value-type="float">
            <text:p>13 261 510</text:p>
          </table:table-cell>
          <table:table-cell table:formula="of:=[.AR13]" office:value-type="float" office:value="13261510" calcext:value-type="float">
            <text:p>13 261 510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PRIMÄRENERGIEVERBRAUCH IM INLAND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float" office:value="1671047" calcext:value-type="float">
            <text:p>1 671 047</text:p>
          </table:table-cell>
          <table:table-cell table:style-name="ce25" office:value-type="float" office:value="3203" calcext:value-type="float">
            <text:p><text:s/>3 203</text:p>
          </table:table-cell>
          <table:table-cell table:style-name="ce25" office:value-type="float" office:value="85010" calcext:value-type="float">
            <text:p><text:s/>85 010</text:p>
          </table:table-cell>
          <table:table-cell table:style-name="ce34" office:value-type="float" office:value="0" calcext:value-type="float">
            <text:p>-</text:p>
          </table:table-cell>
          <table:table-cell table:formula="of:=SUM([.D14:.G14])" office:value-type="float" office:value="1759260" calcext:value-type="float">
            <text:p>1 759 260</text:p>
          </table:table-cell>
          <table:table-cell table:style-name="ce25" office:value-type="float" office:value="1604291" calcext:value-type="float">
            <text:p>1 604 291</text:p>
          </table:table-cell>
          <table:table-cell table:style-name="ce25" office:value-type="float" office:value="-8369" calcext:value-type="float">
            <text:p>-8 369</text:p>
          </table:table-cell>
          <table:table-cell table:style-name="ce25" office:value-type="float" office:value="-22191" calcext:value-type="float">
            <text:p>-22 191</text:p>
          </table:table-cell>
          <table:table-cell table:style-name="ce34" office:value-type="float" office:value="231" calcext:value-type="float">
            <text:p><text:s text:c="2"/>231</text:p>
          </table:table-cell>
          <table:table-cell table:formula="of:=SUM([.I14:.L14])" office:value-type="float" office:value="1573962" calcext:value-type="float">
            <text:p>1 573 962</text:p>
          </table:table-cell>
          <table:table-cell table:style-name="ce25" office:value-type="float" office:value="3881169" calcext:value-type="float">
            <text:p>3 881 169</text:p>
          </table:table-cell>
          <table:table-cell table:style-name="ce25" office:value-type="float" office:value="-119017" calcext:value-type="float">
            <text:p>-119 017</text:p>
          </table:table-cell>
          <table:table-cell table:style-name="ce25" office:value-type="float" office:value="306232" calcext:value-type="float">
            <text:p><text:s/>306 232</text:p>
          </table:table-cell>
          <table:table-cell table:style-name="ce25" office:value-type="float" office:value="159406" calcext:value-type="float">
            <text:p><text:s/>159 406</text:p>
          </table:table-cell>
          <table:table-cell table:style-name="ce25" office:value-type="float" office:value="254742" calcext:value-type="float">
            <text:p><text:s/>254 742</text:p>
          </table:table-cell>
          <table:table-cell table:style-name="ce25" office:value-type="float" office:value="131798" calcext:value-type="float">
            <text:p><text:s/>131 798</text:p>
          </table:table-cell>
          <table:table-cell table:style-name="ce25" office:value-type="float" office:value="-102908" calcext:value-type="float">
            <text:p>-102 908</text:p>
          </table:table-cell>
          <table:table-cell table:style-name="ce25" office:value-type="float" office:value="2919" calcext:value-type="float">
            <text:p><text:s/>2 919</text:p>
          </table:table-cell>
          <table:table-cell table:style-name="ce25" office:value-type="float" office:value="15411" calcext:value-type="float">
            <text:p><text:s/>15 411</text:p>
          </table:table-cell>
          <table:table-cell table:style-name="ce25" office:value-type="float" office:value="3058" calcext:value-type="float">
            <text:p><text:s/>3 058</text:p>
          </table:table-cell>
          <table:table-cell table:style-name="ce34" office:value-type="float" office:value="-40038" calcext:value-type="float">
            <text:p>-40 038</text:p>
          </table:table-cell>
          <table:table-cell table:formula="of:=SUM([.N14:.X14])" office:value-type="float" office:value="4492772" calcext:value-type="float">
            <text:p>4 492 77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25" office:value-type="float" office:value="2660221" calcext:value-type="float">
            <text:p>2 660 221</text:p>
          </table:table-cell>
          <table:table-cell table:style-name="ce34" office:value-type="float" office:value="11461" calcext:value-type="float">
            <text:p><text:s/>11 461</text:p>
          </table:table-cell>
          <table:table-cell table:formula="of:=SUM([.Z14:.AC14])" office:value-type="float" office:value="2671682" calcext:value-type="float">
            <text:p>2 671 682</text:p>
          </table:table-cell>
          <table:table-cell table:style-name="ce25" office:value-type="float" office:value="406802" calcext:value-type="float">
            <text:p><text:s/>406 802</text:p>
          </table:table-cell>
          <table:table-cell table:style-name="ce25" office:value-type="float" office:value="1043316" calcext:value-type="float">
            <text:p>1 043 316</text:p>
          </table:table-cell>
          <table:table-cell table:style-name="ce25" office:value-type="float" office:value="68421" calcext:value-type="float">
            <text:p><text:s/>68 421</text:p>
          </table:table-cell>
          <table:table-cell table:formula="of:=SUM([.AE14:.AG14])" office:value-type="float" office:value="1518539" calcext:value-type="float">
            <text:p>1 518 539</text:p>
          </table:table-cell>
          <table:table-cell table:style-name="ce48" office:value-type="float" office:value="225923" calcext:value-type="float">
            <text:p><text:s/>225 923</text:p>
          </table:table-cell>
          <table:table-cell table:style-name="ce25" office:value-type="float" office:value="-121993" calcext:value-type="float">
            <text:p>-121 993</text:p>
          </table:table-cell>
          <table:table-cell table:style-name="ce25" office:value-type="float" office:value="1059583" calcext:value-type="float">
            <text:p>1 059 583</text:p>
          </table:table-cell>
          <table:table-cell table:style-name="ce34" office:value-type="float" office:value="-141" calcext:value-type="float">
            <text:p>- 141</text:p>
          </table:table-cell>
          <table:table-cell table:formula="of:=[.AJ14]" office:value-type="float" office:value="-121993" calcext:value-type="float">
            <text:p>-121 993</text:p>
          </table:table-cell>
          <table:table-cell table:formula="of:=[.AK14]" office:value-type="float" office:value="1059583" calcext:value-type="float">
            <text:p>1 059 583</text:p>
          </table:table-cell>
          <table:table-cell table:formula="of:=SUM([.AI14]+[.AL14])" office:value-type="float" office:value="225782" calcext:value-type="float">
            <text:p><text:s/>225 782</text:p>
          </table:table-cell>
          <table:table-cell table:style-name="ce25" office:value-type="float" office:value="12632465" calcext:value-type="float">
            <text:p>12 632 465</text:p>
          </table:table-cell>
          <table:table-cell table:style-name="ce25" office:value-type="float" office:value="547122" calcext:value-type="float">
            <text:p><text:s/>547 122</text:p>
          </table:table-cell>
          <table:table-cell table:style-name="ce34" office:value-type="float" office:value="13179587" calcext:value-type="float">
            <text:p>13 179 587</text:p>
          </table:table-cell>
          <table:table-cell table:formula="of:=[.AR14]" office:value-type="float" office:value="13179587" calcext:value-type="float">
            <text:p>13 179 5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741677" calcext:value-type="float">
            <text:p>1 741 677</text:p>
          </table:table-cell>
          <table:table-cell office:value-type="float" office:value="4208" calcext:value-type="float">
            <text:p><text:s/>4 208</text:p>
          </table:table-cell>
          <table:table-cell office:value-type="float" office:value="93631" calcext:value-type="float">
            <text:p><text:s/>93 631</text:p>
          </table:table-cell>
          <table:table-cell office:value-type="float" office:value="0" calcext:value-type="float">
            <text:p>-</text:p>
          </table:table-cell>
          <table:table-cell table:formula="of:=SUM([.D15:.G15])" office:value-type="float" office:value="1839516" calcext:value-type="float">
            <text:p>1 839 516</text:p>
          </table:table-cell>
          <table:table-cell office:value-type="float" office:value="1657651" calcext:value-type="float">
            <text:p>1 657 651</text:p>
          </table:table-cell>
          <table:table-cell office:value-type="float" office:value="-7523" calcext:value-type="float">
            <text:p>-7 523</text:p>
          </table:table-cell>
          <table:table-cell office:value-type="float" office:value="-21743" calcext:value-type="float">
            <text:p>-21 743</text:p>
          </table:table-cell>
          <table:table-cell office:value-type="float" office:value="334" calcext:value-type="float">
            <text:p><text:s text:c="2"/>334</text:p>
          </table:table-cell>
          <table:table-cell table:formula="of:=SUM([.I15:.L15])" office:value-type="float" office:value="1628719" calcext:value-type="float">
            <text:p>1 628 719</text:p>
          </table:table-cell>
          <table:table-cell office:value-type="float" office:value="3940328" calcext:value-type="float">
            <text:p>3 940 328</text:p>
          </table:table-cell>
          <table:table-cell office:value-type="float" office:value="-136588" calcext:value-type="float">
            <text:p>-136 588</text:p>
          </table:table-cell>
          <table:table-cell office:value-type="float" office:value="267982" calcext:value-type="float">
            <text:p><text:s/>267 982</text:p>
          </table:table-cell>
          <table:table-cell office:value-type="float" office:value="174723" calcext:value-type="float">
            <text:p><text:s/>174 723</text:p>
          </table:table-cell>
          <table:table-cell office:value-type="float" office:value="248260" calcext:value-type="float">
            <text:p><text:s/>248 260</text:p>
          </table:table-cell>
          <table:table-cell office:value-type="float" office:value="208992" calcext:value-type="float">
            <text:p><text:s/>208 992</text:p>
          </table:table-cell>
          <table:table-cell office:value-type="float" office:value="-84265" calcext:value-type="float">
            <text:p>-84 265</text:p>
          </table:table-cell>
          <table:table-cell office:value-type="float" office:value="6794" calcext:value-type="float">
            <text:p><text:s/>6 794</text:p>
          </table:table-cell>
          <table:table-cell office:value-type="float" office:value="38284" calcext:value-type="float">
            <text:p><text:s/>38 284</text:p>
          </table:table-cell>
          <table:table-cell office:value-type="float" office:value="2940" calcext:value-type="float">
            <text:p><text:s/>2 940</text:p>
          </table:table-cell>
          <table:table-cell office:value-type="float" office:value="-39551" calcext:value-type="float">
            <text:p>-39 551</text:p>
          </table:table-cell>
          <table:table-cell table:formula="of:=SUM([.N15:.X15])" office:value-type="float" office:value="4627899" calcext:value-type="float">
            <text:p>4 627 899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3059076" calcext:value-type="float">
            <text:p>3 059 076</text:p>
          </table:table-cell>
          <table:table-cell office:value-type="float" office:value="14472" calcext:value-type="float">
            <text:p><text:s/>14 472</text:p>
          </table:table-cell>
          <table:table-cell table:formula="of:=SUM([.Z15:.AC15])" office:value-type="float" office:value="3073548" calcext:value-type="float">
            <text:p>3 073 548</text:p>
          </table:table-cell>
          <table:table-cell office:value-type="float" office:value="380578" calcext:value-type="float">
            <text:p><text:s/>380 578</text:p>
          </table:table-cell>
          <table:table-cell office:value-type="float" office:value="1056301" calcext:value-type="float">
            <text:p>1 056 301</text:p>
          </table:table-cell>
          <table:table-cell office:value-type="float" office:value="61777" calcext:value-type="float">
            <text:p><text:s/>61 777</text:p>
          </table:table-cell>
          <table:table-cell table:formula="of:=SUM([.AE15:.AG15])" office:value-type="float" office:value="1498656" calcext:value-type="float">
            <text:p>1 498 656</text:p>
          </table:table-cell>
          <table:table-cell office:value-type="float" office:value="207983" calcext:value-type="float">
            <text:p><text:s/>207 983</text:p>
          </table:table-cell>
          <table:table-cell office:value-type="float" office:value="-115899" calcext:value-type="float">
            <text:p>-115 899</text:p>
          </table:table-cell>
          <table:table-cell office:value-type="float" office:value="1061345" calcext:value-type="float">
            <text:p>1 061 345</text:p>
          </table:table-cell>
          <table:table-cell office:value-type="float" office:value="-159" calcext:value-type="float">
            <text:p>- 159</text:p>
          </table:table-cell>
          <table:table-cell table:formula="of:=[.AJ15]" office:value-type="float" office:value="-115899" calcext:value-type="float">
            <text:p>-115 899</text:p>
          </table:table-cell>
          <table:table-cell table:formula="of:=[.AK15]" office:value-type="float" office:value="1061345" calcext:value-type="float">
            <text:p>1 061 345</text:p>
          </table:table-cell>
          <table:table-cell table:formula="of:=SUM([.AI15]+[.AL15])" office:value-type="float" office:value="207824" calcext:value-type="float">
            <text:p><text:s/>207 824</text:p>
          </table:table-cell>
          <table:table-cell office:value-type="float" office:value="13181522" calcext:value-type="float">
            <text:p>13 181 522</text:p>
          </table:table-cell>
          <table:table-cell office:value-type="float" office:value="640086" calcext:value-type="float">
            <text:p><text:s/>640 086</text:p>
          </table:table-cell>
          <table:table-cell office:value-type="float" office:value="13821608" calcext:value-type="float">
            <text:p>13 821 608</text:p>
          </table:table-cell>
          <table:table-cell table:formula="of:=[.AR15]" office:value-type="float" office:value="13821608" calcext:value-type="float">
            <text:p>13 821 60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638845" calcext:value-type="float">
            <text:p>1 638 845</text:p>
          </table:table-cell>
          <table:table-cell office:value-type="float" office:value="4145" calcext:value-type="float">
            <text:p><text:s/>4 145</text:p>
          </table:table-cell>
          <table:table-cell office:value-type="float" office:value="90627" calcext:value-type="float">
            <text:p><text:s/>90 627</text:p>
          </table:table-cell>
          <table:table-cell office:value-type="float" office:value="-8297" calcext:value-type="float">
            <text:p>-8 297</text:p>
          </table:table-cell>
          <table:table-cell table:formula="of:=SUM([.D16:.G16])" office:value-type="float" office:value="1725320" calcext:value-type="float">
            <text:p>1 725 320</text:p>
          </table:table-cell>
          <table:table-cell office:value-type="float" office:value="1673217" calcext:value-type="float">
            <text:p>1 673 217</text:p>
          </table:table-cell>
          <table:table-cell office:value-type="float" office:value="-9520" calcext:value-type="float">
            <text:p>-9 520</text:p>
          </table:table-cell>
          <table:table-cell office:value-type="float" office:value="-19150" calcext:value-type="float">
            <text:p>-19 150</text:p>
          </table:table-cell>
          <table:table-cell office:value-type="float" office:value="0" calcext:value-type="float">
            <text:p>-</text:p>
          </table:table-cell>
          <table:table-cell table:formula="of:=SUM([.I16:.L16])" office:value-type="float" office:value="1644547" calcext:value-type="float">
            <text:p>1 644 547</text:p>
          </table:table-cell>
          <table:table-cell office:value-type="float" office:value="4041554" calcext:value-type="float">
            <text:p>4 041 554</text:p>
          </table:table-cell>
          <table:table-cell office:value-type="float" office:value="-144918" calcext:value-type="float">
            <text:p>-144 918</text:p>
          </table:table-cell>
          <table:table-cell office:value-type="float" office:value="245971" calcext:value-type="float">
            <text:p><text:s/>245 971</text:p>
          </table:table-cell>
          <table:table-cell office:value-type="float" office:value="150463" calcext:value-type="float">
            <text:p><text:s/>150 463</text:p>
          </table:table-cell>
          <table:table-cell office:value-type="float" office:value="141071" calcext:value-type="float">
            <text:p><text:s/>141 071</text:p>
          </table:table-cell>
          <table:table-cell office:value-type="float" office:value="175813" calcext:value-type="float">
            <text:p><text:s/>175 813</text:p>
          </table:table-cell>
          <table:table-cell office:value-type="float" office:value="-90446" calcext:value-type="float">
            <text:p>-90 446</text:p>
          </table:table-cell>
          <table:table-cell office:value-type="float" office:value="10247" calcext:value-type="float">
            <text:p><text:s/>10 247</text:p>
          </table:table-cell>
          <table:table-cell office:value-type="float" office:value="34731" calcext:value-type="float">
            <text:p><text:s/>34 731</text:p>
          </table:table-cell>
          <table:table-cell office:value-type="float" office:value="232" calcext:value-type="float">
            <text:p><text:s text:c="2"/>232</text:p>
          </table:table-cell>
          <table:table-cell office:value-type="float" office:value="-38173" calcext:value-type="float">
            <text:p>-38 173</text:p>
          </table:table-cell>
          <table:table-cell table:formula="of:=SUM([.N16:.X16])" office:value-type="float" office:value="4526545" calcext:value-type="float">
            <text:p>4 526 545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2919962" calcext:value-type="float">
            <text:p>2 919 962</text:p>
          </table:table-cell>
          <table:table-cell office:value-type="float" office:value="13258" calcext:value-type="float">
            <text:p><text:s/>13 258</text:p>
          </table:table-cell>
          <table:table-cell table:formula="of:=SUM([.Z16:.AC16])" office:value-type="float" office:value="2933220" calcext:value-type="float">
            <text:p>2 933 220</text:p>
          </table:table-cell>
          <table:table-cell office:value-type="float" office:value="355698" calcext:value-type="float">
            <text:p><text:s/>355 698</text:p>
          </table:table-cell>
          <table:table-cell office:value-type="float" office:value="969575" calcext:value-type="float">
            <text:p><text:s/>969 575</text:p>
          </table:table-cell>
          <table:table-cell office:value-type="float" office:value="59536" calcext:value-type="float">
            <text:p><text:s/>59 536</text:p>
          </table:table-cell>
          <table:table-cell table:formula="of:=SUM([.AE16:.AG16])" office:value-type="float" office:value="1384809" calcext:value-type="float">
            <text:p>1 384 809</text:p>
          </table:table-cell>
          <table:table-cell office:value-type="float" office:value="231159" calcext:value-type="float">
            <text:p><text:s/>231 159</text:p>
          </table:table-cell>
          <table:table-cell office:value-type="float" office:value="-83121" calcext:value-type="float">
            <text:p>-83 121</text:p>
          </table:table-cell>
          <table:table-cell office:value-type="float" office:value="1085011" calcext:value-type="float">
            <text:p>1 085 011</text:p>
          </table:table-cell>
          <table:table-cell office:value-type="float" office:value="-433" calcext:value-type="float">
            <text:p>- 433</text:p>
          </table:table-cell>
          <table:table-cell table:formula="of:=[.AJ16]" office:value-type="float" office:value="-83121" calcext:value-type="float">
            <text:p>-83 121</text:p>
          </table:table-cell>
          <table:table-cell table:formula="of:=[.AK16]" office:value-type="float" office:value="1085011" calcext:value-type="float">
            <text:p>1 085 011</text:p>
          </table:table-cell>
          <table:table-cell table:formula="of:=SUM([.AI16]+[.AL16])" office:value-type="float" office:value="230726" calcext:value-type="float">
            <text:p><text:s/>230 726</text:p>
          </table:table-cell>
          <table:table-cell office:value-type="float" office:value="12987816" calcext:value-type="float">
            <text:p>12 987 816</text:p>
          </table:table-cell>
          <table:table-cell office:value-type="float" office:value="459243" calcext:value-type="float">
            <text:p><text:s/>459 243</text:p>
          </table:table-cell>
          <table:table-cell office:value-type="float" office:value="13447059" calcext:value-type="float">
            <text:p>13 447 059</text:p>
          </table:table-cell>
          <table:table-cell table:formula="of:=[.AR16]" office:value-type="float" office:value="13447059" calcext:value-type="float">
            <text:p>13 447 0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591700" calcext:value-type="float">
            <text:p>1 591 700</text:p>
          </table:table-cell>
          <table:table-cell office:value-type="float" office:value="8604" calcext:value-type="float">
            <text:p><text:s/>8 604</text:p>
          </table:table-cell>
          <table:table-cell office:value-type="float" office:value="100937" calcext:value-type="float">
            <text:p><text:s/>100 937</text:p>
          </table:table-cell>
          <table:table-cell office:value-type="float" office:value="13284" calcext:value-type="float">
            <text:p><text:s/>13 284</text:p>
          </table:table-cell>
          <table:table-cell table:formula="of:=SUM([.D17:.G17])" office:value-type="float" office:value="1714525" calcext:value-type="float">
            <text:p>1 714 525</text:p>
          </table:table-cell>
          <table:table-cell office:value-type="float" office:value="1593818" calcext:value-type="float">
            <text:p>1 593 818</text:p>
          </table:table-cell>
          <table:table-cell office:value-type="float" office:value="-11992" calcext:value-type="float">
            <text:p>-11 992</text:p>
          </table:table-cell>
          <table:table-cell office:value-type="float" office:value="-17503" calcext:value-type="float">
            <text:p>-17 503</text:p>
          </table:table-cell>
          <table:table-cell office:value-type="float" office:value="0" calcext:value-type="float">
            <text:p>-</text:p>
          </table:table-cell>
          <table:table-cell table:formula="of:=SUM([.I17:.L17])" office:value-type="float" office:value="1564323" calcext:value-type="float">
            <text:p>1 564 323</text:p>
          </table:table-cell>
          <table:table-cell office:value-type="float" office:value="3978529" calcext:value-type="float">
            <text:p>3 978 529</text:p>
          </table:table-cell>
          <table:table-cell office:value-type="float" office:value="-119495" calcext:value-type="float">
            <text:p>-119 495</text:p>
          </table:table-cell>
          <table:table-cell office:value-type="float" office:value="263952" calcext:value-type="float">
            <text:p><text:s/>263 952</text:p>
          </table:table-cell>
          <table:table-cell office:value-type="float" office:value="140029" calcext:value-type="float">
            <text:p><text:s/>140 029</text:p>
          </table:table-cell>
          <table:table-cell office:value-type="float" office:value="154863" calcext:value-type="float">
            <text:p><text:s/>154 863</text:p>
          </table:table-cell>
          <table:table-cell office:value-type="float" office:value="152224" calcext:value-type="float">
            <text:p><text:s/>152 224</text:p>
          </table:table-cell>
          <table:table-cell office:value-type="float" office:value="-62794" calcext:value-type="float">
            <text:p>-62 794</text:p>
          </table:table-cell>
          <table:table-cell office:value-type="float" office:value="9671" calcext:value-type="float">
            <text:p><text:s/>9 671</text:p>
          </table:table-cell>
          <table:table-cell office:value-type="float" office:value="29547" calcext:value-type="float">
            <text:p><text:s/>29 547</text:p>
          </table:table-cell>
          <table:table-cell office:value-type="float" office:value="1572" calcext:value-type="float">
            <text:p><text:s/>1 572</text:p>
          </table:table-cell>
          <table:table-cell office:value-type="float" office:value="-23573" calcext:value-type="float">
            <text:p>-23 573</text:p>
          </table:table-cell>
          <table:table-cell table:formula="of:=SUM([.N17:.X17])" office:value-type="float" office:value="4524525" calcext:value-type="float">
            <text:p>4 524 525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2910986" calcext:value-type="float">
            <text:p>2 910 986</text:p>
          </table:table-cell>
          <table:table-cell office:value-type="float" office:value="12388" calcext:value-type="float">
            <text:p><text:s/>12 388</text:p>
          </table:table-cell>
          <table:table-cell table:formula="of:=SUM([.Z17:.AC17])" office:value-type="float" office:value="2923374" calcext:value-type="float">
            <text:p>2 923 374</text:p>
          </table:table-cell>
          <table:table-cell office:value-type="float" office:value="309226" calcext:value-type="float">
            <text:p><text:s/>309 226</text:p>
          </table:table-cell>
          <table:table-cell office:value-type="float" office:value="1110293" calcext:value-type="float">
            <text:p>1 110 293</text:p>
          </table:table-cell>
          <table:table-cell office:value-type="float" office:value="42987" calcext:value-type="float">
            <text:p><text:s/>42 987</text:p>
          </table:table-cell>
          <table:table-cell table:formula="of:=SUM([.AE17:.AG17])" office:value-type="float" office:value="1462506" calcext:value-type="float">
            <text:p>1 462 506</text:p>
          </table:table-cell>
          <table:table-cell office:value-type="float" office:value="255039" calcext:value-type="float">
            <text:p><text:s/>255 039</text:p>
          </table:table-cell>
          <table:table-cell office:value-type="float" office:value="-22576" calcext:value-type="float">
            <text:p>-22 576</text:p>
          </table:table-cell>
          <table:table-cell office:value-type="float" office:value="1177858" calcext:value-type="float">
            <text:p>1 177 858</text:p>
          </table:table-cell>
          <table:table-cell office:value-type="float" office:value="-238" calcext:value-type="float">
            <text:p>- 238</text:p>
          </table:table-cell>
          <table:table-cell table:formula="of:=[.AJ17]" office:value-type="float" office:value="-22576" calcext:value-type="float">
            <text:p>-22 576</text:p>
          </table:table-cell>
          <table:table-cell table:formula="of:=[.AK17]" office:value-type="float" office:value="1177858" calcext:value-type="float">
            <text:p>1 177 858</text:p>
          </table:table-cell>
          <table:table-cell table:formula="of:=SUM([.AI17]+[.AL17])" office:value-type="float" office:value="254801" calcext:value-type="float">
            <text:p><text:s/>254 801</text:p>
          </table:table-cell>
          <table:table-cell office:value-type="float" office:value="12982823" calcext:value-type="float">
            <text:p>12 982 823</text:p>
          </table:table-cell>
          <table:table-cell office:value-type="float" office:value="616511" calcext:value-type="float">
            <text:p><text:s/>616 511</text:p>
          </table:table-cell>
          <table:table-cell office:value-type="float" office:value="13599334" calcext:value-type="float">
            <text:p>13 599 334</text:p>
          </table:table-cell>
          <table:table-cell table:formula="of:=[.AR17]" office:value-type="float" office:value="13599334" calcext:value-type="float">
            <text:p>13 599 334</text:p>
          </table:table-cell>
        </table:table-row>
      </table:table>
      <table:table table:name="Primary_csv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Energiebilanz der Bundesrepublik 2020</text:p>
          </table:table-cell>
          <table:table-cell office:value-type="string" calcext:value-type="string">
            <text:p>Zeile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Mineralöle und Mineralöl Produkte</text:p>
          </table:table-cell>
          <table:table-cell office:value-type="string" calcext:value-type="string">
            <text:p>Gase</text:p>
          </table:table-cell>
          <table:table-cell office:value-type="string" calcext:value-type="string">
            <text:p>Gesamt Erneuerbare Energieträger</text:p>
          </table:table-cell>
          <table:table-cell office:value-type="string" calcext:value-type="string">
            <text:p>Stromaustauschsaldo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895778.114" calcext:value-type="float">
            <text:p>895778.114</text:p>
          </table:table-cell>
          <table:table-cell office:value-type="float" office:value="957741.584" calcext:value-type="float">
            <text:p>957741.584</text:p>
          </table:table-cell>
          <table:table-cell office:value-type="float" office:value="4086816.243" calcext:value-type="float">
            <text:p>4086816.243</text:p>
          </table:table-cell>
          <table:table-cell office:value-type="float" office:value="3144335.962" calcext:value-type="float">
            <text:p>3144335.962</text:p>
          </table:table-cell>
          <table:table-cell office:value-type="float" office:value="1971798" calcext:value-type="float">
            <text:p>1971798</text:p>
          </table:table-cell>
          <table:table-cell office:value-type="float" office:value="-67982.4" calcext:value-type="float">
            <text:p>-67982.4</text:p>
          </table:table-cell>
          <table:table-cell office:value-type="float" office:value="702349.091" calcext:value-type="float">
            <text:p>702349.091</text:p>
          </table:table-cell>
          <table:table-cell office:value-type="float" office:value="204074" calcext:value-type="float">
            <text:p>204074</text:p>
          </table:table-cell>
          <table:table-cell office:value-type="float" office:value="11894910.594" calcext:value-type="float">
            <text:p>11894910.59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084226" calcext:value-type="float">
            <text:p>1084226</text:p>
          </table:table-cell>
          <table:table-cell office:value-type="float" office:value="1162958" calcext:value-type="float">
            <text:p>1162958</text:p>
          </table:table-cell>
          <table:table-cell office:value-type="float" office:value="4511394" calcext:value-type="float">
            <text:p>4511394</text:p>
          </table:table-cell>
          <table:table-cell office:value-type="float" office:value="3221866" calcext:value-type="float">
            <text:p>3221866</text:p>
          </table:table-cell>
          <table:table-cell office:value-type="float" office:value="1904453" calcext:value-type="float">
            <text:p>1904453</text:p>
          </table:table-cell>
          <table:table-cell office:value-type="float" office:value="-117605" calcext:value-type="float">
            <text:p>-117605</text:p>
          </table:table-cell>
          <table:table-cell office:value-type="float" office:value="818952" calcext:value-type="float">
            <text:p>818952</text:p>
          </table:table-cell>
          <table:table-cell office:value-type="float" office:value="218297" calcext:value-type="float">
            <text:p>218297</text:p>
          </table:table-cell>
          <table:table-cell office:value-type="float" office:value="12804543" calcext:value-type="float">
            <text:p>128045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428156" calcext:value-type="float">
            <text:p>1428156</text:p>
          </table:table-cell>
          <table:table-cell office:value-type="float" office:value="1480539" calcext:value-type="float">
            <text:p>1480539</text:p>
          </table:table-cell>
          <table:table-cell office:value-type="float" office:value="4451801" calcext:value-type="float">
            <text:p>4451801</text:p>
          </table:table-cell>
          <table:table-cell office:value-type="float" office:value="3098631" calcext:value-type="float">
            <text:p>3098631</text:p>
          </table:table-cell>
          <table:table-cell office:value-type="float" office:value="1802120" calcext:value-type="float">
            <text:p>1802120</text:p>
          </table:table-cell>
          <table:table-cell office:value-type="float" office:value="-175446" calcext:value-type="float">
            <text:p>-175446</text:p>
          </table:table-cell>
          <table:table-cell office:value-type="float" office:value="829136" calcext:value-type="float">
            <text:p>829136</text:p>
          </table:table-cell>
          <table:table-cell office:value-type="float" office:value="214105" calcext:value-type="float">
            <text:p>214105</text:p>
          </table:table-cell>
          <table:table-cell office:value-type="float" office:value="13129043" calcext:value-type="float">
            <text:p>131290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502051" calcext:value-type="float">
            <text:p>1502051</text:p>
          </table:table-cell>
          <table:table-cell office:value-type="float" office:value="1507296" calcext:value-type="float">
            <text:p>1507296</text:p>
          </table:table-cell>
          <table:table-cell office:value-type="float" office:value="4671315" calcext:value-type="float">
            <text:p>4671315</text:p>
          </table:table-cell>
          <table:table-cell office:value-type="float" office:value="3166586" calcext:value-type="float">
            <text:p>3166586</text:p>
          </table:table-cell>
          <table:table-cell office:value-type="float" office:value="1797459" calcext:value-type="float">
            <text:p>1797459</text:p>
          </table:table-cell>
          <table:table-cell office:value-type="float" office:value="-188852" calcext:value-type="float">
            <text:p>-188852</text:p>
          </table:table-cell>
          <table:table-cell office:value-type="float" office:value="832623" calcext:value-type="float">
            <text:p>832623</text:p>
          </table:table-cell>
          <table:table-cell office:value-type="float" office:value="234513" calcext:value-type="float">
            <text:p>234513</text:p>
          </table:table-cell>
          <table:table-cell office:value-type="float" office:value="13522990" calcext:value-type="float">
            <text:p>1352299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693073" calcext:value-type="float">
            <text:p>1693073</text:p>
          </table:table-cell>
          <table:table-cell office:value-type="float" office:value="1510693" calcext:value-type="float">
            <text:p>1510693</text:p>
          </table:table-cell>
          <table:table-cell office:value-type="float" office:value="4566079" calcext:value-type="float">
            <text:p>4566079</text:p>
          </table:table-cell>
          <table:table-cell office:value-type="float" office:value="3067552" calcext:value-type="float">
            <text:p>3067552</text:p>
          </table:table-cell>
          <table:table-cell office:value-type="float" office:value="1676245" calcext:value-type="float">
            <text:p>1676245</text:p>
          </table:table-cell>
          <table:table-cell office:value-type="float" office:value="-181890" calcext:value-type="float">
            <text:p>-181890</text:p>
          </table:table-cell>
          <table:table-cell office:value-type="float" office:value="923276" calcext:value-type="float">
            <text:p>923276</text:p>
          </table:table-cell>
          <table:table-cell office:value-type="float" office:value="235586" calcext:value-type="float">
            <text:p>235586</text:p>
          </table:table-cell>
          <table:table-cell office:value-type="float" office:value="13490618" calcext:value-type="float">
            <text:p>1349061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728706" calcext:value-type="float">
            <text:p>1728706</text:p>
          </table:table-cell>
          <table:table-cell office:value-type="float" office:value="1565495" calcext:value-type="float">
            <text:p>1565495</text:p>
          </table:table-cell>
          <table:table-cell office:value-type="float" office:value="4491499" calcext:value-type="float">
            <text:p>4491499</text:p>
          </table:table-cell>
          <table:table-cell office:value-type="float" office:value="2780634" calcext:value-type="float">
            <text:p>2780634</text:p>
          </table:table-cell>
          <table:table-cell office:value-type="float" office:value="1643784" calcext:value-type="float">
            <text:p>1643784</text:p>
          </table:table-cell>
          <table:table-cell office:value-type="float" office:value="-173817" calcext:value-type="float">
            <text:p>-173817</text:p>
          </table:table-cell>
          <table:table-cell office:value-type="float" office:value="1001297" calcext:value-type="float">
            <text:p>1001297</text:p>
          </table:table-cell>
          <table:table-cell office:value-type="float" office:value="223911" calcext:value-type="float">
            <text:p>223911</text:p>
          </table:table-cell>
          <table:table-cell office:value-type="float" office:value="13261510" calcext:value-type="float">
            <text:p>1326151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759260" calcext:value-type="float">
            <text:p>1759260</text:p>
          </table:table-cell>
          <table:table-cell office:value-type="float" office:value="1573962" calcext:value-type="float">
            <text:p>1573962</text:p>
          </table:table-cell>
          <table:table-cell office:value-type="float" office:value="4492772" calcext:value-type="float">
            <text:p>4492772</text:p>
          </table:table-cell>
          <table:table-cell office:value-type="float" office:value="2671682" calcext:value-type="float">
            <text:p>2671682</text:p>
          </table:table-cell>
          <table:table-cell office:value-type="float" office:value="1518539" calcext:value-type="float">
            <text:p>1518539</text:p>
          </table:table-cell>
          <table:table-cell office:value-type="float" office:value="-121993" calcext:value-type="float">
            <text:p>-121993</text:p>
          </table:table-cell>
          <table:table-cell office:value-type="float" office:value="1059583" calcext:value-type="float">
            <text:p>1059583</text:p>
          </table:table-cell>
          <table:table-cell office:value-type="float" office:value="225782" calcext:value-type="float">
            <text:p>225782</text:p>
          </table:table-cell>
          <table:table-cell office:value-type="float" office:value="13179587" calcext:value-type="float">
            <text:p>131795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839516" calcext:value-type="float">
            <text:p>1839516</text:p>
          </table:table-cell>
          <table:table-cell office:value-type="float" office:value="1628719" calcext:value-type="float">
            <text:p>1628719</text:p>
          </table:table-cell>
          <table:table-cell office:value-type="float" office:value="4627899" calcext:value-type="float">
            <text:p>4627899</text:p>
          </table:table-cell>
          <table:table-cell office:value-type="float" office:value="3073548" calcext:value-type="float">
            <text:p>3073548</text:p>
          </table:table-cell>
          <table:table-cell office:value-type="float" office:value="1498656" calcext:value-type="float">
            <text:p>1498656</text:p>
          </table:table-cell>
          <table:table-cell office:value-type="float" office:value="-115899" calcext:value-type="float">
            <text:p>-115899</text:p>
          </table:table-cell>
          <table:table-cell office:value-type="float" office:value="1061345" calcext:value-type="float">
            <text:p>1061345</text:p>
          </table:table-cell>
          <table:table-cell office:value-type="float" office:value="207824" calcext:value-type="float">
            <text:p>207824</text:p>
          </table:table-cell>
          <table:table-cell office:value-type="float" office:value="13821608" calcext:value-type="float">
            <text:p>1382160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725320" calcext:value-type="float">
            <text:p>1725320</text:p>
          </table:table-cell>
          <table:table-cell office:value-type="float" office:value="1644547" calcext:value-type="float">
            <text:p>1644547</text:p>
          </table:table-cell>
          <table:table-cell office:value-type="float" office:value="4526545" calcext:value-type="float">
            <text:p>4526545</text:p>
          </table:table-cell>
          <table:table-cell office:value-type="float" office:value="2933220" calcext:value-type="float">
            <text:p>2933220</text:p>
          </table:table-cell>
          <table:table-cell office:value-type="float" office:value="1384809" calcext:value-type="float">
            <text:p>1384809</text:p>
          </table:table-cell>
          <table:table-cell office:value-type="float" office:value="-83121" calcext:value-type="float">
            <text:p>-83121</text:p>
          </table:table-cell>
          <table:table-cell office:value-type="float" office:value="1085011" calcext:value-type="float">
            <text:p>1085011</text:p>
          </table:table-cell>
          <table:table-cell office:value-type="float" office:value="230726" calcext:value-type="float">
            <text:p>230726</text:p>
          </table:table-cell>
          <table:table-cell office:value-type="float" office:value="13447059" calcext:value-type="float">
            <text:p>134470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1714525" calcext:value-type="float">
            <text:p>1714525</text:p>
          </table:table-cell>
          <table:table-cell office:value-type="float" office:value="1564323" calcext:value-type="float">
            <text:p>1564323</text:p>
          </table:table-cell>
          <table:table-cell office:value-type="float" office:value="4524525" calcext:value-type="float">
            <text:p>4524525</text:p>
          </table:table-cell>
          <table:table-cell office:value-type="float" office:value="2923374" calcext:value-type="float">
            <text:p>2923374</text:p>
          </table:table-cell>
          <table:table-cell office:value-type="float" office:value="1462506" calcext:value-type="float">
            <text:p>1462506</text:p>
          </table:table-cell>
          <table:table-cell office:value-type="float" office:value="-22576" calcext:value-type="float">
            <text:p>-22576</text:p>
          </table:table-cell>
          <table:table-cell office:value-type="float" office:value="1177858" calcext:value-type="float">
            <text:p>1177858</text:p>
          </table:table-cell>
          <table:table-cell office:value-type="float" office:value="254801" calcext:value-type="float">
            <text:p>254801</text:p>
          </table:table-cell>
          <table:table-cell office:value-type="float" office:value="13599334" calcext:value-type="float">
            <text:p>13599334</text:p>
          </table:table-cell>
        </table:table-row>
      </table:table>
      <table:table table:name="Erneuerbare_Calculations" table:style-name="ta1">
        <table:table-column table:style-name="co2" table:default-cell-style-name="Default"/>
        <table:table-column table:style-name="co2" table:default-cell-style-name="ce59"/>
        <table:table-column table:style-name="co2" table:default-cell-style-name="ce63"/>
        <table:table-column table:style-name="co2" table:number-columns-repeated="13" table:default-cell-style-name="ce68"/>
        <table:table-column table:style-name="co2" table:default-cell-style-name="ce83"/>
        <table:table-row table:style-name="ro2">
          <table:table-cell office:value-type="string" calcext:value-type="string">
            <text:p>Jahr</text:p>
          </table:table-cell>
          <table:table-cell table:style-name="ce58" office:value-type="string" calcext:value-type="string">
            <text:p>Zeilenname</text:p>
          </table:table-cell>
          <table:table-cell table:style-name="ce62" office:value-type="string" calcext:value-type="string">
            <text:p>Zeile</text:p>
          </table:table-cell>
          <table:table-cell table:style-name="ce67" office:value-type="string" calcext:value-type="string">
            <text:p>Wasserkraft</text:p>
          </table:table-cell>
          <table:table-cell table:style-name="ce73" office:value-type="string" calcext:value-type="string">
            <text:p>Windkraft</text:p>
          </table:table-cell>
          <table:table-cell table:style-name="ce75" office:value-type="string" calcext:value-type="string">
            <text:p>Solarenergie</text:p>
          </table:table-cell>
          <table:table-cell table:style-name="ce77" office:value-type="string" calcext:value-type="string">
            <text:p>Feste biogene Stoffe, Klärschlamm</text:p>
          </table:table-cell>
          <table:table-cell table:style-name="ce77" office:value-type="string" calcext:value-type="string">
            <text:p>flüssige biogene Stoffe, Biokraftstoffe</text:p>
          </table:table-cell>
          <table:table-cell table:style-name="ce77" office:value-type="string" calcext:value-type="string">
            <text:p>Biomasse</text:p>
          </table:table-cell>
          <table:table-cell table:style-name="ce77" office:value-type="string" calcext:value-type="string">
            <text:p>Klärgas, Biogas, Biomethan</text:p>
          </table:table-cell>
          <table:table-cell table:style-name="ce77" office:value-type="string" calcext:value-type="string">
            <text:p>Deponiegas</text:p>
          </table:table-cell>
          <table:table-cell table:style-name="ce77" office:value-type="string" calcext:value-type="string">
            <text:p>Klärgas,Deponiegas</text:p>
          </table:table-cell>
          <table:table-cell table:style-name="ce75" office:value-type="string" calcext:value-type="string">
            <text:p>Geothermie</text:p>
          </table:table-cell>
          <table:table-cell table:style-name="ce67" office:value-type="string" calcext:value-type="string">
            <text:p>Solarthermie</text:p>
          </table:table-cell>
          <table:table-cell table:style-name="ce77" office:value-type="string" calcext:value-type="string">
            <text:p>Umweltwärme</text:p>
          </table:table-cell>
          <table:table-cell table:style-name="ce77" office:value-type="string" calcext:value-type="string">
            <text:p>Sonstige erneuerbare Energien</text:p>
          </table:table-cell>
          <table:table-cell table:style-name="ce73" office:value-type="string" calcext:value-type="string">
            <text:p>Summe</text:p>
          </table:table-cell>
        </table:table-row>
        <table:table-row table:style-name="ro2">
          <table:table-cell table:style-name="ce57" office:value-type="float" office:value="2020" calcext:value-type="float">
            <text:p>2020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65940" calcext:value-type="float">
            <text:p><text:s/>65 940</text:p>
          </table:table-cell>
          <table:table-cell office:value-type="float" office:value="475569" calcext:value-type="float">
            <text:p><text:s/>475 569</text:p>
          </table:table-cell>
          <table:table-cell office:value-type="float" office:value="178185" calcext:value-type="float">
            <text:p><text:s/>178 185</text:p>
          </table:table-cell>
          <table:table-cell office:value-type="float" office:value="539195" calcext:value-type="float">
            <text:p><text:s/>539 195</text:p>
          </table:table-cell>
          <table:table-cell office:value-type="float" office:value="152888" calcext:value-type="float">
            <text:p><text:s/>152 888</text:p>
          </table:table-cell>
          <table:table-cell table:formula="of:=SUM([.G2:.H2])" office:value-type="float" office:value="692083" calcext:value-type="float">
            <text:p><text:s/>692 083</text:p>
          </table:table-cell>
          <table:table-cell office:value-type="float" office:value="320354" calcext:value-type="float">
            <text:p><text:s/>320 354</text:p>
          </table:table-cell>
          <table:table-cell office:value-type="float" office:value="134214" calcext:value-type="float">
            <text:p><text:s/>134 214</text:p>
          </table:table-cell>
          <table:table-cell table:formula="of:=[.J2]+[.K2]" office:value-type="float" office:value="454568" calcext:value-type="float">
            <text:p><text:s/>454 568</text:p>
          </table:table-cell>
          <table:table-cell office:value-type="float" office:value="15618" calcext:value-type="float">
            <text:p><text:s/>15 618</text:p>
          </table:table-cell>
          <table:table-cell office:value-type="float" office:value="32057" calcext:value-type="float">
            <text:p><text:s/>32 057</text:p>
          </table:table-cell>
          <table:table-cell office:value-type="float" office:value="57778" calcext:value-type="float">
            <text:p><text:s/>57 778</text:p>
          </table:table-cell>
          <table:table-cell table:formula="of:=SUM([.M2:.O2])" office:value-type="float" office:value="105453" calcext:value-type="float">
            <text:p><text:s/>105 453</text:p>
          </table:table-cell>
          <table:table-cell table:style-name="ce82" office:value-type="float" office:value="1971798" calcext:value-type="float">
            <text:p>1 971 79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60" office:value-type="string" calcext:value-type="string">
            <text:p>PRIMÄRENERGIEVERBRAUCH IM INLAND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71030" calcext:value-type="float">
            <text:p><text:s/>71 030</text:p>
          </table:table-cell>
          <table:table-cell office:value-type="float" office:value="453219" calcext:value-type="float">
            <text:p><text:s/>453 219</text:p>
          </table:table-cell>
          <table:table-cell office:value-type="float" office:value="167011" calcext:value-type="float">
            <text:p><text:s/>167 011</text:p>
          </table:table-cell>
          <table:table-cell office:value-type="float" office:value="548394" calcext:value-type="float">
            <text:p><text:s/>548 394</text:p>
          </table:table-cell>
          <table:table-cell office:value-type="float" office:value="122005" calcext:value-type="float">
            <text:p><text:s/>122 005</text:p>
          </table:table-cell>
          <table:table-cell table:formula="of:=SUM([.G3:.H3])" office:value-type="float" office:value="670399" calcext:value-type="float">
            <text:p><text:s/>670 399</text:p>
          </table:table-cell>
          <table:table-cell office:value-type="float" office:value="311784" calcext:value-type="float">
            <text:p><text:s/>311 784</text:p>
          </table:table-cell>
          <table:table-cell office:value-type="float" office:value="133759" calcext:value-type="float">
            <text:p><text:s/>133 759</text:p>
          </table:table-cell>
          <table:table-cell table:formula="of:=[.J3]+[.K3]" office:value-type="float" office:value="445543" calcext:value-type="float">
            <text:p><text:s/>445 543</text:p>
          </table:table-cell>
          <table:table-cell office:value-type="float" office:value="13955" calcext:value-type="float">
            <text:p><text:s/>13 955</text:p>
          </table:table-cell>
          <table:table-cell office:value-type="float" office:value="30538" calcext:value-type="float">
            <text:p><text:s/>30 538</text:p>
          </table:table-cell>
          <table:table-cell office:value-type="float" office:value="52758" calcext:value-type="float">
            <text:p><text:s/>52 758</text:p>
          </table:table-cell>
          <table:table-cell table:formula="of:=SUM([.M3:.O3])" office:value-type="float" office:value="97251" calcext:value-type="float">
            <text:p><text:s/>97 251</text:p>
          </table:table-cell>
          <table:table-cell office:value-type="float" office:value="1904453" calcext:value-type="float">
            <text:p>1 904 45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60" office:value-type="string" calcext:value-type="string">
            <text:p>PRIMÄRENERGIEVERBRAUCH IM INLAND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64707" calcext:value-type="float">
            <text:p><text:s/>64 707</text:p>
          </table:table-cell>
          <table:table-cell office:value-type="float" office:value="395824" calcext:value-type="float">
            <text:p><text:s/>395 824</text:p>
          </table:table-cell>
          <table:table-cell office:value-type="float" office:value="164823" calcext:value-type="float">
            <text:p><text:s/>164 823</text:p>
          </table:table-cell>
          <table:table-cell office:value-type="float" office:value="511088" calcext:value-type="float">
            <text:p><text:s/>511 088</text:p>
          </table:table-cell>
          <table:table-cell office:value-type="float" office:value="123098" calcext:value-type="float">
            <text:p><text:s/>123 098</text:p>
          </table:table-cell>
          <table:table-cell table:formula="of:=SUM([.G4:.H4])" office:value-type="float" office:value="634186" calcext:value-type="float">
            <text:p><text:s/>634 186</text:p>
          </table:table-cell>
          <table:table-cell office:value-type="float" office:value="314334" calcext:value-type="float">
            <text:p><text:s/>314 334</text:p>
          </table:table-cell>
          <table:table-cell office:value-type="float" office:value="135048" calcext:value-type="float">
            <text:p><text:s/>135 048</text:p>
          </table:table-cell>
          <table:table-cell table:formula="of:=[.J4]+[.K4]" office:value-type="float" office:value="449382" calcext:value-type="float">
            <text:p><text:s/>449 382</text:p>
          </table:table-cell>
          <table:table-cell office:value-type="float" office:value="12635" calcext:value-type="float">
            <text:p><text:s/>12 635</text:p>
          </table:table-cell>
          <table:table-cell office:value-type="float" office:value="31950" calcext:value-type="float">
            <text:p><text:s/>31 950</text:p>
          </table:table-cell>
          <table:table-cell office:value-type="float" office:value="48613" calcext:value-type="float">
            <text:p><text:s/>48 613</text:p>
          </table:table-cell>
          <table:table-cell table:formula="of:=SUM([.M4:.O4])" office:value-type="float" office:value="93198" calcext:value-type="float">
            <text:p><text:s/>93 198</text:p>
          </table:table-cell>
          <table:table-cell office:value-type="float" office:value="1802120" calcext:value-type="float">
            <text:p>1 802 12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60" office:value-type="string" calcext:value-type="string">
            <text:p>PRIMÄRENERGIEVERBRAUCH IM INLAND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72540" calcext:value-type="float">
            <text:p><text:s/>72 540</text:p>
          </table:table-cell>
          <table:table-cell office:value-type="float" office:value="380102" calcext:value-type="float">
            <text:p><text:s/>380 102</text:p>
          </table:table-cell>
          <table:table-cell office:value-type="float" office:value="141845" calcext:value-type="float">
            <text:p><text:s/>141 845</text:p>
          </table:table-cell>
          <table:table-cell office:value-type="float" office:value="524505" calcext:value-type="float">
            <text:p><text:s/>524 505</text:p>
          </table:table-cell>
          <table:table-cell office:value-type="float" office:value="118084" calcext:value-type="float">
            <text:p><text:s/>118 084</text:p>
          </table:table-cell>
          <table:table-cell table:formula="of:=SUM([.G5:.H5])" office:value-type="float" office:value="642589" calcext:value-type="float">
            <text:p><text:s/>642 589</text:p>
          </table:table-cell>
          <table:table-cell office:value-type="float" office:value="338579" calcext:value-type="float">
            <text:p><text:s/>338 579</text:p>
          </table:table-cell>
          <table:table-cell office:value-type="float" office:value="137982" calcext:value-type="float">
            <text:p><text:s/>137 982</text:p>
          </table:table-cell>
          <table:table-cell table:formula="of:=[.J5]+[.K5]" office:value-type="float" office:value="476561" calcext:value-type="float">
            <text:p><text:s/>476 561</text:p>
          </table:table-cell>
          <table:table-cell office:value-type="float" office:value="10759" calcext:value-type="float">
            <text:p><text:s/>10 759</text:p>
          </table:table-cell>
          <table:table-cell office:value-type="float" office:value="28271" calcext:value-type="float">
            <text:p><text:s/>28 271</text:p>
          </table:table-cell>
          <table:table-cell office:value-type="float" office:value="44792" calcext:value-type="float">
            <text:p><text:s/>44 792</text:p>
          </table:table-cell>
          <table:table-cell table:formula="of:=SUM([.M5:.O5])" office:value-type="float" office:value="83822" calcext:value-type="float">
            <text:p><text:s/>83 822</text:p>
          </table:table-cell>
          <table:table-cell office:value-type="float" office:value="1797459" calcext:value-type="float">
            <text:p>1 797 459</text:p>
          </table:table-cell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61" office:value-type="string" calcext:value-type="string">
            <text:p>PRIMÄRENERGIEVERBRAUCH IM INLAND</text:p>
          </table:table-cell>
          <table:table-cell table:style-name="ce65" office:value-type="float" office:value="8" calcext:value-type="float">
            <text:p>8</text:p>
          </table:table-cell>
          <table:table-cell table:style-name="ce69" office:value-type="float" office:value="73966" calcext:value-type="float">
            <text:p>73,966</text:p>
          </table:table-cell>
          <table:table-cell table:style-name="ce69" office:value-type="float" office:value="288248" calcext:value-type="float">
            <text:p>288,248</text:p>
          </table:table-cell>
          <table:table-cell table:style-name="ce69" office:value-type="float" office:value="137153" calcext:value-type="float">
            <text:p>137,153</text:p>
          </table:table-cell>
          <table:table-cell table:style-name="ce69" office:value-type="float" office:value="509508" calcext:value-type="float">
            <text:p>509,508</text:p>
          </table:table-cell>
          <table:table-cell table:style-name="ce69" office:value-type="float" office:value="117656" calcext:value-type="float">
            <text:p>117,656</text:p>
          </table:table-cell>
          <table:table-cell table:formula="of:=SUM([.G6:.H6])" office:value-type="float" office:value="627164" calcext:value-type="float">
            <text:p><text:s/>627 164</text:p>
          </table:table-cell>
          <table:table-cell table:style-name="ce69" office:value-type="float" office:value="336034" calcext:value-type="float">
            <text:p>336,034</text:p>
          </table:table-cell>
          <table:table-cell table:style-name="ce69" office:value-type="float" office:value="133370" calcext:value-type="float">
            <text:p>133,370</text:p>
          </table:table-cell>
          <table:table-cell table:formula="of:=[.J6]+[.K6]" office:value-type="float" office:value="469404" calcext:value-type="float">
            <text:p><text:s/>469 404</text:p>
          </table:table-cell>
          <table:table-cell table:style-name="ce69" office:value-type="float" office:value="11291" calcext:value-type="float">
            <text:p>11,291</text:p>
          </table:table-cell>
          <table:table-cell table:style-name="ce69" office:value-type="float" office:value="28091" calcext:value-type="float">
            <text:p>28,091</text:p>
          </table:table-cell>
          <table:table-cell table:style-name="ce69" office:value-type="float" office:value="40928" calcext:value-type="float">
            <text:p>40,928</text:p>
          </table:table-cell>
          <table:table-cell table:formula="of:=SUM([.M6:.O6])" office:value-type="float" office:value="80310" calcext:value-type="float">
            <text:p><text:s/>80 310</text:p>
          </table:table-cell>
          <table:table-cell table:style-name="ce84" office:value-type="float" office:value="1676245" calcext:value-type="float">
            <text:p>1,676,24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table:style-name="ce70" office:value-type="float" office:value="68317" calcext:value-type="float">
            <text:p>68,317</text:p>
          </table:table-cell>
          <table:table-cell table:style-name="ce70" office:value-type="float" office:value="285143" calcext:value-type="float">
            <text:p>285,143</text:p>
          </table:table-cell>
          <table:table-cell table:style-name="ce70" office:value-type="float" office:value="139415" calcext:value-type="float">
            <text:p>139,415</text:p>
          </table:table-cell>
          <table:table-cell table:style-name="ce70" office:value-type="float" office:value="505180" calcext:value-type="float">
            <text:p>505,180</text:p>
          </table:table-cell>
          <table:table-cell table:style-name="ce70" office:value-type="float" office:value="116738" calcext:value-type="float">
            <text:p>116,738</text:p>
          </table:table-cell>
          <table:table-cell table:formula="of:=SUM([.G7:.H7])" office:value-type="float" office:value="621918" calcext:value-type="float">
            <text:p><text:s/>621 918</text:p>
          </table:table-cell>
          <table:table-cell table:style-name="ce70" office:value-type="float" office:value="325539" calcext:value-type="float">
            <text:p>325,539</text:p>
          </table:table-cell>
          <table:table-cell table:style-name="ce70" office:value-type="float" office:value="129129" calcext:value-type="float">
            <text:p>129,129</text:p>
          </table:table-cell>
          <table:table-cell table:formula="of:=[.J7]+[.K7]" office:value-type="float" office:value="454668" calcext:value-type="float">
            <text:p><text:s/>454 668</text:p>
          </table:table-cell>
          <table:table-cell table:style-name="ce70" office:value-type="float" office:value="8962" calcext:value-type="float">
            <text:p>8,962</text:p>
          </table:table-cell>
          <table:table-cell table:style-name="ce70" office:value-type="float" office:value="28098" calcext:value-type="float">
            <text:p>28,098</text:p>
          </table:table-cell>
          <table:table-cell table:style-name="ce70" office:value-type="float" office:value="37263" calcext:value-type="float">
            <text:p>37,263</text:p>
          </table:table-cell>
          <table:table-cell table:formula="of:=SUM([.M7:.O7])" office:value-type="float" office:value="74323" calcext:value-type="float">
            <text:p><text:s/>74 323</text:p>
          </table:table-cell>
          <table:table-cell table:style-name="ce85" office:value-type="float" office:value="1643784" calcext:value-type="float">
            <text:p>1,643,784</text:p>
          </table:table-cell>
        </table:table-row>
        <table:table-row table:style-name="ro5"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PRIMÄRENERGIEVERBRAUCH IM INLAND</text:p>
          </table:table-cell>
          <table:table-cell table:style-name="ce17" office:value-type="float" office:value="8" calcext:value-type="float">
            <text:p>8</text:p>
          </table:table-cell>
          <table:table-cell table:style-name="ce69" office:value-type="float" office:value="70513" calcext:value-type="float">
            <text:p>70,513</text:p>
          </table:table-cell>
          <table:table-cell table:style-name="ce69" office:value-type="float" office:value="206486" calcext:value-type="float">
            <text:p>206,486</text:p>
          </table:table-cell>
          <table:table-cell table:style-name="ce69" office:value-type="float" office:value="129803" calcext:value-type="float">
            <text:p>129,803</text:p>
          </table:table-cell>
          <table:table-cell table:style-name="ce69" office:value-type="float" office:value="478979" calcext:value-type="float">
            <text:p>478,979</text:p>
          </table:table-cell>
          <table:table-cell table:style-name="ce69" office:value-type="float" office:value="125060" calcext:value-type="float">
            <text:p>125,060</text:p>
          </table:table-cell>
          <table:table-cell table:formula="of:=SUM([.G8:.H8])" office:value-type="float" office:value="604039" calcext:value-type="float">
            <text:p><text:s/>604 039</text:p>
          </table:table-cell>
          <table:table-cell table:style-name="ce69" office:value-type="float" office:value="307781" calcext:value-type="float">
            <text:p>307,781</text:p>
          </table:table-cell>
          <table:table-cell table:style-name="ce69" office:value-type="float" office:value="131496" calcext:value-type="float">
            <text:p>131,496</text:p>
          </table:table-cell>
          <table:table-cell table:formula="of:=[.J8]+[.K8]" office:value-type="float" office:value="439277" calcext:value-type="float">
            <text:p><text:s/>439 277</text:p>
          </table:table-cell>
          <table:table-cell table:style-name="ce69" office:value-type="float" office:value="7618" calcext:value-type="float">
            <text:p>7,618</text:p>
          </table:table-cell>
          <table:table-cell table:style-name="ce69" office:value-type="float" office:value="26232" calcext:value-type="float">
            <text:p>26,232</text:p>
          </table:table-cell>
          <table:table-cell table:style-name="ce69" office:value-type="float" office:value="34571" calcext:value-type="float">
            <text:p>34,571</text:p>
          </table:table-cell>
          <table:table-cell table:formula="of:=SUM([.M8:.O8])" office:value-type="float" office:value="68421" calcext:value-type="float">
            <text:p><text:s/>68 421</text:p>
          </table:table-cell>
          <table:table-cell table:style-name="ce84" office:value-type="float" office:value="1518539" calcext:value-type="float">
            <text:p>1,518,539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table:style-name="ce71" office:value-type="float" office:value="82792.8" calcext:value-type="float">
            <text:p><text:s/>82 793</text:p>
          </table:table-cell>
          <table:table-cell table:style-name="ce71" office:value-type="float" office:value="186148.8" calcext:value-type="float">
            <text:p><text:s/>186 149</text:p>
          </table:table-cell>
          <table:table-cell table:style-name="ce71" office:value-type="float" office:value="111636" calcext:value-type="float">
            <text:p><text:s/>111 636</text:p>
          </table:table-cell>
          <table:table-cell table:style-name="ce78" office:value-type="float" office:value="524979.186182657" calcext:value-type="float">
            <text:p><text:s/>524 979</text:p>
          </table:table-cell>
          <table:table-cell table:style-name="ce78" office:value-type="float" office:value="120804.259016057" calcext:value-type="float">
            <text:p><text:s/>120 804</text:p>
          </table:table-cell>
          <table:table-cell table:formula="of:=SUM([.G9:.H9])" office:value-type="float" office:value="645783.445198714" calcext:value-type="float">
            <text:p><text:s/>645 783</text:p>
          </table:table-cell>
          <table:table-cell table:style-name="ce78" office:value-type="float" office:value="283293.743397545" calcext:value-type="float">
            <text:p><text:s/>283 294</text:p>
          </table:table-cell>
          <table:table-cell table:style-name="ce79" office:value-type="float" office:value="127223.791927672" calcext:value-type="float">
            <text:p><text:s/>127 224</text:p>
          </table:table-cell>
          <table:table-cell table:formula="of:=[.J9]+[.K9]" office:value-type="float" office:value="410517.535325217" calcext:value-type="float">
            <text:p><text:s/>410 518</text:p>
          </table:table-cell>
          <table:table-cell table:style-name="ce79" office:value-type="float" office:value="6179.0744" calcext:value-type="float">
            <text:p><text:s/>6 179</text:p>
          </table:table-cell>
          <table:table-cell table:style-name="ce81" office:value-type="float" office:value="24372" calcext:value-type="float">
            <text:p><text:s/>24 372</text:p>
          </table:table-cell>
          <table:table-cell table:style-name="ce78" office:value-type="float" office:value="31226.4" calcext:value-type="float">
            <text:p><text:s/>31 226</text:p>
          </table:table-cell>
          <table:table-cell table:formula="of:=SUM([.M9:.O9])" office:value-type="float" office:value="61777.4744" calcext:value-type="float">
            <text:p><text:s/>61 777</text:p>
          </table:table-cell>
          <table:table-cell table:style-name="ce79" office:value-type="float" office:value="1498656.05492393" calcext:value-type="float">
            <text:p>1 498 656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PRIMÄRENERGIEVERBRAUCH IM INLAN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8318" calcext:value-type="float">
            <text:p>78318</text:p>
          </table:table-cell>
          <table:table-cell table:style-name="Default" office:value-type="float" office:value="182412" calcext:value-type="float">
            <text:p>182412</text:p>
          </table:table-cell>
          <table:table-cell table:style-name="Default" office:value-type="float" office:value="94968" calcext:value-type="float">
            <text:p>94968</text:p>
          </table:table-cell>
          <table:table-cell table:style-name="Default" office:value-type="float" office:value="457648.06" calcext:value-type="float">
            <text:p>457648.06</text:p>
          </table:table-cell>
          <table:table-cell table:style-name="Default" office:value-type="float" office:value="129640.40444" calcext:value-type="float">
            <text:p>129640.40444</text:p>
          </table:table-cell>
          <table:table-cell table:formula="of:=SUM([.G10:.H10])" office:value-type="float" office:value="587288.46444" calcext:value-type="float">
            <text:p><text:s/>587 288</text:p>
          </table:table-cell>
          <table:table-cell table:style-name="Default" office:value-type="float" office:value="268415.6876" calcext:value-type="float">
            <text:p>268415.6876</text:p>
          </table:table-cell>
          <table:table-cell table:style-name="Default" office:value-type="float" office:value="113870.8625" calcext:value-type="float">
            <text:p>113870.8625</text:p>
          </table:table-cell>
          <table:table-cell table:formula="of:=[.J10]+[.K10]" office:value-type="float" office:value="382286.5501" calcext:value-type="float">
            <text:p><text:s/>382 287</text:p>
          </table:table-cell>
          <table:table-cell table:style-name="Default" office:value-type="float" office:value="6846.48" calcext:value-type="float">
            <text:p>6846.48</text:p>
          </table:table-cell>
          <table:table-cell table:style-name="Default" office:value-type="float" office:value="24120" calcext:value-type="float">
            <text:p>24120</text:p>
          </table:table-cell>
          <table:table-cell table:style-name="Default" office:value-type="float" office:value="28569.6" calcext:value-type="float">
            <text:p>28569.6</text:p>
          </table:table-cell>
          <table:table-cell table:formula="of:=SUM([.M10:.O10])" office:value-type="float" office:value="59536.08" calcext:value-type="float">
            <text:p><text:s/>59 536</text:p>
          </table:table-cell>
          <table:table-cell table:style-name="Default" office:value-type="float" office:value="1384809.09454" calcext:value-type="float">
            <text:p>1384809.0945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PRIMÄRENERGIEVERBRAUCH IM INLAND</text:p>
          </table:table-cell>
          <table:table-cell table:style-name="ce66" office:value-type="float" office:value="8" calcext:value-type="float">
            <text:p>8</text:p>
          </table:table-cell>
          <table:table-cell table:style-name="ce72" office:value-type="float" office:value="63622.8" calcext:value-type="float">
            <text:p>63,623</text:p>
          </table:table-cell>
          <table:table-cell table:style-name="ce74" office:value-type="float" office:value="175978.8" calcext:value-type="float">
            <text:p>175,979</text:p>
          </table:table-cell>
          <table:table-cell table:style-name="ce76" office:value-type="float" office:value="69624" calcext:value-type="float">
            <text:p>69,624</text:p>
          </table:table-cell>
          <table:table-cell table:style-name="ce74" office:value-type="float" office:value="511379.19" calcext:value-type="float">
            <text:p>511,379</text:p>
          </table:table-cell>
          <table:table-cell table:style-name="ce74" office:value-type="float" office:value="167992.816" calcext:value-type="float">
            <text:p>167,993</text:p>
          </table:table-cell>
          <table:table-cell table:formula="of:=SUM([.G11:.H11])" office:value-type="float" office:value="679372.006" calcext:value-type="float">
            <text:p><text:s/>679 372</text:p>
          </table:table-cell>
          <table:table-cell table:style-name="ce74" office:value-type="float" office:value="320817.361958544" calcext:value-type="float">
            <text:p>320,817</text:p>
          </table:table-cell>
          <table:table-cell table:style-name="ce74" office:value-type="float" office:value="110103.197" calcext:value-type="float">
            <text:p>110,103</text:p>
          </table:table-cell>
          <table:table-cell table:formula="of:=[.J11]+[.K11]" office:value-type="float" office:value="430920.558958545" calcext:value-type="float">
            <text:p><text:s/>430 921</text:p>
          </table:table-cell>
          <table:table-cell table:style-name="ce80" office:value-type="float" office:value="1173.2" calcext:value-type="float">
            <text:p>1,173</text:p>
          </table:table-cell>
          <table:table-cell table:style-name="ce76" office:value-type="float" office:value="20160" calcext:value-type="float">
            <text:p>20,160</text:p>
          </table:table-cell>
          <table:table-cell table:style-name="ce74" office:value-type="float" office:value="21654" calcext:value-type="float">
            <text:p>21,654</text:p>
          </table:table-cell>
          <table:table-cell table:formula="of:=SUM([.M11:.O11])" office:value-type="float" office:value="42987.2" calcext:value-type="float">
            <text:p><text:s/>42 987</text:p>
          </table:table-cell>
          <table:table-cell table:style-name="ce86" office:value-type="float" office:value="1462505.36495854" calcext:value-type="float">
            <text:p>1,462,505</text:p>
          </table:table-cell>
        </table:table-row>
      </table:table>
      <table:table table:name="Erneuerbare_csv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Zeilenname</text:p>
          </table:table-cell>
          <table:table-cell office:value-type="string" calcext:value-type="string">
            <text:p>Zeile</text:p>
          </table:table-cell>
          <table:table-cell office:value-type="string" calcext:value-type="string">
            <text:p>Wasserkraft</text:p>
          </table:table-cell>
          <table:table-cell office:value-type="string" calcext:value-type="string">
            <text:p>Windkraft</text:p>
          </table:table-cell>
          <table:table-cell office:value-type="string" calcext:value-type="string">
            <text:p>Solarenergie</text:p>
          </table:table-cell>
          <table:table-cell office:value-type="string" calcext:value-type="string">
            <text:p>Biomasse</text:p>
          </table:table-cell>
          <table:table-cell office:value-type="string" calcext:value-type="string">
            <text:p>Klärgas,Deponiegas</text:p>
          </table:table-cell>
          <table:table-cell office:value-type="string" calcext:value-type="string">
            <text:p>Sonstige erneuerbare Energie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65940" calcext:value-type="float">
            <text:p>65940</text:p>
          </table:table-cell>
          <table:table-cell office:value-type="float" office:value="475569" calcext:value-type="float">
            <text:p>475569</text:p>
          </table:table-cell>
          <table:table-cell office:value-type="float" office:value="178185" calcext:value-type="float">
            <text:p>178185</text:p>
          </table:table-cell>
          <table:table-cell office:value-type="float" office:value="692083" calcext:value-type="float">
            <text:p>692083</text:p>
          </table:table-cell>
          <table:table-cell office:value-type="float" office:value="454568" calcext:value-type="float">
            <text:p>454568</text:p>
          </table:table-cell>
          <table:table-cell office:value-type="float" office:value="105453" calcext:value-type="float">
            <text:p>105453</text:p>
          </table:table-cell>
          <table:table-cell office:value-type="float" office:value="1971798" calcext:value-type="float">
            <text:p>197179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71030" calcext:value-type="float">
            <text:p>71030</text:p>
          </table:table-cell>
          <table:table-cell office:value-type="float" office:value="453219" calcext:value-type="float">
            <text:p>453219</text:p>
          </table:table-cell>
          <table:table-cell office:value-type="float" office:value="167011" calcext:value-type="float">
            <text:p>167011</text:p>
          </table:table-cell>
          <table:table-cell office:value-type="float" office:value="670399" calcext:value-type="float">
            <text:p>670399</text:p>
          </table:table-cell>
          <table:table-cell office:value-type="float" office:value="445543" calcext:value-type="float">
            <text:p>445543</text:p>
          </table:table-cell>
          <table:table-cell office:value-type="float" office:value="97251" calcext:value-type="float">
            <text:p>97251</text:p>
          </table:table-cell>
          <table:table-cell office:value-type="float" office:value="1904453" calcext:value-type="float">
            <text:p>19044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64707" calcext:value-type="float">
            <text:p>64707</text:p>
          </table:table-cell>
          <table:table-cell office:value-type="float" office:value="395824" calcext:value-type="float">
            <text:p>395824</text:p>
          </table:table-cell>
          <table:table-cell office:value-type="float" office:value="164823" calcext:value-type="float">
            <text:p>164823</text:p>
          </table:table-cell>
          <table:table-cell office:value-type="float" office:value="634186" calcext:value-type="float">
            <text:p>634186</text:p>
          </table:table-cell>
          <table:table-cell office:value-type="float" office:value="449382" calcext:value-type="float">
            <text:p>449382</text:p>
          </table:table-cell>
          <table:table-cell office:value-type="float" office:value="93198" calcext:value-type="float">
            <text:p>93198</text:p>
          </table:table-cell>
          <table:table-cell office:value-type="float" office:value="1802120" calcext:value-type="float">
            <text:p>18021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72540" calcext:value-type="float">
            <text:p>72540</text:p>
          </table:table-cell>
          <table:table-cell office:value-type="float" office:value="380102" calcext:value-type="float">
            <text:p>380102</text:p>
          </table:table-cell>
          <table:table-cell office:value-type="float" office:value="141845" calcext:value-type="float">
            <text:p>141845</text:p>
          </table:table-cell>
          <table:table-cell office:value-type="float" office:value="642589" calcext:value-type="float">
            <text:p>642589</text:p>
          </table:table-cell>
          <table:table-cell office:value-type="float" office:value="476561" calcext:value-type="float">
            <text:p>476561</text:p>
          </table:table-cell>
          <table:table-cell office:value-type="float" office:value="83822" calcext:value-type="float">
            <text:p>83822</text:p>
          </table:table-cell>
          <table:table-cell office:value-type="float" office:value="1797459" calcext:value-type="float">
            <text:p>17974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73966" calcext:value-type="float">
            <text:p>73966</text:p>
          </table:table-cell>
          <table:table-cell office:value-type="float" office:value="288248" calcext:value-type="float">
            <text:p>288248</text:p>
          </table:table-cell>
          <table:table-cell office:value-type="float" office:value="137153" calcext:value-type="float">
            <text:p>137153</text:p>
          </table:table-cell>
          <table:table-cell office:value-type="float" office:value="627164" calcext:value-type="float">
            <text:p>627164</text:p>
          </table:table-cell>
          <table:table-cell office:value-type="float" office:value="469404" calcext:value-type="float">
            <text:p>469404</text:p>
          </table:table-cell>
          <table:table-cell office:value-type="float" office:value="80310" calcext:value-type="float">
            <text:p>80310</text:p>
          </table:table-cell>
          <table:table-cell office:value-type="float" office:value="1676245" calcext:value-type="float">
            <text:p>16762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68317" calcext:value-type="float">
            <text:p>68317</text:p>
          </table:table-cell>
          <table:table-cell office:value-type="float" office:value="285143" calcext:value-type="float">
            <text:p>285143</text:p>
          </table:table-cell>
          <table:table-cell office:value-type="float" office:value="139415" calcext:value-type="float">
            <text:p>139415</text:p>
          </table:table-cell>
          <table:table-cell office:value-type="float" office:value="621918" calcext:value-type="float">
            <text:p>621918</text:p>
          </table:table-cell>
          <table:table-cell office:value-type="float" office:value="454668" calcext:value-type="float">
            <text:p>454668</text:p>
          </table:table-cell>
          <table:table-cell office:value-type="float" office:value="74323" calcext:value-type="float">
            <text:p>74323</text:p>
          </table:table-cell>
          <table:table-cell office:value-type="float" office:value="1643784" calcext:value-type="float">
            <text:p>164378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70513" calcext:value-type="float">
            <text:p>70513</text:p>
          </table:table-cell>
          <table:table-cell office:value-type="float" office:value="206486" calcext:value-type="float">
            <text:p>206486</text:p>
          </table:table-cell>
          <table:table-cell office:value-type="float" office:value="129803" calcext:value-type="float">
            <text:p>129803</text:p>
          </table:table-cell>
          <table:table-cell office:value-type="float" office:value="604039" calcext:value-type="float">
            <text:p>604039</text:p>
          </table:table-cell>
          <table:table-cell office:value-type="float" office:value="439277" calcext:value-type="float">
            <text:p>439277</text:p>
          </table:table-cell>
          <table:table-cell office:value-type="float" office:value="68421" calcext:value-type="float">
            <text:p>68421</text:p>
          </table:table-cell>
          <table:table-cell office:value-type="float" office:value="1518539" calcext:value-type="float">
            <text:p>15185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82792.8" calcext:value-type="float">
            <text:p>82792.8</text:p>
          </table:table-cell>
          <table:table-cell office:value-type="float" office:value="186148.8" calcext:value-type="float">
            <text:p>186148.8</text:p>
          </table:table-cell>
          <table:table-cell office:value-type="float" office:value="111636" calcext:value-type="float">
            <text:p>111636</text:p>
          </table:table-cell>
          <table:table-cell office:value-type="float" office:value="645783.445198714" calcext:value-type="float">
            <text:p>645783.445198714</text:p>
          </table:table-cell>
          <table:table-cell office:value-type="float" office:value="410517.535325217" calcext:value-type="float">
            <text:p>410517.535325217</text:p>
          </table:table-cell>
          <table:table-cell office:value-type="float" office:value="61777.4744" calcext:value-type="float">
            <text:p>61777.4744</text:p>
          </table:table-cell>
          <table:table-cell office:value-type="float" office:value="1498656.05492393" calcext:value-type="float">
            <text:p>1498656.0549239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78318" calcext:value-type="float">
            <text:p>78318</text:p>
          </table:table-cell>
          <table:table-cell office:value-type="float" office:value="182412" calcext:value-type="float">
            <text:p>182412</text:p>
          </table:table-cell>
          <table:table-cell office:value-type="float" office:value="94968" calcext:value-type="float">
            <text:p>94968</text:p>
          </table:table-cell>
          <table:table-cell office:value-type="float" office:value="587288.46444" calcext:value-type="float">
            <text:p>587288.46444</text:p>
          </table:table-cell>
          <table:table-cell office:value-type="float" office:value="382286.5501" calcext:value-type="float">
            <text:p>382286.5501</text:p>
          </table:table-cell>
          <table:table-cell office:value-type="float" office:value="59536.08" calcext:value-type="float">
            <text:p>59536.08</text:p>
          </table:table-cell>
          <table:table-cell office:value-type="float" office:value="1384809.09454" calcext:value-type="float">
            <text:p>1384809.0945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MÄRENERGIEVERBRAUCH IM INLAND</text:p>
          </table:table-cell>
          <table:table-cell office:value-type="float" office:value="8" calcext:value-type="float">
            <text:p>8</text:p>
          </table:table-cell>
          <table:table-cell office:value-type="float" office:value="63622.8" calcext:value-type="float">
            <text:p>63622.8</text:p>
          </table:table-cell>
          <table:table-cell office:value-type="float" office:value="175978.8" calcext:value-type="float">
            <text:p>175978.8</text:p>
          </table:table-cell>
          <table:table-cell office:value-type="float" office:value="69624" calcext:value-type="float">
            <text:p>69624</text:p>
          </table:table-cell>
          <table:table-cell office:value-type="float" office:value="679372.006" calcext:value-type="float">
            <text:p>679372.006</text:p>
          </table:table-cell>
          <table:table-cell office:value-type="float" office:value="430920.558958545" calcext:value-type="float">
            <text:p>430920.558958545</text:p>
          </table:table-cell>
          <table:table-cell office:value-type="float" office:value="42987.2" calcext:value-type="float">
            <text:p>42987.2</text:p>
          </table:table-cell>
          <table:table-cell office:value-type="float" office:value="1462505.36495854" calcext:value-type="float">
            <text:p>1462505.36495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ranklin Gothic Book" svg:font-family="'Franklin Gothic Book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4P1" style:volatile="true">
      <number:text>-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€</number:text>
    </number:number-style>
    <number:number-style style:name="N14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0P2" style:volatile="true">
      <loext:text> </loext:text>
      <loext:fill-character> </loext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loext:min-decimal-places="3" number:min-integer-digits="1"/>
    </number:number-style>
    <number:number-style style:name="N154">
      <number:number number:decimal-places="1" loext:min-decimal-places="1" number:min-integer-digits="1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P1" style:volatile="true">
      <number:text>-</number:text>
      <number:number number:decimal-places="0" loext:min-decimal-places="0" number:min-integer-digits="1" number:grouping="true"/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8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-</number:text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0:30:00.352849758</meta:creation-date>
    <dc:date>2022-08-12T11:28:59.987107377</dc:date>
    <meta:editing-duration>PT29M40S</meta:editing-duration>
    <meta:editing-cycles>2</meta:editing-cycles>
    <meta:generator>LibreOffice/6.4.7.2$Linux_X86_64 LibreOffice_project/40$Build-2</meta:generator>
    <meta:document-statistic meta:table-count="6" meta:cell-count="1690" meta:object-count="0"/>
  </office:meta>
</office:document-meta>
</file>